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00000001DB321DED4EE2A61C3.png" manifest:media-type="image/png"/>
  <manifest:file-entry manifest:full-path="Pictures/10000201000000A800000093C288CE42CA89ED9D.png" manifest:media-type="image/png"/>
  <manifest:file-entry manifest:full-path="Pictures/1000020100000080000000800F3254CFE33124B2.png" manifest:media-type="image/png"/>
  <manifest:file-entry manifest:full-path="Pictures/10000201000000E50000007AC8F5A05F4BE02AA1.png" manifest:media-type="image/png"/>
  <manifest:file-entry manifest:full-path="Pictures/100002010000012F000000D8FB41ED18C926D000.png" manifest:media-type="image/png"/>
  <manifest:file-entry manifest:full-path="Pictures/10000201000001320000012D48BCA1BAC1D0D6C0.png" manifest:media-type="image/png"/>
  <manifest:file-entry manifest:full-path="Pictures/100002010000014A0000015E7A611202AFFBADBA.png" manifest:media-type="image/png"/>
  <manifest:file-entry manifest:full-path="Pictures/10000201000001300000010CF5951DE668627B61.png" manifest:media-type="image/png"/>
  <manifest:file-entry manifest:full-path="Pictures/100002010000013000000113CF303168BFDDC2A2.png" manifest:media-type="image/png"/>
  <manifest:file-entry manifest:full-path="Pictures/10000201000000B700000066A907014AE2457DB6.png" manifest:media-type="image/png"/>
  <manifest:file-entry manifest:full-path="Pictures/10000201000001230000013E6F899ADC95CE4EAB.png" manifest:media-type="image/png"/>
  <manifest:file-entry manifest:full-path="Pictures/1000020100000130000000FF85290CF52B9EAAF7.png" manifest:media-type="image/png"/>
  <manifest:file-entry manifest:full-path="Pictures/1000020100000121000000CEA29A6A32DE8BDFE0.png" manifest:media-type="image/png"/>
  <manifest:file-entry manifest:full-path="Pictures/1000020100000152000000D8E02E8BB14703D587.png" manifest:media-type="image/png"/>
  <manifest:file-entry manifest:full-path="Pictures/100002010000012E0000006B2185954F89981CCE.png" manifest:media-type="image/png"/>
  <manifest:file-entry manifest:full-path="Pictures/10000201000001320000003CB2B8A76321C6579B.png" manifest:media-type="image/png"/>
  <manifest:file-entry manifest:full-path="Pictures/1000020100000131000000CCE05505E3E6899110.png" manifest:media-type="image/png"/>
  <manifest:file-entry manifest:full-path="Pictures/10000201000001300000006A8D6080729BC26D0F.png" manifest:media-type="image/png"/>
  <manifest:file-entry manifest:full-path="Pictures/1000020100000121000000B71996BC37D5C61B62.png" manifest:media-type="image/png"/>
  <manifest:file-entry manifest:full-path="Pictures/100002010000012F0000004A77E052FB05FF9ACD.png" manifest:media-type="image/png"/>
  <manifest:file-entry manifest:full-path="Pictures/100002010000013000000074609E3FB62A61D2CC.png" manifest:media-type="image/png"/>
  <manifest:file-entry manifest:full-path="Pictures/10000201000001330000008F9AE10BD0260B717E.png" manifest:media-type="image/png"/>
  <manifest:file-entry manifest:full-path="Pictures/10000201000000D700000066F72FB2350D49F549.png" manifest:media-type="image/png"/>
  <manifest:file-entry manifest:full-path="Pictures/10000201000000AD0000007CB5DABAE86E05CE91.png" manifest:media-type="image/png"/>
  <manifest:file-entry manifest:full-path="Pictures/10000201000000A9000000682025A46CEB56734F.png" manifest:media-type="image/png"/>
  <manifest:file-entry manifest:full-path="Pictures/100002010000012F0000008D98C3725DB55E13A1.png" manifest:media-type="image/png"/>
  <manifest:file-entry manifest:full-path="Pictures/1000020100000132000000C49F42E5564A298303.png" manifest:media-type="image/png"/>
  <manifest:file-entry manifest:full-path="Pictures/1000020100000132000001170372F969B13827DE.png" manifest:media-type="image/png"/>
  <manifest:file-entry manifest:full-path="Pictures/1000020100000133000000B4F01CDE01B9DBF0F0.png" manifest:media-type="image/png"/>
  <manifest:file-entry manifest:full-path="Pictures/10000201000000580000005358CDA444B193E398.png" manifest:media-type="image/png"/>
  <manifest:file-entry manifest:full-path="Pictures/100002010000012E0000009B01FAB835F6B92D77.png" manifest:media-type="image/png"/>
  <manifest:file-entry manifest:full-path="Pictures/10000201000001300000012CDD60CE14A2234877.png" manifest:media-type="image/png"/>
  <manifest:file-entry manifest:full-path="Pictures/100002010000012D000000D16FBBDF2AB8D93718.png" manifest:media-type="image/png"/>
  <manifest:file-entry manifest:full-path="Pictures/100002010000012C0000007EB3C98C3B1E4A57AC.png" manifest:media-type="image/png"/>
  <manifest:file-entry manifest:full-path="Pictures/100002010000013000000097D1D19A545A1216A0.png" manifest:media-type="image/png"/>
  <manifest:file-entry manifest:full-path="Pictures/100002010000012F000000A5215D3B9B9074DD96.png" manifest:media-type="image/png"/>
  <manifest:file-entry manifest:full-path="Pictures/100002010000014F0000009094C884DD25315824.png" manifest:media-type="image/png"/>
  <manifest:file-entry manifest:full-path="Pictures/1000020100000122000000237AEBDB558791FF3C.png" manifest:media-type="image/png"/>
  <manifest:file-entry manifest:full-path="Pictures/10000201000000B300000067C6C241B9EAC0BA35.png" manifest:media-type="image/png"/>
  <manifest:file-entry manifest:full-path="Pictures/100002010000014C0000013D384C58F8614BB51F.png" manifest:media-type="image/png"/>
  <manifest:file-entry manifest:full-path="Pictures/100002010000013000000055AC93DE97E8F96657.png" manifest:media-type="image/png"/>
  <manifest:file-entry manifest:full-path="Pictures/10000201000001740000005B44C18DD529A0231D.png" manifest:media-type="image/png"/>
  <manifest:file-entry manifest:full-path="Pictures/10000201000000E40000001F7E2A82F556C52301.png" manifest:media-type="image/png"/>
  <manifest:file-entry manifest:full-path="Pictures/100002010000012F0000007E8E13CD369015AC3E.png" manifest:media-type="image/png"/>
  <manifest:file-entry manifest:full-path="Pictures/100002010000014A000000CB883777CCF1D56615.png" manifest:media-type="image/png"/>
  <manifest:file-entry manifest:full-path="Pictures/10000201000001320000012AAF1987D0D7651541.png" manifest:media-type="image/png"/>
  <manifest:file-entry manifest:full-path="Pictures/100002010000012F00000079B7153FCF7B8BC883.png" manifest:media-type="image/png"/>
  <manifest:file-entry manifest:full-path="Pictures/100002010000012F000000DA0455C6CBE1FDB5B0.png" manifest:media-type="image/png"/>
  <manifest:file-entry manifest:full-path="Pictures/100002010000012E0000005A390C7B821B1F79B5.png" manifest:media-type="image/png"/>
  <manifest:file-entry manifest:full-path="Pictures/1000020100000130000000C7A14743D3E87087C1.png" manifest:media-type="image/png"/>
  <manifest:file-entry manifest:full-path="Pictures/100002010000013000000111D2E4D7B6A23A8C76.png" manifest:media-type="image/png"/>
  <manifest:file-entry manifest:full-path="Pictures/100002010000014C000000570A2B176077D91C1E.png" manifest:media-type="image/png"/>
  <manifest:file-entry manifest:full-path="Pictures/1000020100000131000000B3E480F303B91426F7.png" manifest:media-type="image/png"/>
  <manifest:file-entry manifest:full-path="Pictures/1000020100000129000000AD3D42DD8B8309E4FC.png" manifest:media-type="image/png"/>
  <manifest:file-entry manifest:full-path="Pictures/10000201000000B500000046F8D402E7DF8AC24A.png" manifest:media-type="image/png"/>
  <manifest:file-entry manifest:full-path="Pictures/10000201000001320000004151B35D048E0B2C74.png" manifest:media-type="image/png"/>
  <manifest:file-entry manifest:full-path="Pictures/1000020100000130000000A857E202DF13F4FB79.png" manifest:media-type="image/png"/>
  <manifest:file-entry manifest:full-path="Pictures/100002010000013000000049630E0B268FF391B6.png" manifest:media-type="image/png"/>
  <manifest:file-entry manifest:full-path="Pictures/100002010000012F000000201D777026E7DF97BA.png" manifest:media-type="image/png"/>
  <manifest:file-entry manifest:full-path="Pictures/10000201000001300000005539D74847BB5DB61A.png" manifest:media-type="image/png"/>
  <manifest:file-entry manifest:full-path="Pictures/100002010000012F00000128C6B2501C84224109.png" manifest:media-type="image/png"/>
  <manifest:file-entry manifest:full-path="Pictures/100002010000014B00000055FC7A99265258C32D.png" manifest:media-type="image/png"/>
  <manifest:file-entry manifest:full-path="Pictures/100002010000013000000057938282892571FD68.png" manifest:media-type="image/png"/>
  <manifest:file-entry manifest:full-path="Pictures/10000201000001300000005515767E51CB1495D9.png" manifest:media-type="image/png"/>
  <manifest:file-entry manifest:full-path="Pictures/10000201000001300000009C7953E153B4B2FA69.png" manifest:media-type="image/png"/>
  <manifest:file-entry manifest:full-path="Pictures/10000201000001300000006CEFE4B7069CC9F379.png" manifest:media-type="image/png"/>
  <manifest:file-entry manifest:full-path="Pictures/10000201000000B8000000826F663DD0E2E96F48.png" manifest:media-type="image/png"/>
  <manifest:file-entry manifest:full-path="Pictures/10000201000001300000004AA91EF289AA172469.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1300000006A86ADDA59302F7F75.png" manifest:media-type="image/png"/>
  <manifest:file-entry manifest:full-path="Pictures/100002010000012F000000C114CEAB1EB18DD506.png" manifest:media-type="image/png"/>
  <manifest:file-entry manifest:full-path="Pictures/100002010000012F000000F0AA908A725DF97E6F.png" manifest:media-type="image/png"/>
  <manifest:file-entry manifest:full-path="Pictures/10000201000001310000012C35AFB6B106392804.png" manifest:media-type="image/png"/>
  <manifest:file-entry manifest:full-path="Pictures/1000020100000131000000FBEBBFD78615D99EE5.png" manifest:media-type="image/png"/>
  <manifest:file-entry manifest:full-path="Pictures/10000201000000A40000016F50BD43C03EA88EE1.png" manifest:media-type="image/png"/>
  <manifest:file-entry manifest:full-path="Pictures/10000201000001300000010AEB3571FF50F1FD81.png" manifest:media-type="image/png"/>
  <manifest:file-entry manifest:full-path="Pictures/1000020100000130000000C5EF94AEC6C258F2C8.png" manifest:media-type="image/png"/>
  <manifest:file-entry manifest:full-path="Pictures/10000201000001300000006D6285F476B178A09F.png" manifest:media-type="image/png"/>
  <manifest:file-entry manifest:full-path="Pictures/100002010000012F000000953DD215EC9AC0E240.png" manifest:media-type="image/png"/>
  <manifest:file-entry manifest:full-path="Pictures/10000201000000A400000051319E62CFDDEA898C.png" manifest:media-type="image/png"/>
  <manifest:file-entry manifest:full-path="Pictures/100002010000013000000095009A62B08B65155C.png" manifest:media-type="image/png"/>
  <manifest:file-entry manifest:full-path="Pictures/1000020100000130000000C81CE3FBEA591E7A4D.png" manifest:media-type="image/png"/>
  <manifest:file-entry manifest:full-path="Pictures/1000020100000130000000E65EA4C005290FD085.png" manifest:media-type="image/png"/>
  <manifest:file-entry manifest:full-path="Pictures/1000020100000131000000E45925222CB6111FF9.png" manifest:media-type="image/png"/>
  <manifest:file-entry manifest:full-path="Pictures/1000020100000130000000B4DC8C7C774221FF93.png" manifest:media-type="image/png"/>
  <manifest:file-entry manifest:full-path="Pictures/100002010000012F000000DC28FBAC137C495E72.png" manifest:media-type="image/png"/>
  <manifest:file-entry manifest:full-path="Pictures/1000020100000130000000844E167231A4DE2722.png" manifest:media-type="image/png"/>
  <manifest:file-entry manifest:full-path="Pictures/10000201000000A90000007F953D489A90CC63BA.png" manifest:media-type="image/png"/>
  <manifest:file-entry manifest:full-path="Pictures/100002010000012D0000002E1E381B0F5A2E55F4.png" manifest:media-type="image/png"/>
  <manifest:file-entry manifest:full-path="Pictures/1000020100000130000000AB06025B049C06126C.png" manifest:media-type="image/png"/>
  <manifest:file-entry manifest:full-path="Pictures/1000020100000130000000F7826C69A94FC1AD10.png" manifest:media-type="image/png"/>
  <manifest:file-entry manifest:full-path="Pictures/100002010000013000000113C6BC2F141902A8C9.png" manifest:media-type="image/png"/>
  <manifest:file-entry manifest:full-path="Pictures/100002010000012F00000130149A969C4209DC2F.png" manifest:media-type="image/png"/>
  <manifest:file-entry manifest:full-path="Pictures/1000020100000130000000E4ABDA7BFE7A1BBDB3.png" manifest:media-type="image/png"/>
  <manifest:file-entry manifest:full-path="Pictures/100002010000012E000000BF2525B2C1B0E5137F.png" manifest:media-type="image/png"/>
  <manifest:file-entry manifest:full-path="Pictures/100002010000012E000000C8E63EF1C19AE7C773.png" manifest:media-type="image/png"/>
  <manifest:file-entry manifest:full-path="Pictures/10000201000001310000009605907B22D36C9A50.png" manifest:media-type="image/png"/>
  <manifest:file-entry manifest:full-path="Pictures/100002010000012F00000094B8C738A0DC1881C3.png" manifest:media-type="image/png"/>
  <manifest:file-entry manifest:full-path="Pictures/1000020100000130000000491B0AE6098A83D47A.png" manifest:media-type="image/png"/>
  <manifest:file-entry manifest:full-path="Pictures/100002010000013000000049AB38A8FDDEDF9485.png" manifest:media-type="image/png"/>
  <manifest:file-entry manifest:full-path="Pictures/100002010000012F000000A0A8859DE0D1BC2705.png" manifest:media-type="image/png"/>
  <manifest:file-entry manifest:full-path="Pictures/100002010000012F000000493E17EBDCFBF5C042.png" manifest:media-type="image/png"/>
  <manifest:file-entry manifest:full-path="Pictures/100002010000012F000000A1EF6A15FF47626960.png" manifest:media-type="image/png"/>
  <manifest:file-entry manifest:full-path="Pictures/10000201000001300000004949D2B94EE206420D.png" manifest:media-type="image/png"/>
  <manifest:file-entry manifest:full-path="Pictures/100002010000013000000087805AD79C27C8D0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rsid="004c67c6" officeooo:paragraph-rsid="0070848e"/>
    </style:style>
    <style:style style:name="P6" style:family="paragraph" style:parent-style-name="Standard">
      <style:text-properties officeooo:paragraph-rsid="005eb7c7"/>
    </style:style>
    <style:style style:name="P7" style:family="paragraph" style:parent-style-name="Standard">
      <style:text-properties officeooo:rsid="0067acf4" officeooo:paragraph-rsid="0067acf4"/>
    </style:style>
    <style:style style:name="P8" style:family="paragraph" style:parent-style-name="Standard">
      <style:text-properties officeooo:rsid="00521573" officeooo:paragraph-rsid="0070848e"/>
    </style:style>
    <style:style style:name="P9" style:family="paragraph" style:parent-style-name="Standard">
      <style:text-properties officeooo:paragraph-rsid="0070848e"/>
    </style:style>
    <style:style style:name="P10" style:family="paragraph" style:parent-style-name="Standard">
      <style:text-properties officeooo:paragraph-rsid="0074d83a"/>
    </style:style>
    <style:style style:name="P11" style:family="paragraph" style:parent-style-name="Standard">
      <style:text-properties officeooo:paragraph-rsid="0076c86d"/>
    </style:style>
    <style:style style:name="P12" style:family="paragraph" style:parent-style-name="Standard">
      <style:text-properties officeooo:paragraph-rsid="008653f4"/>
    </style:style>
    <style:style style:name="P13" style:family="paragraph" style:parent-style-name="Standard">
      <style:text-properties officeooo:rsid="00950f89" officeooo:paragraph-rsid="00a459d1"/>
    </style:style>
    <style:style style:name="P14" style:family="paragraph" style:parent-style-name="Standard">
      <style:text-properties officeooo:rsid="00a9f9d5" officeooo:paragraph-rsid="00aa9f81"/>
    </style:style>
    <style:style style:name="P15" style:family="paragraph" style:parent-style-name="Footer">
      <style:paragraph-properties fo:text-align="center" style:justify-single-word="false"/>
    </style:style>
    <style:style style:name="P16" style:family="paragraph" style:parent-style-name="Text_20_body">
      <style:text-properties officeooo:rsid="004aa35c" officeooo:paragraph-rsid="004aa35c"/>
    </style:style>
    <style:style style:name="P17" style:family="paragraph" style:parent-style-name="Text_20_body">
      <style:text-properties officeooo:rsid="0068a8ab" officeooo:paragraph-rsid="004aa35c"/>
    </style:style>
    <style:style style:name="P18" style:family="paragraph" style:parent-style-name="Text_20_body">
      <style:text-properties officeooo:rsid="004c67c6" officeooo:paragraph-rsid="004c67c6"/>
    </style:style>
    <style:style style:name="P19" style:family="paragraph" style:parent-style-name="Text_20_body">
      <style:text-properties officeooo:rsid="004c67c6" officeooo:paragraph-rsid="004da3fd"/>
    </style:style>
    <style:style style:name="P20" style:family="paragraph" style:parent-style-name="Text_20_body">
      <style:text-properties officeooo:rsid="004c67c6" officeooo:paragraph-rsid="005eb7c7"/>
    </style:style>
    <style:style style:name="P21" style:family="paragraph" style:parent-style-name="Text_20_body">
      <style:text-properties officeooo:rsid="004c67c6" officeooo:paragraph-rsid="00624930"/>
    </style:style>
    <style:style style:name="P22" style:family="paragraph" style:parent-style-name="Text_20_body">
      <style:text-properties officeooo:rsid="004c67c6" officeooo:paragraph-rsid="00630c8d"/>
    </style:style>
    <style:style style:name="P23" style:family="paragraph" style:parent-style-name="Text_20_body">
      <style:text-properties officeooo:rsid="004c67c6" officeooo:paragraph-rsid="0064edcf"/>
    </style:style>
    <style:style style:name="P24" style:family="paragraph" style:parent-style-name="Text_20_body">
      <style:text-properties officeooo:rsid="004c67c6" officeooo:paragraph-rsid="0067acf4"/>
    </style:style>
    <style:style style:name="P25" style:family="paragraph" style:parent-style-name="Text_20_body">
      <style:text-properties officeooo:rsid="004da3fd" officeooo:paragraph-rsid="004da3fd"/>
    </style:style>
    <style:style style:name="P26" style:family="paragraph" style:parent-style-name="Text_20_body">
      <style:text-properties officeooo:rsid="004da3fd" officeooo:paragraph-rsid="004c67c6"/>
    </style:style>
    <style:style style:name="P27" style:family="paragraph" style:parent-style-name="Text_20_body">
      <style:text-properties officeooo:rsid="004da3fd" officeooo:paragraph-rsid="006eec86"/>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29"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31" style:family="paragraph" style:parent-style-name="Text_20_body">
      <style:text-properties officeooo:paragraph-rsid="0047a10f"/>
    </style:style>
    <style:style style:name="P32" style:family="paragraph" style:parent-style-name="Text_20_body">
      <style:text-properties fo:color="#000000" loext:opacity="100%" style:font-name="Liberation Serif" officeooo:rsid="0047a10f" officeooo:paragraph-rsid="0047a10f"/>
    </style:style>
    <style:style style:name="P33" style:family="paragraph" style:parent-style-name="Text_20_body">
      <style:text-properties officeooo:paragraph-rsid="00538f27"/>
    </style:style>
    <style:style style:name="P34" style:family="paragraph" style:parent-style-name="Text_20_body">
      <style:text-properties officeooo:rsid="005de565" officeooo:paragraph-rsid="005de565"/>
    </style:style>
    <style:style style:name="P35" style:family="paragraph" style:parent-style-name="Text_20_body">
      <style:text-properties officeooo:rsid="004f26cf" officeooo:paragraph-rsid="005eb7c7"/>
    </style:style>
    <style:style style:name="P36" style:family="paragraph" style:parent-style-name="Text_20_body">
      <style:text-properties officeooo:rsid="0064edcf" officeooo:paragraph-rsid="0064edcf"/>
    </style:style>
    <style:style style:name="P37" style:family="paragraph" style:parent-style-name="Text_20_body">
      <style:text-properties officeooo:rsid="0067acf4" officeooo:paragraph-rsid="0067acf4"/>
    </style:style>
    <style:style style:name="P38" style:family="paragraph" style:parent-style-name="Text_20_body">
      <style:text-properties officeooo:rsid="006eec86" officeooo:paragraph-rsid="006eec86"/>
    </style:style>
    <style:style style:name="P39" style:family="paragraph" style:parent-style-name="Text_20_body">
      <style:text-properties officeooo:paragraph-rsid="006eec86"/>
    </style:style>
    <style:style style:name="P40" style:family="paragraph" style:parent-style-name="Text_20_body">
      <style:text-properties officeooo:paragraph-rsid="006f1021"/>
    </style:style>
    <style:style style:name="P41" style:family="paragraph" style:parent-style-name="Text_20_body">
      <style:text-properties officeooo:rsid="006f1021" officeooo:paragraph-rsid="006f1021"/>
    </style:style>
    <style:style style:name="P42" style:family="paragraph" style:parent-style-name="Text_20_body">
      <style:text-properties officeooo:rsid="005d110f" officeooo:paragraph-rsid="0070848e"/>
    </style:style>
    <style:style style:name="P43" style:family="paragraph" style:parent-style-name="Text_20_body">
      <style:text-properties officeooo:rsid="0075415a" officeooo:paragraph-rsid="0075415a"/>
    </style:style>
    <style:style style:name="P44" style:family="paragraph" style:parent-style-name="Text_20_body">
      <style:text-properties officeooo:rsid="0076c86d" officeooo:paragraph-rsid="0076c86d"/>
    </style:style>
    <style:style style:name="P45" style:family="paragraph" style:parent-style-name="Text_20_body">
      <style:text-properties officeooo:rsid="00791e2a" officeooo:paragraph-rsid="00791e2a"/>
    </style:style>
    <style:style style:name="P46" style:family="paragraph" style:parent-style-name="Text_20_body">
      <style:text-properties officeooo:rsid="00798554" officeooo:paragraph-rsid="00798554"/>
    </style:style>
    <style:style style:name="P47" style:family="paragraph" style:parent-style-name="Text_20_body">
      <style:text-properties officeooo:rsid="00798554" officeooo:paragraph-rsid="007a8a8b"/>
    </style:style>
    <style:style style:name="P48" style:family="paragraph" style:parent-style-name="Text_20_body">
      <style:text-properties officeooo:rsid="007b4466" officeooo:paragraph-rsid="007b4466"/>
    </style:style>
    <style:style style:name="P49" style:family="paragraph" style:parent-style-name="Text_20_body">
      <style:text-properties officeooo:rsid="007c7509" officeooo:paragraph-rsid="007c7509"/>
    </style:style>
    <style:style style:name="P50" style:family="paragraph" style:parent-style-name="Text_20_body">
      <style:text-properties officeooo:rsid="007d3d6c" officeooo:paragraph-rsid="007d3d6c"/>
    </style:style>
    <style:style style:name="P51" style:family="paragraph" style:parent-style-name="Text_20_body">
      <style:text-properties officeooo:rsid="007ea9d5" officeooo:paragraph-rsid="007ea9d5"/>
    </style:style>
    <style:style style:name="P52" style:family="paragraph" style:parent-style-name="Text_20_body">
      <style:text-properties officeooo:rsid="007ed3d7" officeooo:paragraph-rsid="007ed3d7"/>
    </style:style>
    <style:style style:name="P53" style:family="paragraph" style:parent-style-name="Text_20_body">
      <style:text-properties officeooo:rsid="0081c56c" officeooo:paragraph-rsid="0081c56c"/>
    </style:style>
    <style:style style:name="P54" style:family="paragraph" style:parent-style-name="Text_20_body">
      <style:text-properties officeooo:rsid="0082bac3" officeooo:paragraph-rsid="0082bac3"/>
    </style:style>
    <style:style style:name="P55" style:family="paragraph" style:parent-style-name="Text_20_body">
      <style:text-properties officeooo:rsid="00830017" officeooo:paragraph-rsid="00830017"/>
    </style:style>
    <style:style style:name="P56" style:family="paragraph" style:parent-style-name="Text_20_body">
      <style:text-properties officeooo:rsid="0084d8d1" officeooo:paragraph-rsid="0084d8d1"/>
    </style:style>
    <style:style style:name="P57" style:family="paragraph" style:parent-style-name="Text_20_body">
      <style:text-properties officeooo:rsid="008653f4" officeooo:paragraph-rsid="008653f4"/>
    </style:style>
    <style:style style:name="P58" style:family="paragraph" style:parent-style-name="Text_20_body">
      <style:text-properties officeooo:rsid="0089ade3" officeooo:paragraph-rsid="0089ade3"/>
    </style:style>
    <style:style style:name="P59" style:family="paragraph" style:parent-style-name="Text_20_body">
      <style:text-properties officeooo:rsid="008ae090" officeooo:paragraph-rsid="008ae090"/>
    </style:style>
    <style:style style:name="P60" style:family="paragraph" style:parent-style-name="Text_20_body">
      <style:text-properties officeooo:rsid="008c3faa" officeooo:paragraph-rsid="008c3faa"/>
    </style:style>
    <style:style style:name="P61" style:family="paragraph" style:parent-style-name="Text_20_body">
      <style:text-properties officeooo:rsid="008c3faa" officeooo:paragraph-rsid="009d4003"/>
    </style:style>
    <style:style style:name="P62" style:family="paragraph" style:parent-style-name="Text_20_body">
      <style:text-properties officeooo:rsid="008d9718" officeooo:paragraph-rsid="008d9718"/>
    </style:style>
    <style:style style:name="P63" style:family="paragraph" style:parent-style-name="Text_20_body">
      <style:text-properties officeooo:rsid="0091a674" officeooo:paragraph-rsid="0091a674"/>
    </style:style>
    <style:style style:name="P64" style:family="paragraph" style:parent-style-name="Text_20_body">
      <style:paragraph-properties fo:text-align="justify" style:justify-single-word="false"/>
      <style:text-properties officeooo:rsid="0091a674" officeooo:paragraph-rsid="0091a674"/>
    </style:style>
    <style:style style:name="P65" style:family="paragraph" style:parent-style-name="Text_20_body">
      <style:text-properties officeooo:rsid="009360ac" officeooo:paragraph-rsid="009360ac"/>
    </style:style>
    <style:style style:name="P66" style:family="paragraph" style:parent-style-name="Text_20_body">
      <style:text-properties officeooo:rsid="009360ac" officeooo:paragraph-rsid="00950f89"/>
    </style:style>
    <style:style style:name="P67" style:family="paragraph" style:parent-style-name="Text_20_body">
      <style:text-properties officeooo:rsid="009360ac" officeooo:paragraph-rsid="0098fd36"/>
    </style:style>
    <style:style style:name="P68" style:family="paragraph" style:parent-style-name="Text_20_body">
      <style:text-properties officeooo:rsid="009360ac" officeooo:paragraph-rsid="0099e3d5"/>
    </style:style>
    <style:style style:name="P69" style:family="paragraph" style:parent-style-name="Text_20_body">
      <style:text-properties officeooo:rsid="009360ac" officeooo:paragraph-rsid="009b3def"/>
    </style:style>
    <style:style style:name="P70" style:family="paragraph" style:parent-style-name="Text_20_body">
      <style:text-properties officeooo:rsid="009360ac" officeooo:paragraph-rsid="009b440a"/>
    </style:style>
    <style:style style:name="P71" style:family="paragraph" style:parent-style-name="Text_20_body">
      <style:text-properties officeooo:rsid="009360ac" officeooo:paragraph-rsid="009d4003"/>
    </style:style>
    <style:style style:name="P72" style:family="paragraph" style:parent-style-name="Text_20_body">
      <style:text-properties officeooo:rsid="009360ac" officeooo:paragraph-rsid="009e416a"/>
    </style:style>
    <style:style style:name="P73" style:family="paragraph" style:parent-style-name="Text_20_body">
      <style:text-properties officeooo:rsid="009360ac" officeooo:paragraph-rsid="009ffb93"/>
    </style:style>
    <style:style style:name="P74" style:family="paragraph" style:parent-style-name="Text_20_body">
      <style:text-properties officeooo:rsid="03529f02" officeooo:paragraph-rsid="009360ac"/>
    </style:style>
    <style:style style:name="P75" style:family="paragraph" style:parent-style-name="Text_20_body">
      <style:text-properties officeooo:paragraph-rsid="009360ac"/>
    </style:style>
    <style:style style:name="P76" style:family="paragraph" style:parent-style-name="Text_20_body">
      <style:text-properties officeooo:rsid="039caffb" officeooo:paragraph-rsid="009360ac"/>
    </style:style>
    <style:style style:name="P77" style:family="paragraph" style:parent-style-name="Text_20_body">
      <style:text-properties officeooo:rsid="00950f89" officeooo:paragraph-rsid="00950f89"/>
    </style:style>
    <style:style style:name="P78" style:family="paragraph" style:parent-style-name="Text_20_body">
      <style:text-properties officeooo:rsid="00950f89" officeooo:paragraph-rsid="0098fd36"/>
    </style:style>
    <style:style style:name="P79" style:family="paragraph" style:parent-style-name="Text_20_body">
      <style:text-properties officeooo:rsid="00950f89" officeooo:paragraph-rsid="0099e3d5"/>
    </style:style>
    <style:style style:name="P80" style:family="paragraph" style:parent-style-name="Text_20_body">
      <style:text-properties officeooo:rsid="00950f89" officeooo:paragraph-rsid="009b3def"/>
    </style:style>
    <style:style style:name="P81" style:family="paragraph" style:parent-style-name="Text_20_body">
      <style:text-properties officeooo:rsid="00950f89" officeooo:paragraph-rsid="009b440a"/>
    </style:style>
    <style:style style:name="P82" style:family="paragraph" style:parent-style-name="Text_20_body">
      <style:text-properties officeooo:rsid="00950f89" officeooo:paragraph-rsid="009d4003"/>
    </style:style>
    <style:style style:name="P83" style:family="paragraph" style:parent-style-name="Text_20_body">
      <style:text-properties officeooo:rsid="00950f89" officeooo:paragraph-rsid="009e416a"/>
    </style:style>
    <style:style style:name="P84" style:family="paragraph" style:parent-style-name="Text_20_body">
      <style:text-properties officeooo:rsid="00950f89" officeooo:paragraph-rsid="009ffb93"/>
    </style:style>
    <style:style style:name="P85" style:family="paragraph" style:parent-style-name="Text_20_body">
      <style:text-properties officeooo:rsid="00950f89" officeooo:paragraph-rsid="00a33f03"/>
    </style:style>
    <style:style style:name="P86" style:family="paragraph" style:parent-style-name="Text_20_body">
      <style:text-properties officeooo:paragraph-rsid="00984d94"/>
    </style:style>
    <style:style style:name="P87" style:family="paragraph" style:parent-style-name="Text_20_body">
      <style:text-properties officeooo:rsid="00984d94" officeooo:paragraph-rsid="00984d94"/>
    </style:style>
    <style:style style:name="P88" style:family="paragraph" style:parent-style-name="Text_20_body">
      <style:paragraph-properties fo:text-align="justify" style:justify-single-word="false"/>
      <style:text-properties officeooo:rsid="00984d94" officeooo:paragraph-rsid="00984d94"/>
    </style:style>
    <style:style style:name="P89" style:family="paragraph" style:parent-style-name="Text_20_body">
      <style:text-properties officeooo:rsid="0099e3d5" officeooo:paragraph-rsid="0099e3d5"/>
    </style:style>
    <style:style style:name="P90" style:family="paragraph" style:parent-style-name="Text_20_body">
      <style:text-properties officeooo:rsid="0099e3d5" officeooo:paragraph-rsid="009d4003"/>
    </style:style>
    <style:style style:name="P91" style:family="paragraph" style:parent-style-name="Text_20_body">
      <style:text-properties officeooo:rsid="0099e3d5" officeooo:paragraph-rsid="009e38a6"/>
    </style:style>
    <style:style style:name="P92" style:family="paragraph" style:parent-style-name="Text_20_body">
      <style:text-properties officeooo:rsid="0099e3d5" officeooo:paragraph-rsid="009e416a"/>
    </style:style>
    <style:style style:name="P93" style:family="paragraph" style:parent-style-name="Text_20_body">
      <style:text-properties officeooo:rsid="0099e3d5" officeooo:paragraph-rsid="00a1da84"/>
    </style:style>
    <style:style style:name="P94" style:family="paragraph" style:parent-style-name="Text_20_body">
      <style:text-properties officeooo:rsid="0099e3d5" officeooo:paragraph-rsid="00a2bb8a"/>
    </style:style>
    <style:style style:name="P95" style:family="paragraph" style:parent-style-name="Text_20_body">
      <style:text-properties officeooo:rsid="0099e3d5" officeooo:paragraph-rsid="00a33f03"/>
    </style:style>
    <style:style style:name="P96" style:family="paragraph" style:parent-style-name="Text_20_body">
      <style:text-properties officeooo:rsid="009b3def" officeooo:paragraph-rsid="009b3def"/>
    </style:style>
    <style:style style:name="P97" style:family="paragraph" style:parent-style-name="Text_20_body">
      <style:text-properties officeooo:rsid="009b3def" officeooo:paragraph-rsid="009d4003"/>
    </style:style>
    <style:style style:name="P98" style:family="paragraph" style:parent-style-name="Text_20_body">
      <style:text-properties officeooo:rsid="009b3def" officeooo:paragraph-rsid="009e416a"/>
    </style:style>
    <style:style style:name="P99" style:family="paragraph" style:parent-style-name="Text_20_body">
      <style:text-properties officeooo:rsid="009b440a" officeooo:paragraph-rsid="009b440a"/>
    </style:style>
    <style:style style:name="P100" style:family="paragraph" style:parent-style-name="Text_20_body">
      <style:text-properties officeooo:rsid="009b440a" officeooo:paragraph-rsid="009d4003"/>
    </style:style>
    <style:style style:name="P101" style:family="paragraph" style:parent-style-name="Text_20_body">
      <style:text-properties officeooo:rsid="009b440a" officeooo:paragraph-rsid="009e416a"/>
    </style:style>
    <style:style style:name="P102" style:family="paragraph" style:parent-style-name="Text_20_body">
      <style:text-properties officeooo:paragraph-rsid="009b440a"/>
    </style:style>
    <style:style style:name="P103" style:family="paragraph" style:parent-style-name="Text_20_body">
      <style:text-properties officeooo:rsid="009d4003" officeooo:paragraph-rsid="009d4003"/>
    </style:style>
    <style:style style:name="P104" style:family="paragraph" style:parent-style-name="Text_20_body">
      <style:text-properties officeooo:rsid="009d4003" officeooo:paragraph-rsid="009e38a6"/>
    </style:style>
    <style:style style:name="P105" style:family="paragraph" style:parent-style-name="Text_20_body">
      <style:text-properties officeooo:rsid="009d4003" officeooo:paragraph-rsid="009e416a"/>
    </style:style>
    <style:style style:name="P106" style:family="paragraph" style:parent-style-name="Text_20_body">
      <style:text-properties officeooo:paragraph-rsid="009e416a"/>
    </style:style>
    <style:style style:name="P107" style:family="paragraph" style:parent-style-name="Text_20_body">
      <style:text-properties officeooo:rsid="009e416a" officeooo:paragraph-rsid="009e416a"/>
    </style:style>
    <style:style style:name="P108" style:family="paragraph" style:parent-style-name="Text_20_body">
      <style:text-properties officeooo:rsid="009ffb93" officeooo:paragraph-rsid="009ffb93"/>
    </style:style>
    <style:style style:name="P109" style:family="paragraph" style:parent-style-name="Text_20_body">
      <style:text-properties officeooo:paragraph-rsid="00a459d1"/>
    </style:style>
    <style:style style:name="P110" style:family="paragraph" style:parent-style-name="Text_20_body">
      <style:text-properties officeooo:rsid="00a459d1" officeooo:paragraph-rsid="00a459d1"/>
    </style:style>
    <style:style style:name="P111" style:family="paragraph" style:parent-style-name="Text_20_body">
      <style:text-properties officeooo:rsid="00a459d1" officeooo:paragraph-rsid="00a78fe9"/>
    </style:style>
    <style:style style:name="P112" style:family="paragraph" style:parent-style-name="Text_20_body">
      <style:text-properties officeooo:rsid="009e38a6" officeooo:paragraph-rsid="009e38a6"/>
    </style:style>
    <style:style style:name="P113" style:family="paragraph" style:parent-style-name="Text_20_body">
      <style:text-properties officeooo:rsid="00a78fe9" officeooo:paragraph-rsid="00a78fe9"/>
    </style:style>
    <style:style style:name="P114" style:family="paragraph" style:parent-style-name="Text_20_body">
      <style:text-properties officeooo:rsid="00a78fe9" officeooo:paragraph-rsid="00a90848"/>
    </style:style>
    <style:style style:name="P115" style:family="paragraph" style:parent-style-name="Text_20_body">
      <style:text-properties officeooo:rsid="00a78fe9" officeooo:paragraph-rsid="00a9f9d5"/>
    </style:style>
    <style:style style:name="P116" style:family="paragraph" style:parent-style-name="Text_20_body">
      <style:text-properties officeooo:rsid="00a90848" officeooo:paragraph-rsid="00a90848"/>
    </style:style>
    <style:style style:name="P117" style:family="paragraph" style:parent-style-name="Text_20_body">
      <style:text-properties officeooo:paragraph-rsid="00a90848"/>
    </style:style>
    <style:style style:name="P118" style:family="paragraph" style:parent-style-name="Text_20_body">
      <style:text-properties officeooo:paragraph-rsid="00a9f9d5"/>
    </style:style>
    <style:style style:name="P119" style:family="paragraph" style:parent-style-name="Text_20_body">
      <style:text-properties officeooo:rsid="00a9f9d5" officeooo:paragraph-rsid="00a9f9d5"/>
    </style:style>
    <style:style style:name="P120" style:family="paragraph" style:parent-style-name="Text_20_body">
      <style:text-properties officeooo:rsid="00a9f9d5" officeooo:paragraph-rsid="00aa44c9"/>
    </style:style>
    <style:style style:name="P121" style:family="paragraph" style:parent-style-name="Text_20_body">
      <style:text-properties officeooo:rsid="00a9f9d5" officeooo:paragraph-rsid="00aa9f81"/>
    </style:style>
    <style:style style:name="P122" style:family="paragraph" style:parent-style-name="Text_20_body">
      <style:text-properties officeooo:rsid="00aa44c9" officeooo:paragraph-rsid="00aa44c9"/>
    </style:style>
    <style:style style:name="P123" style:family="paragraph" style:parent-style-name="Text_20_body">
      <style:text-properties officeooo:rsid="00aa44c9" officeooo:paragraph-rsid="00aa9f81"/>
    </style:style>
    <style:style style:name="P124" style:family="paragraph" style:parent-style-name="Text_20_body">
      <style:text-properties officeooo:rsid="00aa9f81" officeooo:paragraph-rsid="00aa9f81"/>
    </style:style>
    <style:style style:name="P125" style:family="paragraph" style:parent-style-name="Text_20_body">
      <style:text-properties officeooo:rsid="00ac568f" officeooo:paragraph-rsid="00ac568f"/>
    </style:style>
    <style:style style:name="P126" style:family="paragraph" style:parent-style-name="Text_20_body">
      <style:text-properties officeooo:rsid="00a33f03" officeooo:paragraph-rsid="00a33f03"/>
    </style:style>
    <style:style style:name="P127" style:family="paragraph" style:parent-style-name="Text_20_body">
      <style:text-properties officeooo:paragraph-rsid="00a33f03"/>
    </style:style>
    <style:style style:name="P128"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129" style:family="paragraph" style:parent-style-name="Text_20_body">
      <style:paragraph-properties fo:margin-top="0cm" fo:margin-bottom="0cm" style:contextual-spacing="false"/>
      <style:text-properties officeooo:paragraph-rsid="0074d83a"/>
    </style:style>
    <style:style style:name="P130" style:family="paragraph" style:parent-style-name="Heading_20_4">
      <style:text-properties officeooo:paragraph-rsid="004c67c6"/>
    </style:style>
    <style:style style:name="P131" style:family="paragraph" style:parent-style-name="Heading_20_4">
      <style:text-properties officeooo:paragraph-rsid="006eec86"/>
    </style:style>
    <style:style style:name="P132" style:family="paragraph" style:parent-style-name="Heading_20_4">
      <style:text-properties officeooo:paragraph-rsid="006f1021"/>
    </style:style>
    <style:style style:name="P133"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paragraph-properties fo:text-align="justify" style:justify-single-word="false"/>
    </style:style>
    <style:style style:name="P135" style:family="paragraph" style:parent-style-name="Heading_20_4">
      <style:text-properties officeooo:paragraph-rsid="008d9718"/>
    </style:style>
    <style:style style:name="P136" style:family="paragraph" style:parent-style-name="Standard">
      <style:paragraph-properties fo:break-before="auto" fo:break-after="auto"/>
      <style:text-properties officeooo:paragraph-rsid="00624930"/>
    </style:style>
    <style:style style:name="P137" style:family="paragraph" style:parent-style-name="Horizontal_20_Line">
      <style:text-properties officeooo:paragraph-rsid="006eec86"/>
    </style:style>
    <style:style style:name="P138" style:family="paragraph" style:parent-style-name="Horizontal_20_Line">
      <style:text-properties officeooo:paragraph-rsid="006f1021"/>
    </style:style>
    <style:style style:name="P139" style:family="paragraph" style:parent-style-name="Horizontal_20_Line">
      <style:text-properties officeooo:paragraph-rsid="0070848e"/>
    </style:style>
    <style:style style:name="P140" style:family="paragraph" style:parent-style-name="Horizontal_20_Line">
      <style:text-properties officeooo:paragraph-rsid="00950f89"/>
    </style:style>
    <style:style style:name="P141" style:family="paragraph" style:parent-style-name="Horizontal_20_Line">
      <style:text-properties officeooo:paragraph-rsid="0099e3d5"/>
    </style:style>
    <style:style style:name="P142" style:family="paragraph" style:parent-style-name="Horizontal_20_Line">
      <style:text-properties officeooo:paragraph-rsid="009d4003"/>
    </style:style>
    <style:style style:name="P143" style:family="paragraph" style:parent-style-name="Horizontal_20_Line">
      <style:text-properties officeooo:paragraph-rsid="009e416a"/>
    </style:style>
    <style:style style:name="P144" style:family="paragraph" style:parent-style-name="Horizontal_20_Line">
      <style:text-properties officeooo:rsid="00a459d1" officeooo:paragraph-rsid="00a459d1"/>
    </style:style>
    <style:style style:name="P145" style:family="paragraph" style:parent-style-name="Horizontal_20_Line">
      <style:text-properties officeooo:paragraph-rsid="00a78fe9"/>
    </style:style>
    <style:style style:name="P146" style:family="paragraph" style:parent-style-name="Horizontal_20_Line">
      <style:text-properties officeooo:paragraph-rsid="00a90848"/>
    </style:style>
    <style:style style:name="P147" style:family="paragraph" style:parent-style-name="Horizontal_20_Line">
      <style:text-properties officeooo:paragraph-rsid="00a9f9d5"/>
    </style:style>
    <style:style style:name="P148" style:family="paragraph" style:parent-style-name="Horizontal_20_Line">
      <style:text-properties officeooo:paragraph-rsid="00aa44c9"/>
    </style:style>
    <style:style style:name="P149"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150" style:family="paragraph" style:parent-style-name="Contents_20_1">
      <style:paragraph-properties>
        <style:tab-stops>
          <style:tab-stop style:position="19.001cm" style:type="right" style:leader-style="dotted" style:leader-text="."/>
        </style:tab-stops>
      </style:paragraph-properties>
    </style:style>
    <style:style style:name="P151" style:family="paragraph" style:parent-style-name="Contents_20_2">
      <style:paragraph-properties>
        <style:tab-stops>
          <style:tab-stop style:position="18.501cm" style:type="right" style:leader-style="dotted" style:leader-text="."/>
        </style:tab-stops>
      </style:paragraph-properties>
    </style:style>
    <style:style style:name="P152" style:family="paragraph" style:parent-style-name="Contents_20_3">
      <style:paragraph-properties>
        <style:tab-stops>
          <style:tab-stop style:position="18.002cm" style:type="right" style:leader-style="dotted" style:leader-text="."/>
        </style:tab-stops>
      </style:paragraph-properties>
    </style:style>
    <style:style style:name="P153" style:family="paragraph" style:parent-style-name="Contents_20_4">
      <style:paragraph-properties>
        <style:tab-stops>
          <style:tab-stop style:position="17.503cm" style:type="right" style:leader-style="dotted" style:leader-text="."/>
        </style:tab-stops>
      </style:paragraph-properties>
    </style:style>
    <style:style style:name="P154" style:family="paragraph" style:parent-style-name="Contents_20_5">
      <style:paragraph-properties>
        <style:tab-stops>
          <style:tab-stop style:position="17.004cm" style:type="right" style:leader-style="dotted" style:leader-text="."/>
        </style:tab-stops>
      </style:paragraph-properties>
    </style:style>
    <style:style style:name="P155" style:family="paragraph" style:parent-style-name="Contents_20_6">
      <style:paragraph-properties>
        <style:tab-stops>
          <style:tab-stop style:position="16.505cm" style:type="right" style:leader-style="dotted" style:leader-text="."/>
        </style:tab-stops>
      </style:paragraph-properties>
    </style:style>
    <style:style style:name="P156" style:family="paragraph" style:parent-style-name="Contents_20_1">
      <style:paragraph-properties>
        <style:tab-stops>
          <style:tab-stop style:position="19.001cm" style:type="right" style:leader-style="dotted" style:leader-text="."/>
        </style:tab-stops>
      </style:paragraph-properties>
    </style:style>
    <style:style style:name="P157" style:family="paragraph" style:parent-style-name="Contents_20_2">
      <style:paragraph-properties>
        <style:tab-stops>
          <style:tab-stop style:position="19.001cm" style:type="right" style:leader-style="dotted" style:leader-text="."/>
        </style:tab-stops>
      </style:paragraph-properties>
    </style:style>
    <style:style style:name="P158" style:family="paragraph" style:parent-style-name="Contents_20_3">
      <style:paragraph-properties>
        <style:tab-stops>
          <style:tab-stop style:position="19.001cm" style:type="right" style:leader-style="dotted" style:leader-text="."/>
        </style:tab-stops>
      </style:paragraph-properties>
    </style:style>
    <style:style style:name="P159" style:family="paragraph" style:parent-style-name="Contents_20_4">
      <style:paragraph-properties>
        <style:tab-stops>
          <style:tab-stop style:position="19.001cm" style:type="right" style:leader-style="dotted" style:leader-text="."/>
        </style:tab-stops>
      </style:paragraph-properties>
    </style:style>
    <style:style style:name="P160" style:family="paragraph" style:parent-style-name="Contents_20_5">
      <style:paragraph-properties>
        <style:tab-stops>
          <style:tab-stop style:position="19.001cm" style:type="right" style:leader-style="dotted" style:leader-text="."/>
        </style:tab-stops>
      </style:paragraph-properties>
    </style:style>
    <style:style style:name="P161" style:family="paragraph" style:parent-style-name="Contents_20_6">
      <style:paragraph-properties>
        <style:tab-stops>
          <style:tab-stop style:position="19.001cm" style:type="right" style:leader-style="dotted" style:leader-text="."/>
        </style:tab-stops>
      </style:paragraph-properties>
    </style:style>
    <style:style style:name="P162"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 style:font-size-complex="18.2000007629395pt" style:font-weight-complex="bold"/>
    </style:style>
    <style:style style:name="P163"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 style:font-size-complex="18.2000007629395pt" style:font-weight-complex="bold"/>
    </style:style>
    <style:style style:name="P164"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 style:font-size-complex="18.2000007629395pt" style:font-weight-complex="bold"/>
    </style:style>
    <style:style style:name="P165"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 style:font-size-complex="18.2000007629395pt" style:font-weight-complex="bold"/>
    </style:style>
    <style:style style:name="P166"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 style:font-size-complex="18.2000007629395pt" style:font-weight-complex="bold"/>
    </style:style>
    <style:style style:name="P168"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 style:font-size-complex="18.2000007629395pt" style:font-weight-complex="bold"/>
    </style:style>
    <style:style style:name="P169"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 style:font-size-complex="18.2000007629395pt" style:font-weight-complex="bold"/>
    </style:style>
    <style:style style:name="P171" style:family="paragraph" style:parent-style-name="Heading_20_1">
      <style:paragraph-properties fo:margin-top="0cm" fo:margin-bottom="0cm" style:contextual-spacing="false"/>
      <style:text-properties officeooo:rsid="0047a10f" officeooo:paragraph-rsid="0047a10f"/>
    </style:style>
    <style:style style:name="P172" style:family="paragraph" style:parent-style-name="Heading_20_1">
      <style:paragraph-properties fo:margin-top="0cm" fo:margin-bottom="0cm" style:contextual-spacing="false"/>
      <style:text-properties officeooo:rsid="004aa35c" officeooo:paragraph-rsid="004aa35c"/>
    </style:style>
    <style:style style:name="P173" style:family="paragraph" style:parent-style-name="Heading_20_1">
      <style:paragraph-properties fo:margin-top="0cm" fo:margin-bottom="0cm" style:contextual-spacing="false"/>
      <style:text-properties officeooo:rsid="004aa35c" officeooo:paragraph-rsid="004c67c6"/>
    </style:style>
    <style:style style:name="P174" style:family="paragraph" style:parent-style-name="Heading_20_1">
      <style:paragraph-properties fo:margin-top="0cm" fo:margin-bottom="0cm" style:contextual-spacing="false"/>
      <style:text-properties officeooo:rsid="004aa35c" officeooo:paragraph-rsid="00624930"/>
    </style:style>
    <style:style style:name="P175" style:family="paragraph" style:parent-style-name="Heading_20_1">
      <style:paragraph-properties fo:margin-top="0cm" fo:margin-bottom="0cm" style:contextual-spacing="false"/>
      <style:text-properties officeooo:rsid="004f26cf" officeooo:paragraph-rsid="005eb7c7"/>
    </style:style>
    <style:style style:name="P176" style:family="paragraph" style:parent-style-name="Heading_20_1">
      <style:paragraph-properties fo:margin-top="0cm" fo:margin-bottom="0cm" style:contextual-spacing="false"/>
      <style:text-properties officeooo:paragraph-rsid="00624930"/>
    </style:style>
    <style:style style:name="P177" style:family="paragraph" style:parent-style-name="Heading_20_1">
      <style:paragraph-properties fo:margin-top="0cm" fo:margin-bottom="0cm" style:contextual-spacing="false"/>
      <style:text-properties officeooo:rsid="008653f4" officeooo:paragraph-rsid="008653f4"/>
    </style:style>
    <style:style style:name="P178" style:family="paragraph" style:parent-style-name="Heading_20_2">
      <style:text-properties officeooo:rsid="005de565" officeooo:paragraph-rsid="005de565"/>
    </style:style>
    <style:style style:name="P179" style:family="paragraph" style:parent-style-name="Heading_20_2">
      <style:text-properties officeooo:paragraph-rsid="0070848e"/>
    </style:style>
    <style:style style:name="P180" style:family="paragraph" style:parent-style-name="Heading_20_2">
      <style:text-properties officeooo:paragraph-rsid="006eec86"/>
    </style:style>
    <style:style style:name="P181"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182"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 style:font-size-complex="16.1000003814697pt" style:font-weight-complex="bold"/>
    </style:style>
    <style:style style:name="P183"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 style:font-size-complex="16.1000003814697pt" style:font-weight-complex="bold"/>
    </style:style>
    <style:style style:name="P184"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 style:font-size-complex="16.1000003814697pt" style:font-weight-complex="bold"/>
    </style:style>
    <style:style style:name="P185"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 style:font-size-complex="16.1000003814697pt" style:font-weight-complex="bold"/>
    </style:style>
    <style:style style:name="P186"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 style:font-size-complex="16.1000003814697pt" style:font-weight-complex="bold"/>
    </style:style>
    <style:style style:name="P187"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 style:font-size-complex="16.1000003814697pt" style:font-weight-complex="bold"/>
    </style:style>
    <style:style style:name="P188"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 style:font-size-complex="16.1000003814697pt" style:font-weight-complex="bold"/>
    </style:style>
    <style:style style:name="P189"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 style:font-size-complex="16.1000003814697pt" style:font-weight-complex="bold"/>
    </style:style>
    <style:style style:name="P190"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 style:font-size-complex="16.1000003814697pt" style:font-weight-complex="bold"/>
    </style:style>
    <style:style style:name="P191"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 style:font-size-complex="16.1000003814697pt" style:font-weight-complex="bold"/>
    </style:style>
    <style:style style:name="P192"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 style:font-size-complex="16.1000003814697pt" style:font-weight-complex="bold"/>
    </style:style>
    <style:style style:name="P193"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 style:font-size-complex="16.1000003814697pt" style:font-weight-complex="bold"/>
    </style:style>
    <style:style style:name="P194"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 style:font-size-complex="16.1000003814697pt" style:font-weight-complex="bold"/>
    </style:style>
    <style:style style:name="P195" style:family="paragraph" style:parent-style-name="Heading_20_2">
      <style:text-properties officeooo:paragraph-rsid="006f1021"/>
    </style:style>
    <style:style style:name="P196" style:family="paragraph" style:parent-style-name="Heading_20_2">
      <style:text-properties officeooo:paragraph-rsid="00624930"/>
    </style:style>
    <style:style style:name="P197" style:family="paragraph" style:parent-style-name="Heading_20_2">
      <style:paragraph-properties fo:text-align="justify" style:justify-single-word="false"/>
    </style:style>
    <style:style style:name="P198" style:family="paragraph" style:parent-style-name="Heading_20_2">
      <style:text-properties officeooo:paragraph-rsid="009b440a"/>
    </style:style>
    <style:style style:name="P199" style:family="paragraph" style:parent-style-name="Heading_20_2">
      <style:text-properties officeooo:paragraph-rsid="0099e3d5"/>
    </style:style>
    <style:style style:name="P200" style:family="paragraph" style:parent-style-name="Heading_20_2">
      <style:text-properties officeooo:paragraph-rsid="00984d94"/>
    </style:style>
    <style:style style:name="P201" style:family="paragraph" style:parent-style-name="Heading_20_2">
      <style:text-properties officeooo:paragraph-rsid="009d4003"/>
    </style:style>
    <style:style style:name="P202" style:family="paragraph" style:parent-style-name="Heading_20_2">
      <style:text-properties officeooo:paragraph-rsid="009e416a"/>
    </style:style>
    <style:style style:name="P203" style:family="paragraph" style:parent-style-name="Heading_20_2">
      <style:text-properties officeooo:paragraph-rsid="00a459d1"/>
    </style:style>
    <style:style style:name="P204" style:family="paragraph" style:parent-style-name="Heading_20_2">
      <style:text-properties officeooo:paragraph-rsid="00b10a3f"/>
    </style:style>
    <style:style style:name="P205" style:family="paragraph" style:parent-style-name="Heading_20_3">
      <style:text-properties officeooo:paragraph-rsid="004aa35c"/>
    </style:style>
    <style:style style:name="P206" style:family="paragraph" style:parent-style-name="Heading_20_3">
      <style:text-properties officeooo:paragraph-rsid="006eec86"/>
    </style:style>
    <style:style style:name="P207" style:family="paragraph" style:parent-style-name="Heading_20_3">
      <style:text-properties officeooo:paragraph-rsid="006f1021"/>
    </style:style>
    <style:style style:name="P208" style:family="paragraph" style:parent-style-name="Heading_20_3">
      <style:text-properties officeooo:paragraph-rsid="0099e3d5"/>
    </style:style>
    <style:style style:name="P209" style:family="paragraph" style:parent-style-name="Heading_20_3">
      <style:text-properties officeooo:paragraph-rsid="009e38a6"/>
    </style:style>
    <style:style style:name="P210" style:family="paragraph" style:parent-style-name="Heading_20_3">
      <style:text-properties officeooo:paragraph-rsid="009b3def"/>
    </style:style>
    <style:style style:name="P211" style:family="paragraph" style:parent-style-name="Heading_20_3">
      <style:text-properties officeooo:paragraph-rsid="009b440a"/>
    </style:style>
    <style:style style:name="P212" style:family="paragraph" style:parent-style-name="Heading_20_3">
      <style:text-properties officeooo:paragraph-rsid="009d4003"/>
    </style:style>
    <style:style style:name="P213" style:family="paragraph" style:parent-style-name="Heading_20_3">
      <style:text-properties officeooo:rsid="00950f89" officeooo:paragraph-rsid="009d4003"/>
    </style:style>
    <style:style style:name="P214" style:family="paragraph" style:parent-style-name="Heading_20_3">
      <style:text-properties officeooo:rsid="00950f89" officeooo:paragraph-rsid="009e416a"/>
    </style:style>
    <style:style style:name="P215" style:family="paragraph" style:parent-style-name="Heading_20_3">
      <style:text-properties officeooo:paragraph-rsid="009e416a"/>
    </style:style>
    <style:style style:name="P216" style:family="paragraph" style:parent-style-name="Heading_20_3">
      <style:text-properties officeooo:paragraph-rsid="009ffb93"/>
    </style:style>
    <style:style style:name="P217" style:family="paragraph" style:parent-style-name="Heading_20_3">
      <style:text-properties officeooo:paragraph-rsid="00a1da84"/>
    </style:style>
    <style:style style:name="P218" style:family="paragraph" style:parent-style-name="Heading_20_3">
      <style:text-properties officeooo:paragraph-rsid="00a2bb8a"/>
    </style:style>
    <style:style style:name="P219" style:family="paragraph" style:parent-style-name="Heading_20_3">
      <style:text-properties officeooo:paragraph-rsid="00a33f03"/>
    </style:style>
    <style:style style:name="P220"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 style:font-size-complex="14.1000003814697pt" style:font-weight-complex="bold"/>
    </style:style>
    <style:style style:name="P221"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 style:font-size-complex="14.1000003814697pt" style:font-weight-complex="bold"/>
    </style:style>
    <style:style style:name="P222"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 style:font-size-complex="14.1000003814697pt" style:font-weight-complex="bold"/>
    </style:style>
    <style:style style:name="P223"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 style:font-size-complex="14.1000003814697pt" style:font-weight-complex="bold"/>
    </style:style>
    <style:style style:name="P224" style:family="paragraph" style:parent-style-name="Heading_20_3">
      <style:text-properties officeooo:paragraph-rsid="00a459d1"/>
    </style:style>
    <style:style style:name="P225" style:family="paragraph" style:parent-style-name="Heading_20_3">
      <style:text-properties officeooo:rsid="00a78fe9" officeooo:paragraph-rsid="00a90848"/>
    </style:style>
    <style:style style:name="P226" style:family="paragraph" style:parent-style-name="Heading_20_3">
      <style:text-properties officeooo:paragraph-rsid="00a9f9d5"/>
    </style:style>
    <style:style style:name="P227" style:family="paragraph" style:parent-style-name="Heading_20_3">
      <style:text-properties officeooo:rsid="00a9f9d5" officeooo:paragraph-rsid="00a9f9d5"/>
    </style:style>
    <style:style style:name="P228" style:family="paragraph" style:parent-style-name="Heading_20_5">
      <style:text-properties officeooo:paragraph-rsid="008ae090"/>
    </style:style>
    <style:style style:name="P229" style:family="paragraph" style:parent-style-name="Text_20_body">
      <style:text-properties officeooo:rsid="006f1021" officeooo:paragraph-rsid="006f1021"/>
    </style:style>
    <style:style style:name="P230" style:family="paragraph" style:parent-style-name="Text_20_body">
      <style:text-properties officeooo:rsid="006f1021" officeooo:paragraph-rsid="00b10a3f"/>
    </style:style>
    <style:style style:name="P231" style:family="paragraph" style:parent-style-name="Text_20_body">
      <style:text-properties officeooo:rsid="004c67c6" officeooo:paragraph-rsid="00624930"/>
    </style:style>
    <style:style style:name="P232" style:family="paragraph" style:parent-style-name="Text_20_body">
      <style:text-properties officeooo:rsid="0076c86d" officeooo:paragraph-rsid="0076c86d"/>
    </style:style>
    <style:style style:name="P233" style:family="paragraph" style:parent-style-name="Text_20_body">
      <style:text-properties officeooo:rsid="0089ade3" officeooo:paragraph-rsid="0089ade3"/>
    </style:style>
    <style:style style:name="P234" style:family="paragraph" style:parent-style-name="Text_20_body">
      <style:text-properties officeooo:paragraph-rsid="009b440a"/>
    </style:style>
    <style:style style:name="P235" style:family="paragraph" style:parent-style-name="Text_20_body">
      <style:text-properties officeooo:rsid="0099e3d5" officeooo:paragraph-rsid="0099e3d5"/>
    </style:style>
    <style:style style:name="P236" style:family="paragraph" style:parent-style-name="Text_20_body">
      <style:text-properties officeooo:rsid="00950f89" officeooo:paragraph-rsid="009d4003"/>
    </style:style>
    <style:style style:name="P237" style:family="paragraph" style:parent-style-name="Text_20_body">
      <style:text-properties officeooo:rsid="00950f89" officeooo:paragraph-rsid="009e416a"/>
    </style:style>
    <style:style style:name="P238" style:family="paragraph" style:parent-style-name="Text_20_body">
      <style:text-properties officeooo:rsid="009d4003" officeooo:paragraph-rsid="009e416a"/>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loext:opacity="100%" style:font-name="Liberation Serif" officeooo:rsid="0047a10f"/>
    </style:style>
    <style:style style:name="T6" style:family="text">
      <style:text-properties fo:color="#000000" loext:opacity="100%" style:font-name="Liberation Serif" officeooo:rsid="00494d33"/>
    </style:style>
    <style:style style:name="T7" style:family="text">
      <style:text-properties fo:color="#000000" loext:opacity="100%" style:font-name="Liberation Serif" officeooo:rsid="005d8bad"/>
    </style:style>
    <style:style style:name="T8" style:family="text">
      <style:text-properties fo:font-variant="normal" fo:text-transform="none" fo:color="#000000" loext:opacity="100%" style:font-name="Liberation Serif" fo:font-size="12pt" fo:letter-spacing="normal" fo:font-style="normal" fo:font-weight="normal" officeooo:rsid="00538f27"/>
    </style:style>
    <style:style style:name="T9" style:family="text">
      <style:text-properties fo:font-variant="normal" fo:text-transform="none" fo:color="#000000" loext:opacity="100%" style:font-name="Liberation Serif" fo:font-size="12pt" fo:letter-spacing="normal" fo:font-style="normal" fo:font-weight="normal" officeooo:rsid="005d8bad"/>
    </style:style>
    <style:style style:name="T10" style:family="text">
      <style:text-properties fo:font-variant="normal" fo:text-transform="none" fo:color="#000000" loext:opacity="100%" style:font-name="Liberation Serif" fo:font-size="12pt" fo:letter-spacing="normal" fo:font-style="normal" fo:font-weight="normal" officeooo:rsid="00563500"/>
    </style:style>
    <style:style style:name="T11" style:family="text">
      <style:text-properties officeooo:rsid="005de565"/>
    </style:style>
    <style:style style:name="T12"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99e3d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9d400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9e416a"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a459d1"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1.8999996185303pt" fo:font-weight="bold" officeooo:rsid="008ae090" style:font-name-asian="Microsoft YaHei" style:font-size-asian="11.8999996185303pt" style:font-weight-asian="bold" style:font-name-complex="Mangal" style:font-size-complex="11.8999996185303pt" style:font-weight-complex="bold"/>
    </style:style>
    <style:style style:name="T21"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4.1000003814697pt" fo:font-weight="bold" officeooo:rsid="009ffb93"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a1da84"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6.1000003814697pt" fo:font-weight="bold" officeooo:rsid="00b10a3f" style:font-name-asian="Microsoft YaHei" style:font-size-asian="16.1000003814697pt" style:font-weight-asian="bold" style:font-name-complex="Mangal" style:font-size-complex="16.1000003814697pt" style:font-weight-complex="bold"/>
    </style:style>
    <style:style style:name="T25" style:family="text">
      <style:text-properties officeooo:rsid="006d3b6d"/>
    </style:style>
    <style:style style:name="T26" style:family="text">
      <style:text-properties officeooo:rsid="006eec86"/>
    </style:style>
    <style:style style:name="T27" style:family="text">
      <style:text-properties officeooo:rsid="006f1021"/>
    </style:style>
    <style:style style:name="T28" style:family="text">
      <style:text-properties officeooo:rsid="0070848e"/>
    </style:style>
    <style:style style:name="T29" style:family="text">
      <style:text-properties officeooo:rsid="005d110f"/>
    </style:style>
    <style:style style:name="T30" style:family="text">
      <style:text-properties officeooo:rsid="0071e7ee"/>
    </style:style>
    <style:style style:name="T31" style:family="text">
      <style:text-properties officeooo:rsid="0076e2ff"/>
    </style:style>
    <style:style style:name="T32" style:family="text">
      <style:text-properties officeooo:rsid="007b4466"/>
    </style:style>
    <style:style style:name="T33" style:family="text">
      <style:text-properties officeooo:rsid="007ea9d5"/>
    </style:style>
    <style:style style:name="T34" style:family="text">
      <style:text-properties officeooo:rsid="007ed3d7"/>
    </style:style>
    <style:style style:name="T35" style:family="text">
      <style:text-properties officeooo:rsid="0084d8d1"/>
    </style:style>
    <style:style style:name="T36" style:family="text">
      <style:text-properties officeooo:rsid="008653f4"/>
    </style:style>
    <style:style style:name="T37" style:family="text">
      <style:text-properties officeooo:rsid="009360ac"/>
    </style:style>
    <style:style style:name="T38" style:family="text">
      <style:text-properties officeooo:rsid="0399d231"/>
    </style:style>
    <style:style style:name="T39" style:family="text">
      <style:text-properties officeooo:rsid="00950f89"/>
    </style:style>
    <style:style style:name="T40" style:family="text">
      <style:text-properties officeooo:rsid="00965f6c"/>
    </style:style>
    <style:style style:name="T41" style:family="text">
      <style:text-properties officeooo:rsid="00984d94"/>
    </style:style>
    <style:style style:name="T42" style:family="text">
      <style:text-properties officeooo:rsid="039caffb"/>
    </style:style>
    <style:style style:name="T43" style:family="text">
      <style:text-properties officeooo:rsid="0099e3d5"/>
    </style:style>
    <style:style style:name="T44" style:family="text">
      <style:text-properties officeooo:rsid="009b440a"/>
    </style:style>
    <style:style style:name="T45" style:family="text">
      <style:text-properties officeooo:rsid="009d4003"/>
    </style:style>
    <style:style style:name="T46" style:family="text">
      <style:text-properties officeooo:rsid="009e38a6"/>
    </style:style>
    <style:style style:name="T47" style:family="text">
      <style:text-properties officeooo:rsid="009e416a"/>
    </style:style>
    <style:style style:name="T48" style:family="text">
      <style:text-properties officeooo:rsid="009ffb93"/>
    </style:style>
    <style:style style:name="T49" style:family="text">
      <style:text-properties officeooo:rsid="00a1da84"/>
    </style:style>
    <style:style style:name="T50" style:family="text">
      <style:text-properties officeooo:rsid="00a33f03"/>
    </style:style>
    <style:style style:name="T51" style:family="text">
      <style:text-properties officeooo:rsid="00a459d1"/>
    </style:style>
    <style:style style:name="T52" style:family="text">
      <style:text-properties officeooo:rsid="00a78fe9"/>
    </style:style>
    <style:style style:name="T53" style:family="text">
      <style:text-properties officeooo:rsid="00a90848"/>
    </style:style>
    <style:style style:name="T54" style:family="text">
      <style:text-properties officeooo:rsid="00a9f9d5"/>
    </style:style>
    <style:style style:name="T55" style:family="text">
      <style:text-properties officeooo:rsid="00aa44c9"/>
    </style:style>
    <style:style style:name="T56" style:family="text">
      <style:text-properties officeooo:rsid="00aa9f81"/>
    </style:style>
    <style:style style:name="T57" style:family="text">
      <style:text-properties officeooo:rsid="00ac568f"/>
    </style:style>
    <style:style style:name="T58" style:family="text">
      <style:text-properties officeooo:rsid="00b10a3f"/>
    </style:style>
    <style:style style:name="T59" style:family="text">
      <style:text-properties officeooo:rsid="00b2879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29"><draw:frame draw:style-name="fr6" draw:name="Bild24" text:anchor-type="char" svg:width="0.831cm" svg:height="0.831cm" draw:z-index="24"><draw:image xlink:href="Pictures/1000020100000080000000800F3254CFE33124B2.png" xlink:type="simple" xlink:show="embed" xlink:actuate="onLoad" draw:mime-type="image/png"/></draw:frame></text:p>
          </table:table-cell>
          <table:table-cell table:style-name="Tabelle10.B1" office:value-type="string">
            <text:p text:style-name="P149"><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0"><text:a xlink:type="simple" xlink:href="#__RefHeading___Toc7341_323952045" text:style-name="Index_20_Link" text:visited-style-name="Index_20_Link">Detailed table of content<text:tab/>1</text:a></text:p>
          <text:p text:style-name="P150"><text:a xlink:type="simple" xlink:href="#__RefHeading___Toc290_445242181" text:style-name="Index_20_Link" text:visited-style-name="Index_20_Link">View Layer<text:tab/>11</text:a></text:p>
          <text:p text:style-name="P150"><text:a xlink:type="simple" xlink:href="#__RefHeading___Toc2086_1868955931" text:style-name="Index_20_Link" text:visited-style-name="Index_20_Link">View Layer Panel - All Renderers<text:tab/>11</text:a></text:p>
          <text:p text:style-name="P150"><text:a xlink:type="simple" xlink:href="#__RefHeading___Toc501_2884767292" text:style-name="Index_20_Link" text:visited-style-name="Index_20_Link">Eevee - Passes panel<text:tab/>12</text:a></text:p>
          <text:p text:style-name="P150"><text:a xlink:type="simple" xlink:href="#__RefHeading___Toc307_2884767292" text:style-name="Index_20_Link" text:visited-style-name="Index_20_Link">Cycles - Passes Panel<text:tab/>15</text:a></text:p>
          <text:p text:style-name="P150"><text:a xlink:type="simple" xlink:href="#__RefHeading___Toc295_2884767292" text:style-name="Index_20_Link" text:visited-style-name="Index_20_Link">Cycles - Filter Panel<text:tab/>20</text:a></text:p>
          <text:p text:style-name="P150"><text:a xlink:type="simple" xlink:href="#__RefHeading___Toc1019_3165686327" text:style-name="Index_20_Link" text:visited-style-name="Index_20_Link">Cycles - Override Panel<text:tab/>21</text:a></text:p>
          <text:p text:style-name="P150"><text:a xlink:type="simple" xlink:href="#__RefHeading___Toc7379_323952045" text:style-name="Index_20_Link" text:visited-style-name="Index_20_Link">Freestyle Panel<text:tab/>21</text:a></text:p>
          <text:p text:style-name="P150"><text:a xlink:type="simple" xlink:href="#__RefHeading___Toc7409_323952045" text:style-name="Index_20_Link" text:visited-style-name="Index_20_Link">Freestyle Line Set Panel<text:tab/>23</text:a></text:p>
          <text:p text:style-name="P150"><text:a xlink:type="simple" xlink:href="#__RefHeading___Toc2215_2042724713" text:style-name="Index_20_Link" text:visited-style-name="Index_20_Link">Freestyle Strokes Panel<text:tab/>26</text:a></text:p>
          <text:p text:style-name="P150"><text:a xlink:type="simple" xlink:href="#__RefHeading___Toc2448_398223571" text:style-name="Index_20_Link" text:visited-style-name="Index_20_Link">Freestyle Modifiers<text:tab/>29</text:a></text:p>
          <text:p text:style-name="P150"><text:a xlink:type="simple" xlink:href="#__RefHeading___Toc2448_39822357111" text:style-name="Index_20_Link" text:visited-style-name="Index_20_Link">Freestyle Color panel<text:tab/>31</text:a></text:p>
          <text:p text:style-name="P150"><text:a xlink:type="simple" xlink:href="#__RefHeading___Toc3468_496205055" text:style-name="Index_20_Link" text:visited-style-name="Index_20_Link">Freestyle Color modifiers<text:tab/>32</text:a></text:p>
          <text:p text:style-name="P150"><text:a xlink:type="simple" xlink:href="#__RefHeading___Toc2448_3982235711" text:style-name="Index_20_Link" text:visited-style-name="Index_20_Link">Freestyle Alpha panel<text:tab/>35</text:a></text:p>
          <text:p text:style-name="P150"><text:a xlink:type="simple" xlink:href="#__RefHeading___Toc3514_496205055" text:style-name="Index_20_Link" text:visited-style-name="Index_20_Link">Freestyle Alpha modifiers<text:tab/>35</text:a></text:p>
          <text:p text:style-name="P150"><text:a xlink:type="simple" xlink:href="#__RefHeading___Toc2448_39822357112" text:style-name="Index_20_Link" text:visited-style-name="Index_20_Link">Freestyle Thickness panel<text:tab/>40</text:a></text:p>
          <text:p text:style-name="P150"><text:a xlink:type="simple" xlink:href="#__RefHeading___Toc3514_4962050551" text:style-name="Index_20_Link" text:visited-style-name="Index_20_Link">Freestyle Thickness modifiers<text:tab/>41</text:a></text:p>
          <text:p text:style-name="P150"><text:a xlink:type="simple" xlink:href="#__RefHeading___Toc3514_49620505511" text:style-name="Index_20_Link" text:visited-style-name="Index_20_Link">Freestyle Geometry<text:tab/>46</text:a></text:p>
          <text:p text:style-name="P150"><text:a xlink:type="simple" xlink:href="#__RefHeading___Toc5534_2675936998" text:style-name="Index_20_Link" text:visited-style-name="Index_20_Link">Freestyle Geometry Modifiers<text:tab/>47</text:a></text:p>
          <text:p text:style-name="P150"><text:a xlink:type="simple" xlink:href="#__RefHeading___Toc5671_2675936998" text:style-name="Index_20_Link" text:visited-style-name="Index_20_Link">Freestyle Texture<text:tab/>51</text:a></text:p>
        </text:index-body>
      </text:table-of-content>
      <text:p text:style-name="P11"/>
      <table:table table:name="Tabelle7" table:style-name="Tabelle7">
        <table:table-column table:style-name="Tabelle7.A"/>
        <table:table-row table:style-name="TableLine1786602074112">
          <table:table-cell table:style-name="Tabelle7.A1" office:value-type="string">
            <text:h text:style-name="P162" text:outline-level="1"><text:bookmark-start text:name="__RefHeading___Toc7341_323952045"/>Detailed table of content<text:bookmark-end text:name="__RefHeading___Toc7341_323952045"/></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0"><text:a xlink:type="simple" xlink:href="#__RefHeading___Toc7341_323952045" text:style-name="Index_20_Link" text:visited-style-name="Index_20_Link">Detailed table of content<text:tab/>1</text:a></text:p>
          <text:p text:style-name="P150"><text:a xlink:type="simple" xlink:href="#__RefHeading___Toc290_445242181" text:style-name="Index_20_Link" text:visited-style-name="Index_20_Link">View Layer<text:tab/>11</text:a></text:p>
          <text:p text:style-name="P150"><text:a xlink:type="simple" xlink:href="#__RefHeading___Toc2086_1868955931" text:style-name="Index_20_Link" text:visited-style-name="Index_20_Link">View Layer Panel - All Renderers<text:tab/>11</text:a></text:p>
          <text:p text:style-name="P157"><text:a xlink:type="simple" xlink:href="#__RefHeading___Toc881_3165686327" text:style-name="Index_20_Link" text:visited-style-name="Index_20_Link">View Layer Prop<text:tab/>11</text:a></text:p>
          <text:p text:style-name="P158"><text:a xlink:type="simple" xlink:href="#__RefHeading___Toc883_3165686327" text:style-name="Index_20_Link" text:visited-style-name="Index_20_Link">View Layer list<text:tab/>11</text:a></text:p>
          <text:p text:style-name="P158"><text:a xlink:type="simple" xlink:href="#__RefHeading___Toc885_3165686327" text:style-name="Index_20_Link" text:visited-style-name="Index_20_Link">View Layer edit box<text:tab/>11</text:a></text:p>
          <text:p text:style-name="P158"><text:a xlink:type="simple" xlink:href="#__RefHeading___Toc887_3165686327" text:style-name="Index_20_Link" text:visited-style-name="Index_20_Link">Add View Layer<text:tab/>11</text:a></text:p>
          <text:p text:style-name="P158"><text:a xlink:type="simple" xlink:href="#__RefHeading___Toc889_3165686327" text:style-name="Index_20_Link" text:visited-style-name="Index_20_Link">New<text:tab/>12</text:a></text:p>
          <text:p text:style-name="P158"><text:a xlink:type="simple" xlink:href="#__RefHeading___Toc891_3165686327" text:style-name="Index_20_Link" text:visited-style-name="Index_20_Link">Copy Settings<text:tab/>12</text:a></text:p>
          <text:p text:style-name="P158"><text:a xlink:type="simple" xlink:href="#__RefHeading___Toc893_3165686327" text:style-name="Index_20_Link" text:visited-style-name="Index_20_Link">Blank<text:tab/>12</text:a></text:p>
          <text:p text:style-name="P158"><text:a xlink:type="simple" xlink:href="#__RefHeading___Toc895_3165686327" text:style-name="Index_20_Link" text:visited-style-name="Index_20_Link">Remove View Layer<text:tab/>12</text:a></text:p>
          <text:p text:style-name="P157"><text:a xlink:type="simple" xlink:href="#__RefHeading___Toc289_2884767292" text:style-name="Index_20_Link" text:visited-style-name="Index_20_Link">Use for Rendering<text:tab/>12</text:a></text:p>
          <text:p text:style-name="P158"><text:a xlink:type="simple" xlink:href="#__RefHeading___Toc291_2884767292" text:style-name="Index_20_Link" text:visited-style-name="Index_20_Link">Animate Property<text:tab/>12</text:a></text:p>
          <text:p text:style-name="P157"><text:a xlink:type="simple" xlink:href="#__RefHeading___Toc293_2884767292" text:style-name="Index_20_Link" text:visited-style-name="Index_20_Link">Render Single Layer<text:tab/>12</text:a></text:p>
          <text:p text:style-name="P150"><text:a xlink:type="simple" xlink:href="#__RefHeading___Toc501_2884767292" text:style-name="Index_20_Link" text:visited-style-name="Index_20_Link">Eevee - Passes panel<text:tab/>12</text:a></text:p>
          <text:p text:style-name="P157"><text:a xlink:type="simple" xlink:href="#__RefHeading___Toc957_3165686327" text:style-name="Index_20_Link" text:visited-style-name="Index_20_Link">Data subpanel<text:tab/>12</text:a></text:p>
          <text:p text:style-name="P158"><text:a xlink:type="simple" xlink:href="#__RefHeading___Toc503_2884767292" text:style-name="Index_20_Link" text:visited-style-name="Index_20_Link">Combined<text:tab/>12</text:a></text:p>
          <text:p text:style-name="P158"><text:a xlink:type="simple" xlink:href="#__RefHeading___Toc505_2884767292" text:style-name="Index_20_Link" text:visited-style-name="Index_20_Link">Z<text:tab/>12</text:a></text:p>
          <text:p text:style-name="P158"><text:a xlink:type="simple" xlink:href="#__RefHeading___Toc507_2884767292" text:style-name="Index_20_Link" text:visited-style-name="Index_20_Link">Mist<text:tab/>12</text:a></text:p>
          <text:p text:style-name="P158"><text:a xlink:type="simple" xlink:href="#__RefHeading___Toc509_2884767292" text:style-name="Index_20_Link" text:visited-style-name="Index_20_Link">Normal<text:tab/>13</text:a></text:p>
          <text:p text:style-name="P157"><text:soft-page-break/><text:a xlink:type="simple" xlink:href="#__RefHeading___Toc2247_2933140213" text:style-name="Index_20_Link" text:visited-style-name="Index_20_Link">Mist subpanel<text:tab/>13</text:a></text:p>
          <text:p text:style-name="P157"><text:a xlink:type="simple" xlink:href="#__RefHeading___Toc680_2760396532" text:style-name="Index_20_Link" text:visited-style-name="Index_20_Link">Start<text:tab/>13</text:a></text:p>
          <text:p text:style-name="P157"><text:a xlink:type="simple" xlink:href="#__RefHeading___Toc682_2760396532" text:style-name="Index_20_Link" text:visited-style-name="Index_20_Link">Depth<text:tab/>13</text:a></text:p>
          <text:p text:style-name="P157"><text:a xlink:type="simple" xlink:href="#__RefHeading___Toc684_2760396532" text:style-name="Index_20_Link" text:visited-style-name="Index_20_Link">Falloff<text:tab/>13</text:a></text:p>
          <text:p text:style-name="P157"><text:a xlink:type="simple" xlink:href="#__RefHeading___Toc959_3165686327" text:style-name="Index_20_Link" text:visited-style-name="Index_20_Link">Light subpanel<text:tab/>13</text:a></text:p>
          <text:p text:style-name="P158"><text:a xlink:type="simple" xlink:href="#__RefHeading___Toc961_3165686327" text:style-name="Index_20_Link" text:visited-style-name="Index_20_Link">Diffuse<text:tab/>13</text:a></text:p>
          <text:p text:style-name="P159"><text:a xlink:type="simple" xlink:href="#__RefHeading___Toc963_3165686327" text:style-name="Index_20_Link" text:visited-style-name="Index_20_Link">Light<text:tab/>13</text:a></text:p>
          <text:p text:style-name="P159"><text:a xlink:type="simple" xlink:href="#__RefHeading___Toc965_3165686327" text:style-name="Index_20_Link" text:visited-style-name="Index_20_Link">Color<text:tab/>13</text:a></text:p>
          <text:p text:style-name="P158"><text:a xlink:type="simple" xlink:href="#__RefHeading___Toc967_3165686327" text:style-name="Index_20_Link" text:visited-style-name="Index_20_Link">Specular<text:tab/>13</text:a></text:p>
          <text:p text:style-name="P159"><text:a xlink:type="simple" xlink:href="#__RefHeading___Toc969_3165686327" text:style-name="Index_20_Link" text:visited-style-name="Index_20_Link">Light<text:tab/>13</text:a></text:p>
          <text:p text:style-name="P159"><text:a xlink:type="simple" xlink:href="#__RefHeading___Toc971_3165686327" text:style-name="Index_20_Link" text:visited-style-name="Index_20_Link">Color<text:tab/>13</text:a></text:p>
          <text:p text:style-name="P158"><text:a xlink:type="simple" xlink:href="#__RefHeading___Toc973_3165686327" text:style-name="Index_20_Link" text:visited-style-name="Index_20_Link">Volume<text:tab/>13</text:a></text:p>
          <text:p text:style-name="P159"><text:a xlink:type="simple" xlink:href="#__RefHeading___Toc1623_3692823289" text:style-name="Index_20_Link" text:visited-style-name="Index_20_Link">Light<text:tab/>13</text:a></text:p>
          <text:p text:style-name="P159"><text:a xlink:type="simple" xlink:href="#__RefHeading___Toc977_3165686327" text:style-name="Index_20_Link" text:visited-style-name="Index_20_Link">Scatter<text:tab/>14</text:a></text:p>
          <text:p text:style-name="P158"><text:a xlink:type="simple" xlink:href="#__RefHeading___Toc979_3165686327" text:style-name="Index_20_Link" text:visited-style-name="Index_20_Link">Other<text:tab/>14</text:a></text:p>
          <text:p text:style-name="P159"><text:a xlink:type="simple" xlink:href="#__RefHeading___Toc981_3165686327" text:style-name="Index_20_Link" text:visited-style-name="Index_20_Link">Emission<text:tab/>14</text:a></text:p>
          <text:p text:style-name="P159"><text:a xlink:type="simple" xlink:href="#__RefHeading___Toc983_3165686327" text:style-name="Index_20_Link" text:visited-style-name="Index_20_Link">Environment<text:tab/>14</text:a></text:p>
          <text:p text:style-name="P159"><text:a xlink:type="simple" xlink:href="#__RefHeading___Toc985_3165686327" text:style-name="Index_20_Link" text:visited-style-name="Index_20_Link">Shadow<text:tab/>14</text:a></text:p>
          <text:p text:style-name="P159"><text:a xlink:type="simple" xlink:href="#__RefHeading___Toc987_3165686327" text:style-name="Index_20_Link" text:visited-style-name="Index_20_Link">Ambient Occlusion<text:tab/>14</text:a></text:p>
          <text:p text:style-name="P157"><text:a xlink:type="simple" xlink:href="#__RefHeading___Toc989_3165686327" text:style-name="Index_20_Link" text:visited-style-name="Index_20_Link">Effects subpanel<text:tab/>14</text:a></text:p>
          <text:p text:style-name="P157"><text:a xlink:type="simple" xlink:href="#__RefHeading___Toc345_28847672921" text:style-name="Index_20_Link" text:visited-style-name="Index_20_Link">Cryptomatte subpanel<text:tab/>14</text:a></text:p>
          <text:p text:style-name="P158"><text:a xlink:type="simple" xlink:href="#__RefHeading___Toc1009_31656863271" text:style-name="Index_20_Link" text:visited-style-name="Index_20_Link">Include<text:tab/>14</text:a></text:p>
          <text:p text:style-name="P159"><text:a xlink:type="simple" xlink:href="#__RefHeading___Toc661_28847672921" text:style-name="Index_20_Link" text:visited-style-name="Index_20_Link">Object<text:tab/>14</text:a></text:p>
          <text:p text:style-name="P159"><text:a xlink:type="simple" xlink:href="#__RefHeading___Toc663_28847672921" text:style-name="Index_20_Link" text:visited-style-name="Index_20_Link">Materials<text:tab/>14</text:a></text:p>
          <text:p text:style-name="P159"><text:a xlink:type="simple" xlink:href="#__RefHeading___Toc665_28847672921" text:style-name="Index_20_Link" text:visited-style-name="Index_20_Link">Asset<text:tab/>14</text:a></text:p>
          <text:p text:style-name="P158"><text:a xlink:type="simple" xlink:href="#__RefHeading___Toc1216_253158233" text:style-name="Index_20_Link" text:visited-style-name="Index_20_Link">Include Settings<text:tab/>14</text:a></text:p>
          <text:p text:style-name="P159"><text:a xlink:type="simple" xlink:href="#__RefHeading___Toc667_28847672921" text:style-name="Index_20_Link" text:visited-style-name="Index_20_Link">Levels<text:tab/>15</text:a></text:p>
          <text:p text:style-name="P159"><text:a xlink:type="simple" xlink:href="#__RefHeading___Toc669_28847672921" text:style-name="Index_20_Link" text:visited-style-name="Index_20_Link">Accurate Mode<text:tab/>15</text:a></text:p>
          <text:p text:style-name="P157"><text:a xlink:type="simple" xlink:href="#__RefHeading___Toc1218_253158233" text:style-name="Index_20_Link" text:visited-style-name="Index_20_Link">Shader AOV subpanel<text:tab/>15</text:a></text:p>
          <text:p text:style-name="P158"><text:a xlink:type="simple" xlink:href="#__RefHeading___Toc1220_253158233" text:style-name="Index_20_Link" text:visited-style-name="Index_20_Link">List of AOV<text:tab/>15</text:a></text:p>
          <text:p text:style-name="P159"><text:a xlink:type="simple" xlink:href="#__RefHeading___Toc1222_253158233" text:style-name="Index_20_Link" text:visited-style-name="Index_20_Link">Name<text:tab/>15</text:a></text:p>
          <text:p text:style-name="P159"><text:a xlink:type="simple" xlink:href="#__RefHeading___Toc1224_253158233" text:style-name="Index_20_Link" text:visited-style-name="Index_20_Link">Data Type<text:tab/>15</text:a></text:p>
          <text:p text:style-name="P158"><text:a xlink:type="simple" xlink:href="#__RefHeading___Toc1226_253158233" text:style-name="Index_20_Link" text:visited-style-name="Index_20_Link">Add AOV<text:tab/>15</text:a></text:p>
          <text:p text:style-name="P158"><text:a xlink:type="simple" xlink:href="#__RefHeading___Toc1228_253158233" text:style-name="Index_20_Link" text:visited-style-name="Index_20_Link">Remove AOV<text:tab/>15</text:a></text:p>
          <text:p text:style-name="P150"><text:a xlink:type="simple" xlink:href="#__RefHeading___Toc307_2884767292" text:style-name="Index_20_Link" text:visited-style-name="Index_20_Link">Cycles - Passes Panel<text:tab/>15</text:a></text:p>
          <text:p text:style-name="P157"><text:a xlink:type="simple" xlink:href="#__RefHeading___Toc309_2884767292" text:style-name="Index_20_Link" text:visited-style-name="Index_20_Link">Data subpanel<text:tab/>16</text:a></text:p>
          <text:p text:style-name="P158"><text:a xlink:type="simple" xlink:href="#__RefHeading___Toc991_3165686327" text:style-name="Index_20_Link" text:visited-style-name="Index_20_Link">Include<text:tab/>16</text:a></text:p>
          <text:p text:style-name="P159"><text:a xlink:type="simple" xlink:href="#__RefHeading___Toc311_2884767292" text:style-name="Index_20_Link" text:visited-style-name="Index_20_Link">Combined<text:tab/>16</text:a></text:p>
          <text:p text:style-name="P159"><text:a xlink:type="simple" xlink:href="#__RefHeading___Toc993_3165686327" text:style-name="Index_20_Link" text:visited-style-name="Index_20_Link">Z<text:tab/>16</text:a></text:p>
          <text:p text:style-name="P159"><text:a xlink:type="simple" xlink:href="#__RefHeading___Toc313_2884767292" text:style-name="Index_20_Link" text:visited-style-name="Index_20_Link">Mist<text:tab/>16</text:a></text:p>
          <text:p text:style-name="P159"><text:a xlink:type="simple" xlink:href="#__RefHeading___Toc995_3165686327" text:style-name="Index_20_Link" text:visited-style-name="Index_20_Link">Normal<text:tab/>16</text:a></text:p>
          <text:p text:style-name="P159"><text:a xlink:type="simple" xlink:href="#__RefHeading___Toc315_2884767292" text:style-name="Index_20_Link" text:visited-style-name="Index_20_Link">Vector<text:tab/>16</text:a></text:p>
          <text:p text:style-name="P159"><text:a xlink:type="simple" xlink:href="#__RefHeading___Toc997_3165686327" text:style-name="Index_20_Link" text:visited-style-name="Index_20_Link">UV<text:tab/>16</text:a></text:p>
          <text:p text:style-name="P159"><text:a xlink:type="simple" xlink:href="#__RefHeading___Toc999_3165686327" text:style-name="Index_20_Link" text:visited-style-name="Index_20_Link">Denoising Data<text:tab/>16</text:a></text:p>
          <text:p text:style-name="P158"><text:a xlink:type="simple" xlink:href="#__RefHeading___Toc1001_3165686327" text:style-name="Index_20_Link" text:visited-style-name="Index_20_Link">Indexes<text:tab/>16</text:a></text:p>
          <text:p text:style-name="P159"><text:a xlink:type="simple" xlink:href="#__RefHeading___Toc317_2884767292" text:style-name="Index_20_Link" text:visited-style-name="Index_20_Link">Object Index<text:tab/>16</text:a></text:p>
          <text:p text:style-name="P159"><text:a xlink:type="simple" xlink:href="#__RefHeading___Toc327_2884767292" text:style-name="Index_20_Link" text:visited-style-name="Index_20_Link">Material Index<text:tab/>16</text:a></text:p>
          <text:p text:style-name="P158"><text:a xlink:type="simple" xlink:href="#__RefHeading___Toc1003_3165686327" text:style-name="Index_20_Link" text:visited-style-name="Index_20_Link">Debug<text:tab/>16</text:a></text:p>
          <text:p text:style-name="P159"><text:a xlink:type="simple" xlink:href="#__RefHeading___Toc1005_3165686327" text:style-name="Index_20_Link" text:visited-style-name="Index_20_Link">Sample Count<text:tab/>16</text:a></text:p>
          <text:p text:style-name="P158"><text:a xlink:type="simple" xlink:href="#__RefHeading___Toc331_2884767292" text:style-name="Index_20_Link" text:visited-style-name="Index_20_Link">Alpha Threshold<text:tab/>16</text:a></text:p>
          <text:p text:style-name="P157"><text:a xlink:type="simple" xlink:href="#__RefHeading___Toc2249_2933140213" text:style-name="Index_20_Link" text:visited-style-name="Index_20_Link">Mist subpanel<text:tab/>17</text:a></text:p>
          <text:p text:style-name="P157"><text:a xlink:type="simple" xlink:href="#__RefHeading___Toc680_27603965321" text:style-name="Index_20_Link" text:visited-style-name="Index_20_Link">Start<text:tab/>17</text:a></text:p>
          <text:p text:style-name="P157"><text:a xlink:type="simple" xlink:href="#__RefHeading___Toc682_27603965321" text:style-name="Index_20_Link" text:visited-style-name="Index_20_Link">Depth<text:tab/>17</text:a></text:p>
          <text:p text:style-name="P157"><text:soft-page-break/><text:a xlink:type="simple" xlink:href="#__RefHeading___Toc684_27603965321" text:style-name="Index_20_Link" text:visited-style-name="Index_20_Link">Falloff<text:tab/>17</text:a></text:p>
          <text:p text:style-name="P157"><text:a xlink:type="simple" xlink:href="#__RefHeading___Toc333_2884767292" text:style-name="Index_20_Link" text:visited-style-name="Index_20_Link">Light subpanel<text:tab/>17</text:a></text:p>
          <text:p text:style-name="P158"><text:a xlink:type="simple" xlink:href="#__RefHeading___Toc335_2884767292" text:style-name="Index_20_Link" text:visited-style-name="Index_20_Link">Diffuse<text:tab/>17</text:a></text:p>
          <text:p text:style-name="P159"><text:a xlink:type="simple" xlink:href="#__RefHeading___Toc623_2884767292" text:style-name="Index_20_Link" text:visited-style-name="Index_20_Link">Direct<text:tab/>17</text:a></text:p>
          <text:p text:style-name="P159"><text:a xlink:type="simple" xlink:href="#__RefHeading___Toc625_2884767292" text:style-name="Index_20_Link" text:visited-style-name="Index_20_Link">Indirect<text:tab/>17</text:a></text:p>
          <text:p text:style-name="P159"><text:a xlink:type="simple" xlink:href="#__RefHeading___Toc627_2884767292" text:style-name="Index_20_Link" text:visited-style-name="Index_20_Link">Color<text:tab/>17</text:a></text:p>
          <text:p text:style-name="P158"><text:a xlink:type="simple" xlink:href="#__RefHeading___Toc337_2884767292" text:style-name="Index_20_Link" text:visited-style-name="Index_20_Link">Glossy<text:tab/>17</text:a></text:p>
          <text:p text:style-name="P159"><text:a xlink:type="simple" xlink:href="#__RefHeading___Toc629_2884767292" text:style-name="Index_20_Link" text:visited-style-name="Index_20_Link">Direct<text:tab/>17</text:a></text:p>
          <text:p text:style-name="P159"><text:a xlink:type="simple" xlink:href="#__RefHeading___Toc631_2884767292" text:style-name="Index_20_Link" text:visited-style-name="Index_20_Link">Indirect<text:tab/>17</text:a></text:p>
          <text:p text:style-name="P159"><text:a xlink:type="simple" xlink:href="#__RefHeading___Toc633_2884767292" text:style-name="Index_20_Link" text:visited-style-name="Index_20_Link">Color<text:tab/>17</text:a></text:p>
          <text:p text:style-name="P158"><text:a xlink:type="simple" xlink:href="#__RefHeading___Toc339_2884767292" text:style-name="Index_20_Link" text:visited-style-name="Index_20_Link">Transmission<text:tab/>18</text:a></text:p>
          <text:p text:style-name="P159"><text:a xlink:type="simple" xlink:href="#__RefHeading___Toc635_2884767292" text:style-name="Index_20_Link" text:visited-style-name="Index_20_Link">Direct<text:tab/>18</text:a></text:p>
          <text:p text:style-name="P159"><text:a xlink:type="simple" xlink:href="#__RefHeading___Toc637_2884767292" text:style-name="Index_20_Link" text:visited-style-name="Index_20_Link">Indirect<text:tab/>18</text:a></text:p>
          <text:p text:style-name="P159"><text:a xlink:type="simple" xlink:href="#__RefHeading___Toc639_2884767292" text:style-name="Index_20_Link" text:visited-style-name="Index_20_Link">Color<text:tab/>18</text:a></text:p>
          <text:p text:style-name="P158"><text:a xlink:type="simple" xlink:href="#__RefHeading___Toc343_2884767292" text:style-name="Index_20_Link" text:visited-style-name="Index_20_Link">Volume<text:tab/>18</text:a></text:p>
          <text:p text:style-name="P159"><text:a xlink:type="simple" xlink:href="#__RefHeading___Toc647_2884767292" text:style-name="Index_20_Link" text:visited-style-name="Index_20_Link">Direct<text:tab/>18</text:a></text:p>
          <text:p text:style-name="P159"><text:a xlink:type="simple" xlink:href="#__RefHeading___Toc649_2884767292" text:style-name="Index_20_Link" text:visited-style-name="Index_20_Link">Indirect<text:tab/>18</text:a></text:p>
          <text:p text:style-name="P159"><text:a xlink:type="simple" xlink:href="#__RefHeading___Toc651_2884767292" text:style-name="Index_20_Link" text:visited-style-name="Index_20_Link">Color<text:tab/>18</text:a></text:p>
          <text:p text:style-name="P158"><text:a xlink:type="simple" xlink:href="#__RefHeading___Toc1007_3165686327" text:style-name="Index_20_Link" text:visited-style-name="Index_20_Link">Other<text:tab/>18</text:a></text:p>
          <text:p text:style-name="P159"><text:a xlink:type="simple" xlink:href="#__RefHeading___Toc653_2884767292" text:style-name="Index_20_Link" text:visited-style-name="Index_20_Link">Emission<text:tab/>18</text:a></text:p>
          <text:p text:style-name="P159"><text:a xlink:type="simple" xlink:href="#__RefHeading___Toc655_2884767292" text:style-name="Index_20_Link" text:visited-style-name="Index_20_Link">Environment<text:tab/>18</text:a></text:p>
          <text:p text:style-name="P159"><text:a xlink:type="simple" xlink:href="#__RefHeading___Toc657_2884767292" text:style-name="Index_20_Link" text:visited-style-name="Index_20_Link">Shadow<text:tab/>18</text:a></text:p>
          <text:p text:style-name="P159"><text:a xlink:type="simple" xlink:href="#__RefHeading___Toc659_2884767292" text:style-name="Index_20_Link" text:visited-style-name="Index_20_Link">Ambient Occlusion<text:tab/>18</text:a></text:p>
          <text:p text:style-name="P157"><text:a xlink:type="simple" xlink:href="#__RefHeading___Toc345_2884767292" text:style-name="Index_20_Link" text:visited-style-name="Index_20_Link">Cryptomatte subpanel<text:tab/>19</text:a></text:p>
          <text:p text:style-name="P158"><text:a xlink:type="simple" xlink:href="#__RefHeading___Toc1009_3165686327" text:style-name="Index_20_Link" text:visited-style-name="Index_20_Link">Include<text:tab/>19</text:a></text:p>
          <text:p text:style-name="P159"><text:a xlink:type="simple" xlink:href="#__RefHeading___Toc661_2884767292" text:style-name="Index_20_Link" text:visited-style-name="Index_20_Link">Object<text:tab/>19</text:a></text:p>
          <text:p text:style-name="P159"><text:a xlink:type="simple" xlink:href="#__RefHeading___Toc663_2884767292" text:style-name="Index_20_Link" text:visited-style-name="Index_20_Link">Materials<text:tab/>19</text:a></text:p>
          <text:p text:style-name="P159"><text:a xlink:type="simple" xlink:href="#__RefHeading___Toc665_2884767292" text:style-name="Index_20_Link" text:visited-style-name="Index_20_Link">Asset<text:tab/>19</text:a></text:p>
          <text:p text:style-name="P158"><text:a xlink:type="simple" xlink:href="#__RefHeading___Toc1230_253158233" text:style-name="Index_20_Link" text:visited-style-name="Index_20_Link">Include Settings<text:tab/>19</text:a></text:p>
          <text:p text:style-name="P159"><text:a xlink:type="simple" xlink:href="#__RefHeading___Toc667_288476729211" text:style-name="Index_20_Link" text:visited-style-name="Index_20_Link">Levels<text:tab/>19</text:a></text:p>
          <text:p text:style-name="P159"><text:a xlink:type="simple" xlink:href="#__RefHeading___Toc669_288476729211" text:style-name="Index_20_Link" text:visited-style-name="Index_20_Link">Accurate Mode<text:tab/>19</text:a></text:p>
          <text:p text:style-name="P157"><text:a xlink:type="simple" xlink:href="#__RefHeading___Toc1232_253158233" text:style-name="Index_20_Link" text:visited-style-name="Index_20_Link">Shader AOV subpanel<text:tab/>19</text:a></text:p>
          <text:p text:style-name="P158"><text:a xlink:type="simple" xlink:href="#__RefHeading___Toc1234_253158233" text:style-name="Index_20_Link" text:visited-style-name="Index_20_Link">List of AOV<text:tab/>19</text:a></text:p>
          <text:p text:style-name="P159"><text:a xlink:type="simple" xlink:href="#__RefHeading___Toc1236_253158233" text:style-name="Index_20_Link" text:visited-style-name="Index_20_Link">Name<text:tab/>19</text:a></text:p>
          <text:p text:style-name="P159"><text:a xlink:type="simple" xlink:href="#__RefHeading___Toc1238_253158233" text:style-name="Index_20_Link" text:visited-style-name="Index_20_Link">Data Type<text:tab/>19</text:a></text:p>
          <text:p text:style-name="P158"><text:a xlink:type="simple" xlink:href="#__RefHeading___Toc1240_253158233" text:style-name="Index_20_Link" text:visited-style-name="Index_20_Link">Add AOV<text:tab/>20</text:a></text:p>
          <text:p text:style-name="P158"><text:a xlink:type="simple" xlink:href="#__RefHeading___Toc1242_253158233" text:style-name="Index_20_Link" text:visited-style-name="Index_20_Link">Remove AOV<text:tab/>20</text:a></text:p>
          <text:p text:style-name="P157"><text:a xlink:type="simple" xlink:href="#__RefHeading___Toc6258_486077749" text:style-name="Index_20_Link" text:visited-style-name="Index_20_Link">Light Groups subpanel<text:tab/>20</text:a></text:p>
          <text:p text:style-name="P150"><text:a xlink:type="simple" xlink:href="#__RefHeading___Toc295_2884767292" text:style-name="Index_20_Link" text:visited-style-name="Index_20_Link">Cycles - Filter Panel<text:tab/>20</text:a></text:p>
          <text:p text:style-name="P157"><text:a xlink:type="simple" xlink:href="#__RefHeading___Toc297_2884767292" text:style-name="Index_20_Link" text:visited-style-name="Index_20_Link">Include<text:tab/>20</text:a></text:p>
          <text:p text:style-name="P158"><text:a xlink:type="simple" xlink:href="#__RefHeading___Toc1011_3165686327" text:style-name="Index_20_Link" text:visited-style-name="Index_20_Link">Environment<text:tab/>20</text:a></text:p>
          <text:p text:style-name="P158"><text:a xlink:type="simple" xlink:href="#__RefHeading___Toc1013_3165686327" text:style-name="Index_20_Link" text:visited-style-name="Index_20_Link">Ambient Occlusion<text:tab/>20</text:a></text:p>
          <text:p text:style-name="P158"><text:a xlink:type="simple" xlink:href="#__RefHeading___Toc299_2884767292" text:style-name="Index_20_Link" text:visited-style-name="Index_20_Link">Surfaces<text:tab/>20</text:a></text:p>
          <text:p text:style-name="P158"><text:a xlink:type="simple" xlink:href="#__RefHeading___Toc1015_3165686327" text:style-name="Index_20_Link" text:visited-style-name="Index_20_Link">Hair<text:tab/>20</text:a></text:p>
          <text:p text:style-name="P158"><text:a xlink:type="simple" xlink:href="#__RefHeading___Toc1017_3165686327" text:style-name="Index_20_Link" text:visited-style-name="Index_20_Link">Volume<text:tab/>20</text:a></text:p>
          <text:p text:style-name="P157"><text:a xlink:type="simple" xlink:href="#__RefHeading___Toc301_2884767292" text:style-name="Index_20_Link" text:visited-style-name="Index_20_Link">Freestyle<text:tab/>21</text:a></text:p>
          <text:p text:style-name="P157"><text:a xlink:type="simple" xlink:href="#__RefHeading___Toc1636_1229266540" text:style-name="Index_20_Link" text:visited-style-name="Index_20_Link">Use<text:tab/>21</text:a></text:p>
          <text:p text:style-name="P158"><text:a xlink:type="simple" xlink:href="#__RefHeading___Toc1638_1229266540" text:style-name="Index_20_Link" text:visited-style-name="Index_20_Link">Motion Blur<text:tab/>21</text:a></text:p>
          <text:p text:style-name="P150"><text:a xlink:type="simple" xlink:href="#__RefHeading___Toc1019_3165686327" text:style-name="Index_20_Link" text:visited-style-name="Index_20_Link">Cycles - Override Panel<text:tab/>21</text:a></text:p>
          <text:p text:style-name="P157"><text:a xlink:type="simple" xlink:href="#__RefHeading___Toc1021_3165686327" text:style-name="Index_20_Link" text:visited-style-name="Index_20_Link">Material Override<text:tab/>21</text:a></text:p>
          <text:p text:style-name="P157"><text:a xlink:type="simple" xlink:href="#__RefHeading___Toc1023_3165686327" text:style-name="Index_20_Link" text:visited-style-name="Index_20_Link">Samples<text:tab/>21</text:a></text:p>
          <text:p text:style-name="P150"><text:a xlink:type="simple" xlink:href="#__RefHeading___Toc7379_323952045" text:style-name="Index_20_Link" text:visited-style-name="Index_20_Link">Freestyle Panel<text:tab/>21</text:a></text:p>
          <text:p text:style-name="P157"><text:a xlink:type="simple" xlink:href="#__RefHeading___Toc7381_323952045" text:style-name="Index_20_Link" text:visited-style-name="Index_20_Link">Enable<text:tab/>21</text:a></text:p>
          <text:p text:style-name="P157"><text:soft-page-break/><text:a xlink:type="simple" xlink:href="#__RefHeading___Toc7383_323952045" text:style-name="Index_20_Link" text:visited-style-name="Index_20_Link">Control Mode<text:tab/>22</text:a></text:p>
          <text:p text:style-name="P157"><text:a xlink:type="simple" xlink:href="#__RefHeading___Toc7385_323952045" text:style-name="Index_20_Link" text:visited-style-name="Index_20_Link">View Map Cache<text:tab/>22</text:a></text:p>
          <text:p text:style-name="P157"><text:a xlink:type="simple" xlink:href="#__RefHeading___Toc7387_323952045" text:style-name="Index_20_Link" text:visited-style-name="Index_20_Link">As Render Pass<text:tab/>22</text:a></text:p>
          <text:p text:style-name="P158"><text:a xlink:type="simple" xlink:href="#__RefHeading___Toc7389_323952045" text:style-name="Index_20_Link" text:visited-style-name="Index_20_Link">Edge detection subpanel<text:tab/>22</text:a></text:p>
          <text:p text:style-name="P159"><text:a xlink:type="simple" xlink:href="#__RefHeading___Toc7391_323952045" text:style-name="Index_20_Link" text:visited-style-name="Index_20_Link">Crease Angle<text:tab/>22</text:a></text:p>
          <text:p text:style-name="P159"><text:a xlink:type="simple" xlink:href="#__RefHeading___Toc7393_323952045" text:style-name="Index_20_Link" text:visited-style-name="Index_20_Link">Culling<text:tab/>22</text:a></text:p>
          <text:p text:style-name="P159"><text:a xlink:type="simple" xlink:href="#__RefHeading___Toc7395_323952045" text:style-name="Index_20_Link" text:visited-style-name="Index_20_Link">Face Smoothness<text:tab/>22</text:a></text:p>
          <text:p text:style-name="P159"><text:a xlink:type="simple" xlink:href="#__RefHeading___Toc7397_323952045" text:style-name="Index_20_Link" text:visited-style-name="Index_20_Link">Material Boundaries<text:tab/>22</text:a></text:p>
          <text:p text:style-name="P159"><text:a xlink:type="simple" xlink:href="#__RefHeading___Toc7399_323952045" text:style-name="Index_20_Link" text:visited-style-name="Index_20_Link">Ridges and Valleys<text:tab/>22</text:a></text:p>
          <text:p text:style-name="P159"><text:a xlink:type="simple" xlink:href="#__RefHeading___Toc7401_323952045" text:style-name="Index_20_Link" text:visited-style-name="Index_20_Link">Suggestive Contours<text:tab/>22</text:a></text:p>
          <text:p text:style-name="P159"><text:a xlink:type="simple" xlink:href="#__RefHeading___Toc7403_323952045" text:style-name="Index_20_Link" text:visited-style-name="Index_20_Link">Sphere Radius<text:tab/>23</text:a></text:p>
          <text:p text:style-name="P159"><text:a xlink:type="simple" xlink:href="#__RefHeading___Toc7405_323952045" text:style-name="Index_20_Link" text:visited-style-name="Index_20_Link">Kr Derivate Epsilon<text:tab/>23</text:a></text:p>
          <text:p text:style-name="P158"><text:a xlink:type="simple" xlink:href="#__RefHeading___Toc7407_323952045" text:style-name="Index_20_Link" text:visited-style-name="Index_20_Link">Style Module subpanel<text:tab/>23</text:a></text:p>
          <text:p text:style-name="P150"><text:a xlink:type="simple" xlink:href="#__RefHeading___Toc7409_323952045" text:style-name="Index_20_Link" text:visited-style-name="Index_20_Link">Freestyle Line Set Panel<text:tab/>23</text:a></text:p>
          <text:p text:style-name="P157"><text:a xlink:type="simple" xlink:href="#__RefHeading___Toc7426_323952045" text:style-name="Index_20_Link" text:visited-style-name="Index_20_Link">List of Line Sets<text:tab/>23</text:a></text:p>
          <text:p text:style-name="P158"><text:a xlink:type="simple" xlink:href="#__RefHeading___Toc7428_323952045" text:style-name="Index_20_Link" text:visited-style-name="Index_20_Link">Drag Handler<text:tab/>23</text:a></text:p>
          <text:p text:style-name="P158"><text:a xlink:type="simple" xlink:href="#__RefHeading___Toc7430_323952045" text:style-name="Index_20_Link" text:visited-style-name="Index_20_Link">Search field<text:tab/>23</text:a></text:p>
          <text:p text:style-name="P159"><text:a xlink:type="simple" xlink:href="#__RefHeading___Toc7432_323952045" text:style-name="Index_20_Link" text:visited-style-name="Index_20_Link">Edit Box<text:tab/>23</text:a></text:p>
          <text:p text:style-name="P159"><text:a xlink:type="simple" xlink:href="#__RefHeading___Toc7434_323952045" text:style-name="Index_20_Link" text:visited-style-name="Index_20_Link">Invert<text:tab/>23</text:a></text:p>
          <text:p text:style-name="P159"><text:a xlink:type="simple" xlink:href="#__RefHeading___Toc7436_323952045" text:style-name="Index_20_Link" text:visited-style-name="Index_20_Link">Sort by Name<text:tab/>24</text:a></text:p>
          <text:p text:style-name="P159"><text:a xlink:type="simple" xlink:href="#__RefHeading___Toc7438_323952045" text:style-name="Index_20_Link" text:visited-style-name="Index_20_Link">Reverse<text:tab/>24</text:a></text:p>
          <text:p text:style-name="P158"><text:a xlink:type="simple" xlink:href="#__RefHeading___Toc7440_323952045" text:style-name="Index_20_Link" text:visited-style-name="Index_20_Link">Add Line Set<text:tab/>24</text:a></text:p>
          <text:p text:style-name="P158"><text:a xlink:type="simple" xlink:href="#__RefHeading___Toc7442_323952045" text:style-name="Index_20_Link" text:visited-style-name="Index_20_Link">Remove Line Set<text:tab/>24</text:a></text:p>
          <text:p text:style-name="P158"><text:a xlink:type="simple" xlink:href="#__RefHeading___Toc7444_323952045" text:style-name="Index_20_Link" text:visited-style-name="Index_20_Link">Lineset Specials menu<text:tab/>24</text:a></text:p>
          <text:p text:style-name="P159"><text:a xlink:type="simple" xlink:href="#__RefHeading___Toc7446_323952045" text:style-name="Index_20_Link" text:visited-style-name="Index_20_Link">Copy Line Set<text:tab/>24</text:a></text:p>
          <text:p text:style-name="P159"><text:a xlink:type="simple" xlink:href="#__RefHeading___Toc7448_323952045" text:style-name="Index_20_Link" text:visited-style-name="Index_20_Link">Paste Line Set<text:tab/>24</text:a></text:p>
          <text:p text:style-name="P158"><text:a xlink:type="simple" xlink:href="#__RefHeading___Toc7450_323952045" text:style-name="Index_20_Link" text:visited-style-name="Index_20_Link">Move Line Set up or down<text:tab/>24</text:a></text:p>
          <text:p text:style-name="P157"><text:a xlink:type="simple" xlink:href="#__RefHeading___Toc7452_323952045" text:style-name="Index_20_Link" text:visited-style-name="Index_20_Link">Line style data property<text:tab/>24</text:a></text:p>
          <text:p text:style-name="P158"><text:a xlink:type="simple" xlink:href="#__RefHeading___Toc7454_323952045" text:style-name="Index_20_Link" text:visited-style-name="Index_20_Link">Data Browser<text:tab/>24</text:a></text:p>
          <text:p text:style-name="P158"><text:a xlink:type="simple" xlink:href="#__RefHeading___Toc7456_323952045" text:style-name="Index_20_Link" text:visited-style-name="Index_20_Link">Edit Box<text:tab/>24</text:a></text:p>
          <text:p text:style-name="P158"><text:a xlink:type="simple" xlink:href="#__RefHeading___Toc7458_323952045" text:style-name="Index_20_Link" text:visited-style-name="Index_20_Link">Fake User<text:tab/>24</text:a></text:p>
          <text:p text:style-name="P158"><text:a xlink:type="simple" xlink:href="#__RefHeading___Toc7460_323952045" text:style-name="Index_20_Link" text:visited-style-name="Index_20_Link">Add new LineStyle<text:tab/>24</text:a></text:p>
          <text:p text:style-name="P158"><text:a xlink:type="simple" xlink:href="#__RefHeading___Toc7462_323952045" text:style-name="Index_20_Link" text:visited-style-name="Index_20_Link">Remove LineStyle<text:tab/>25</text:a></text:p>
          <text:p text:style-name="P157"><text:a xlink:type="simple" xlink:href="#__RefHeading___Toc2172_2042724713" text:style-name="Index_20_Link" text:visited-style-name="Index_20_Link">Select by Image Border<text:tab/>25</text:a></text:p>
          <text:p text:style-name="P157"><text:a xlink:type="simple" xlink:href="#__RefHeading___Toc2174_2042724713" text:style-name="Index_20_Link" text:visited-style-name="Index_20_Link">Visibility Subpanel<text:tab/>25</text:a></text:p>
          <text:p text:style-name="P158"><text:a xlink:type="simple" xlink:href="#__RefHeading___Toc2176_2042724713" text:style-name="Index_20_Link" text:visited-style-name="Index_20_Link">Type<text:tab/>25</text:a></text:p>
          <text:p text:style-name="P159"><text:a xlink:type="simple" xlink:href="#__RefHeading___Toc2178_2042724713" text:style-name="Index_20_Link" text:visited-style-name="Index_20_Link">Visible<text:tab/>25</text:a></text:p>
          <text:p text:style-name="P159"><text:a xlink:type="simple" xlink:href="#__RefHeading___Toc2180_2042724713" text:style-name="Index_20_Link" text:visited-style-name="Index_20_Link">Hidden<text:tab/>25</text:a></text:p>
          <text:p text:style-name="P159"><text:a xlink:type="simple" xlink:href="#__RefHeading___Toc2182_2042724713" text:style-name="Index_20_Link" text:visited-style-name="Index_20_Link">Quantitative invisibility<text:tab/>25</text:a></text:p>
          <text:p text:style-name="P160"><text:a xlink:type="simple" xlink:href="#__RefHeading___Toc2184_2042724713" text:style-name="Index_20_Link" text:visited-style-name="Index_20_Link">Start<text:tab/>25</text:a></text:p>
          <text:p text:style-name="P160"><text:a xlink:type="simple" xlink:href="#__RefHeading___Toc2186_2042724713" text:style-name="Index_20_Link" text:visited-style-name="Index_20_Link">End<text:tab/>25</text:a></text:p>
          <text:p text:style-name="P157"><text:a xlink:type="simple" xlink:href="#__RefHeading___Toc2358_398223571" text:style-name="Index_20_Link" text:visited-style-name="Index_20_Link">Edge Type subpanel<text:tab/>25</text:a></text:p>
          <text:p text:style-name="P158"><text:a xlink:type="simple" xlink:href="#__RefHeading___Toc2360_398223571" text:style-name="Index_20_Link" text:visited-style-name="Index_20_Link">Selection by Edge Types<text:tab/>25</text:a></text:p>
          <text:p text:style-name="P158"><text:a xlink:type="simple" xlink:href="#__RefHeading___Toc2362_398223571" text:style-name="Index_20_Link" text:visited-style-name="Index_20_Link">Negation<text:tab/>25</text:a></text:p>
          <text:p text:style-name="P159"><text:a xlink:type="simple" xlink:href="#__RefHeading___Toc2364_398223571" text:style-name="Index_20_Link" text:visited-style-name="Index_20_Link">Inclusive<text:tab/>25</text:a></text:p>
          <text:p text:style-name="P159"><text:a xlink:type="simple" xlink:href="#__RefHeading___Toc2366_398223571" text:style-name="Index_20_Link" text:visited-style-name="Index_20_Link">Exclusive<text:tab/>25</text:a></text:p>
          <text:p text:style-name="P158"><text:a xlink:type="simple" xlink:href="#__RefHeading___Toc2368_398223571" text:style-name="Index_20_Link" text:visited-style-name="Index_20_Link">Combination<text:tab/>26</text:a></text:p>
          <text:p text:style-name="P159"><text:a xlink:type="simple" xlink:href="#__RefHeading___Toc2370_398223571" text:style-name="Index_20_Link" text:visited-style-name="Index_20_Link">Logical Or<text:tab/>26</text:a></text:p>
          <text:p text:style-name="P159"><text:a xlink:type="simple" xlink:href="#__RefHeading___Toc2372_398223571" text:style-name="Index_20_Link" text:visited-style-name="Index_20_Link">Logical And<text:tab/>26</text:a></text:p>
          <text:p text:style-name="P159"><text:a xlink:type="simple" xlink:href="#__RefHeading___Toc2374_398223571" text:style-name="Index_20_Link" text:visited-style-name="Index_20_Link">Type<text:tab/>26</text:a></text:p>
          <text:p text:style-name="P158"><text:a xlink:type="simple" xlink:href="#__RefHeading___Toc2376_398223571" text:style-name="Index_20_Link" text:visited-style-name="Index_20_Link">Face Masks Subpanel<text:tab/>26</text:a></text:p>
          <text:p text:style-name="P158"><text:a xlink:type="simple" xlink:href="#__RefHeading___Toc2378_398223571" text:style-name="Index_20_Link" text:visited-style-name="Index_20_Link">Selection by Face Marks<text:tab/>26</text:a></text:p>
          <text:p text:style-name="P159"><text:a xlink:type="simple" xlink:href="#__RefHeading___Toc2380_398223571" text:style-name="Index_20_Link" text:visited-style-name="Index_20_Link">Negation<text:tab/>26</text:a></text:p>
          <text:p text:style-name="P159"><text:soft-page-break/><text:a xlink:type="simple" xlink:href="#__RefHeading___Toc2382_398223571" text:style-name="Index_20_Link" text:visited-style-name="Index_20_Link">Condition<text:tab/>26</text:a></text:p>
          <text:p text:style-name="P157"><text:a xlink:type="simple" xlink:href="#__RefHeading___Toc2384_398223571" text:style-name="Index_20_Link" text:visited-style-name="Index_20_Link">Collection Subpanel<text:tab/>26</text:a></text:p>
          <text:p text:style-name="P158"><text:a xlink:type="simple" xlink:href="#__RefHeading___Toc2386_398223571" text:style-name="Index_20_Link" text:visited-style-name="Index_20_Link">Selection by Collection<text:tab/>26</text:a></text:p>
          <text:p text:style-name="P158"><text:a xlink:type="simple" xlink:href="#__RefHeading___Toc2388_398223571" text:style-name="Index_20_Link" text:visited-style-name="Index_20_Link">Line Set Collection<text:tab/>26</text:a></text:p>
          <text:p text:style-name="P158"><text:a xlink:type="simple" xlink:href="#__RefHeading___Toc2390_398223571" text:style-name="Index_20_Link" text:visited-style-name="Index_20_Link">Negation<text:tab/>26</text:a></text:p>
          <text:p text:style-name="P150"><text:a xlink:type="simple" xlink:href="#__RefHeading___Toc2215_2042724713" text:style-name="Index_20_Link" text:visited-style-name="Index_20_Link">Freestyle Strokes Panel<text:tab/>26</text:a></text:p>
          <text:p text:style-name="P157"><text:a xlink:type="simple" xlink:href="#__RefHeading___Toc2392_398223571" text:style-name="Index_20_Link" text:visited-style-name="Index_20_Link">Caps<text:tab/>27</text:a></text:p>
          <text:p text:style-name="P157"><text:a xlink:type="simple" xlink:href="#__RefHeading___Toc2394_398223571" text:style-name="Index_20_Link" text:visited-style-name="Index_20_Link">Chaining Subpanel<text:tab/>27</text:a></text:p>
          <text:p text:style-name="P158"><text:a xlink:type="simple" xlink:href="#__RefHeading___Toc2396_398223571" text:style-name="Index_20_Link" text:visited-style-name="Index_20_Link">Chaining<text:tab/>27</text:a></text:p>
          <text:p text:style-name="P158"><text:a xlink:type="simple" xlink:href="#__RefHeading___Toc2398_398223571" text:style-name="Index_20_Link" text:visited-style-name="Index_20_Link">Method<text:tab/>27</text:a></text:p>
          <text:p text:style-name="P159"><text:a xlink:type="simple" xlink:href="#__RefHeading___Toc2400_398223571" text:style-name="Index_20_Link" text:visited-style-name="Index_20_Link">Plain<text:tab/>27</text:a></text:p>
          <text:p text:style-name="P159"><text:a xlink:type="simple" xlink:href="#__RefHeading___Toc2402_398223571" text:style-name="Index_20_Link" text:visited-style-name="Index_20_Link">Sketchy<text:tab/>27</text:a></text:p>
          <text:p text:style-name="P160"><text:a xlink:type="simple" xlink:href="#__RefHeading___Toc2404_398223571" text:style-name="Index_20_Link" text:visited-style-name="Index_20_Link">Rounds<text:tab/>27</text:a></text:p>
          <text:p text:style-name="P157"><text:a xlink:type="simple" xlink:href="#__RefHeading___Toc2406_398223571" text:style-name="Index_20_Link" text:visited-style-name="Index_20_Link">Splitting subpanel<text:tab/>27</text:a></text:p>
          <text:p text:style-name="P158"><text:a xlink:type="simple" xlink:href="#__RefHeading___Toc2408_398223571" text:style-name="Index_20_Link" text:visited-style-name="Index_20_Link">Min 2D Angle<text:tab/>27</text:a></text:p>
          <text:p text:style-name="P158"><text:a xlink:type="simple" xlink:href="#__RefHeading___Toc2410_398223571" text:style-name="Index_20_Link" text:visited-style-name="Index_20_Link">Max 2D Angle<text:tab/>27</text:a></text:p>
          <text:p text:style-name="P158"><text:a xlink:type="simple" xlink:href="#__RefHeading___Toc2412_398223571" text:style-name="Index_20_Link" text:visited-style-name="Index_20_Link">2D Length<text:tab/>27</text:a></text:p>
          <text:p text:style-name="P158"><text:a xlink:type="simple" xlink:href="#__RefHeading___Toc2414_398223571" text:style-name="Index_20_Link" text:visited-style-name="Index_20_Link">Material Boundary<text:tab/>27</text:a></text:p>
          <text:p text:style-name="P158"><text:a xlink:type="simple" xlink:href="#__RefHeading___Toc2416_398223571" text:style-name="Index_20_Link" text:visited-style-name="Index_20_Link">Split Pattern sub subpanel<text:tab/>28</text:a></text:p>
          <text:p text:style-name="P159"><text:a xlink:type="simple" xlink:href="#__RefHeading___Toc2418_398223571" text:style-name="Index_20_Link" text:visited-style-name="Index_20_Link">Use Split Pattern<text:tab/>28</text:a></text:p>
          <text:p text:style-name="P160"><text:a xlink:type="simple" xlink:href="#__RefHeading___Toc2420_398223571" text:style-name="Index_20_Link" text:visited-style-name="Index_20_Link">Dash 1, 2, 3<text:tab/>28</text:a></text:p>
          <text:p text:style-name="P160"><text:a xlink:type="simple" xlink:href="#__RefHeading___Toc2422_398223571" text:style-name="Index_20_Link" text:visited-style-name="Index_20_Link">Gap 1, 2, 3<text:tab/>28</text:a></text:p>
          <text:p text:style-name="P157"><text:a xlink:type="simple" xlink:href="#__RefHeading___Toc2424_398223571" text:style-name="Index_20_Link" text:visited-style-name="Index_20_Link">Sorting subpanel<text:tab/>28</text:a></text:p>
          <text:p text:style-name="P158"><text:a xlink:type="simple" xlink:href="#__RefHeading___Toc2426_398223571" text:style-name="Index_20_Link" text:visited-style-name="Index_20_Link">Sort Key<text:tab/>28</text:a></text:p>
          <text:p text:style-name="P158"><text:a xlink:type="simple" xlink:href="#__RefHeading___Toc2428_398223571" text:style-name="Index_20_Link" text:visited-style-name="Index_20_Link">Integration Type<text:tab/>28</text:a></text:p>
          <text:p text:style-name="P158"><text:a xlink:type="simple" xlink:href="#__RefHeading___Toc2430_398223571" text:style-name="Index_20_Link" text:visited-style-name="Index_20_Link">Sort order<text:tab/>28</text:a></text:p>
          <text:p text:style-name="P157"><text:a xlink:type="simple" xlink:href="#__RefHeading___Toc2432_398223571" text:style-name="Index_20_Link" text:visited-style-name="Index_20_Link">Selection Subpanel<text:tab/>28</text:a></text:p>
          <text:p text:style-name="P158"><text:a xlink:type="simple" xlink:href="#__RefHeading___Toc2434_398223571" text:style-name="Index_20_Link" text:visited-style-name="Index_20_Link">Min 2D Length<text:tab/>28</text:a></text:p>
          <text:p text:style-name="P158"><text:a xlink:type="simple" xlink:href="#__RefHeading___Toc2436_398223571" text:style-name="Index_20_Link" text:visited-style-name="Index_20_Link">Max 2D Length<text:tab/>28</text:a></text:p>
          <text:p text:style-name="P158"><text:a xlink:type="simple" xlink:href="#__RefHeading___Toc2438_398223571" text:style-name="Index_20_Link" text:visited-style-name="Index_20_Link">Chain Count<text:tab/>28</text:a></text:p>
          <text:p text:style-name="P157"><text:a xlink:type="simple" xlink:href="#__RefHeading___Toc2440_398223571" text:style-name="Index_20_Link" text:visited-style-name="Index_20_Link">Dashed Line subpanel<text:tab/>29</text:a></text:p>
          <text:p text:style-name="P158"><text:a xlink:type="simple" xlink:href="#__RefHeading___Toc2442_398223571" text:style-name="Index_20_Link" text:visited-style-name="Index_20_Link">Dashed Line<text:tab/>29</text:a></text:p>
          <text:p text:style-name="P159"><text:a xlink:type="simple" xlink:href="#__RefHeading___Toc2444_398223571" text:style-name="Index_20_Link" text:visited-style-name="Index_20_Link">Dash 1, 2, 3<text:tab/>29</text:a></text:p>
          <text:p text:style-name="P159"><text:a xlink:type="simple" xlink:href="#__RefHeading___Toc2446_398223571" text:style-name="Index_20_Link" text:visited-style-name="Index_20_Link">Gap</text:a><text:a xlink:type="simple" xlink:href="#__RefHeading___Toc2446_398223571" text:style-name="Index_20_Link" text:visited-style-name="Index_20_Link"> 1, 2, 3<text:tab/>29</text:a></text:p>
          <text:p text:style-name="P150"><text:a xlink:type="simple" xlink:href="#__RefHeading___Toc2448_398223571" text:style-name="Index_20_Link" text:visited-style-name="Index_20_Link">Freestyle Modifiers<text:tab/>29</text:a></text:p>
          <text:p text:style-name="P158"><text:a xlink:type="simple" xlink:href="#__RefHeading___Toc4247_398223571" text:style-name="Index_20_Link" text:visited-style-name="Index_20_Link">Header<text:tab/>29</text:a></text:p>
          <text:p text:style-name="P159"><text:a xlink:type="simple" xlink:href="#__RefHeading___Toc4249_398223571" text:style-name="Index_20_Link" text:visited-style-name="Index_20_Link">Triangle button<text:tab/>29</text:a></text:p>
          <text:p text:style-name="P159"><text:a xlink:type="simple" xlink:href="#__RefHeading___Toc4251_398223571" text:style-name="Index_20_Link" text:visited-style-name="Index_20_Link">Edit Box<text:tab/>29</text:a></text:p>
          <text:p text:style-name="P159"><text:a xlink:type="simple" xlink:href="#__RefHeading___Toc4253_398223571" text:style-name="Index_20_Link" text:visited-style-name="Index_20_Link">Use<text:tab/>29</text:a></text:p>
          <text:p text:style-name="P159"><text:a xlink:type="simple" xlink:href="#__RefHeading___Toc4255_398223571" text:style-name="Index_20_Link" text:visited-style-name="Index_20_Link">Copy Modifier<text:tab/>30</text:a></text:p>
          <text:p text:style-name="P159"><text:a xlink:type="simple" xlink:href="#__RefHeading___Toc4257_398223571" text:style-name="Index_20_Link" text:visited-style-name="Index_20_Link">Move Modifier<text:tab/>30</text:a></text:p>
          <text:p text:style-name="P159"><text:a xlink:type="simple" xlink:href="#__RefHeading___Toc4259_398223571" text:style-name="Index_20_Link" text:visited-style-name="Index_20_Link">Remove Modifier<text:tab/>30</text:a></text:p>
          <text:p text:style-name="P158"><text:a xlink:type="simple" xlink:href="#__RefHeading___Toc4261_398223571" text:style-name="Index_20_Link" text:visited-style-name="Index_20_Link">Color Ramp<text:tab/>30</text:a></text:p>
          <text:p text:style-name="P159"><text:a xlink:type="simple" xlink:href="#__RefHeading___Toc4263_398223571" text:style-name="Index_20_Link" text:visited-style-name="Index_20_Link">Controls<text:tab/>30</text:a></text:p>
          <text:p text:style-name="P160"><text:a xlink:type="simple" xlink:href="#__RefHeading___Toc1171_1009616439" text:style-name="Index_20_Link" text:visited-style-name="Index_20_Link">+<text:tab/>30</text:a></text:p>
          <text:p text:style-name="P160"><text:a xlink:type="simple" xlink:href="#__RefHeading___Toc1173_1009616439" text:style-name="Index_20_Link" text:visited-style-name="Index_20_Link">-<text:tab/>30</text:a></text:p>
          <text:p text:style-name="P160"><text:a xlink:type="simple" xlink:href="#__RefHeading___Toc1175_1009616439" text:style-name="Index_20_Link" text:visited-style-name="Index_20_Link">Tools menu<text:tab/>30</text:a></text:p>
          <text:p text:style-name="P161"><text:a xlink:type="simple" xlink:href="#__RefHeading___Toc1177_1009616439" text:style-name="Index_20_Link" text:visited-style-name="Index_20_Link">Flip Color Ramp<text:tab/>30</text:a></text:p>
          <text:p text:style-name="P161"><text:a xlink:type="simple" xlink:href="#__RefHeading___Toc1179_1009616439" text:style-name="Index_20_Link" text:visited-style-name="Index_20_Link">Distribute Stops from Left<text:tab/>30</text:a></text:p>
          <text:p text:style-name="P161"><text:a xlink:type="simple" xlink:href="#__RefHeading___Toc1181_1009616439" text:style-name="Index_20_Link" text:visited-style-name="Index_20_Link">Distribute Stops Evenly<text:tab/>30</text:a></text:p>
          <text:p text:style-name="P161"><text:a xlink:type="simple" xlink:href="#__RefHeading___Toc1183_1009616439" text:style-name="Index_20_Link" text:visited-style-name="Index_20_Link">Eyedropper (pipette icon) E<text:tab/>30</text:a></text:p>
          <text:p text:style-name="P161"><text:a xlink:type="simple" xlink:href="#__RefHeading___Toc1185_1009616439" text:style-name="Index_20_Link" text:visited-style-name="Index_20_Link">Reset Color Ramp<text:tab/>30</text:a></text:p>
          <text:p text:style-name="P160"><text:a xlink:type="simple" xlink:href="#__RefHeading___Toc1187_1009616439" text:style-name="Index_20_Link" text:visited-style-name="Index_20_Link">Color Mode<text:tab/>30</text:a></text:p>
          <text:p text:style-name="P161"><text:soft-page-break/><text:a xlink:type="simple" xlink:href="#__RefHeading___Toc1189_1009616439" text:style-name="Index_20_Link" text:visited-style-name="Index_20_Link">RGB<text:tab/>30</text:a></text:p>
          <text:p text:style-name="P161"><text:a xlink:type="simple" xlink:href="#__RefHeading___Toc1191_1009616439" text:style-name="Index_20_Link" text:visited-style-name="Index_20_Link">HSV/HSL<text:tab/>30</text:a></text:p>
          <text:p text:style-name="P160"><text:a xlink:type="simple" xlink:href="#__RefHeading___Toc1193_1009616439" text:style-name="Index_20_Link" text:visited-style-name="Index_20_Link">Interpolation<text:tab/>31</text:a></text:p>
          <text:p text:style-name="P161"><text:a xlink:type="simple" xlink:href="#__RefHeading___Toc1195_1009616439" text:style-name="Index_20_Link" text:visited-style-name="Index_20_Link">Ease<text:tab/>31</text:a></text:p>
          <text:p text:style-name="P161"><text:a xlink:type="simple" xlink:href="#__RefHeading___Toc1197_1009616439" text:style-name="Index_20_Link" text:visited-style-name="Index_20_Link">Cardinal<text:tab/>31</text:a></text:p>
          <text:p text:style-name="P161"><text:a xlink:type="simple" xlink:href="#__RefHeading___Toc1199_1009616439" text:style-name="Index_20_Link" text:visited-style-name="Index_20_Link">Linear<text:tab/>31</text:a></text:p>
          <text:p text:style-name="P161"><text:a xlink:type="simple" xlink:href="#__RefHeading___Toc1201_1009616439" text:style-name="Index_20_Link" text:visited-style-name="Index_20_Link">B-Spline<text:tab/>31</text:a></text:p>
          <text:p text:style-name="P161"><text:a xlink:type="simple" xlink:href="#__RefHeading___Toc4265_398223571" text:style-name="Index_20_Link" text:visited-style-name="Index_20_Link">Constant<text:tab/>31</text:a></text:p>
          <text:p text:style-name="P160"><text:a xlink:type="simple" xlink:href="#__RefHeading___Toc1205_1009616439" text:style-name="Index_20_Link" text:visited-style-name="Index_20_Link">Color Ramp<text:tab/>31</text:a></text:p>
          <text:p text:style-name="P160"><text:a xlink:type="simple" xlink:href="#__RefHeading___Toc1207_1009616439" text:style-name="Index_20_Link" text:visited-style-name="Index_20_Link">Active Color Stop elements<text:tab/>31</text:a></text:p>
          <text:p text:style-name="P161"><text:a xlink:type="simple" xlink:href="#__RefHeading___Toc1209_1009616439" text:style-name="Index_20_Link" text:visited-style-name="Index_20_Link">Choose active color stop<text:tab/>31</text:a></text:p>
          <text:p text:style-name="P161"><text:a xlink:type="simple" xlink:href="#__RefHeading___Toc4267_398223571" text:style-name="Index_20_Link" text:visited-style-name="Index_20_Link">Number of Stop<text:tab/>31</text:a></text:p>
          <text:p text:style-name="P161"><text:a xlink:type="simple" xlink:href="#__RefHeading___Toc1211_1009616439" text:style-name="Index_20_Link" text:visited-style-name="Index_20_Link">Pos<text:tab/>31</text:a></text:p>
          <text:p text:style-name="P150"><text:a xlink:type="simple" xlink:href="#__RefHeading___Toc2448_39822357111" text:style-name="Index_20_Link" text:visited-style-name="Index_20_Link">Freestyle Color panel<text:tab/>31</text:a></text:p>
          <text:p text:style-name="P157"><text:a xlink:type="simple" xlink:href="#__RefHeading___Toc4243_39822357111" text:style-name="Index_20_Link" text:visited-style-name="Index_20_Link">Base Color<text:tab/>31</text:a></text:p>
          <text:p text:style-name="P150"><text:a xlink:type="simple" xlink:href="#__RefHeading___Toc3468_496205055" text:style-name="Index_20_Link" text:visited-style-name="Index_20_Link">Freestyle Color modifiers<text:tab/>32</text:a></text:p>
          <text:p text:style-name="P157"><text:a xlink:type="simple" xlink:href="#__RefHeading___Toc4269_398223571" text:style-name="Index_20_Link" text:visited-style-name="Index_20_Link">Along Stroke<text:tab/>32</text:a></text:p>
          <text:p text:style-name="P158"><text:a xlink:type="simple" xlink:href="#__RefHeading___Toc4271_398223571" text:style-name="Index_20_Link" text:visited-style-name="Index_20_Link">Blend Mode<text:tab/>32</text:a></text:p>
          <text:p text:style-name="P158"><text:a xlink:type="simple" xlink:href="#__RefHeading___Toc4273_398223571" text:style-name="Index_20_Link" text:visited-style-name="Index_20_Link">Influence<text:tab/>32</text:a></text:p>
          <text:p text:style-name="P157"><text:a xlink:type="simple" xlink:href="#__RefHeading___Toc4275_398223571" text:style-name="Index_20_Link" text:visited-style-name="Index_20_Link">Crease Angle<text:tab/>32</text:a></text:p>
          <text:p text:style-name="P158"><text:a xlink:type="simple" xlink:href="#__RefHeading___Toc4277_398223571" text:style-name="Index_20_Link" text:visited-style-name="Index_20_Link">Blend Mode<text:tab/>32</text:a></text:p>
          <text:p text:style-name="P158"><text:a xlink:type="simple" xlink:href="#__RefHeading___Toc4279_398223571" text:style-name="Index_20_Link" text:visited-style-name="Index_20_Link">Influence<text:tab/>32</text:a></text:p>
          <text:p text:style-name="P158"><text:a xlink:type="simple" xlink:href="#__RefHeading___Toc4281_398223571" text:style-name="Index_20_Link" text:visited-style-name="Index_20_Link">Angle Min / Max<text:tab/>32</text:a></text:p>
          <text:p text:style-name="P157"><text:a xlink:type="simple" xlink:href="#__RefHeading___Toc4283_398223571" text:style-name="Index_20_Link" text:visited-style-name="Index_20_Link"><text:s/>Curvature 3D<text:tab/>32</text:a></text:p>
          <text:p text:style-name="P158"><text:a xlink:type="simple" xlink:href="#__RefHeading___Toc3470_496205055" text:style-name="Index_20_Link" text:visited-style-name="Index_20_Link">Blend Mode<text:tab/>32</text:a></text:p>
          <text:p text:style-name="P158"><text:a xlink:type="simple" xlink:href="#__RefHeading___Toc4279_3982235711" text:style-name="Index_20_Link" text:visited-style-name="Index_20_Link">Influence<text:tab/>33</text:a></text:p>
          <text:p text:style-name="P158"><text:a xlink:type="simple" xlink:href="#__RefHeading___Toc4285_398223571" text:style-name="Index_20_Link" text:visited-style-name="Index_20_Link">Curvature Min and Max<text:tab/>33</text:a></text:p>
          <text:p text:style-name="P157"><text:a xlink:type="simple" xlink:href="#__RefHeading___Toc3472_496205055" text:style-name="Index_20_Link" text:visited-style-name="Index_20_Link">Distance from Camera<text:tab/>33</text:a></text:p>
          <text:p text:style-name="P158"><text:a xlink:type="simple" xlink:href="#__RefHeading___Toc3474_496205055" text:style-name="Index_20_Link" text:visited-style-name="Index_20_Link">Blend Mode<text:tab/>33</text:a></text:p>
          <text:p text:style-name="P158"><text:a xlink:type="simple" xlink:href="#__RefHeading___Toc4279_39822357111" text:style-name="Index_20_Link" text:visited-style-name="Index_20_Link">Influence<text:tab/>33</text:a></text:p>
          <text:p text:style-name="P158"><text:a xlink:type="simple" xlink:href="#__RefHeading___Toc3476_496205055" text:style-name="Index_20_Link" text:visited-style-name="Index_20_Link">Range Min and Range Max<text:tab/>33</text:a></text:p>
          <text:p text:style-name="P158"><text:a xlink:type="simple" xlink:href="#__RefHeading___Toc3478_496205055" text:style-name="Index_20_Link" text:visited-style-name="Index_20_Link">Fill Range by Selection<text:tab/>33</text:a></text:p>
          <text:p text:style-name="P157"><text:a xlink:type="simple" xlink:href="#__RefHeading___Toc3480_496205055" text:style-name="Index_20_Link" text:visited-style-name="Index_20_Link">Distance from Object<text:tab/>33</text:a></text:p>
          <text:p text:style-name="P158"><text:a xlink:type="simple" xlink:href="#__RefHeading___Toc3482_496205055" text:style-name="Index_20_Link" text:visited-style-name="Index_20_Link">Blend Mode<text:tab/>33</text:a></text:p>
          <text:p text:style-name="P158"><text:a xlink:type="simple" xlink:href="#__RefHeading___Toc4279_398223571111" text:style-name="Index_20_Link" text:visited-style-name="Index_20_Link">Influence<text:tab/>33</text:a></text:p>
          <text:p text:style-name="P158"><text:a xlink:type="simple" xlink:href="#__RefHeading___Toc3484_496205055" text:style-name="Index_20_Link" text:visited-style-name="Index_20_Link">Target<text:tab/>33</text:a></text:p>
          <text:p text:style-name="P158"><text:a xlink:type="simple" xlink:href="#__RefHeading___Toc3486_496205055" text:style-name="Index_20_Link" text:visited-style-name="Index_20_Link">Range Min and Range Max<text:tab/>33</text:a></text:p>
          <text:p text:style-name="P158"><text:a xlink:type="simple" xlink:href="#__RefHeading___Toc3488_496205055" text:style-name="Index_20_Link" text:visited-style-name="Index_20_Link">Fill Range by Selection<text:tab/>34</text:a></text:p>
          <text:p text:style-name="P157"><text:a xlink:type="simple" xlink:href="#__RefHeading___Toc3490_496205055" text:style-name="Index_20_Link" text:visited-style-name="Index_20_Link">Material<text:tab/>34</text:a></text:p>
          <text:p text:style-name="P158"><text:a xlink:type="simple" xlink:href="#__RefHeading___Toc3492_496205055" text:style-name="Index_20_Link" text:visited-style-name="Index_20_Link">Blend Mode<text:tab/>34</text:a></text:p>
          <text:p text:style-name="P158"><text:a xlink:type="simple" xlink:href="#__RefHeading___Toc4279_3982235711111" text:style-name="Index_20_Link" text:visited-style-name="Index_20_Link">Influence<text:tab/>34</text:a></text:p>
          <text:p text:style-name="P158"><text:a xlink:type="simple" xlink:href="#__RefHeading___Toc3494_496205055" text:style-name="Index_20_Link" text:visited-style-name="Index_20_Link">Material Attribute<text:tab/>34</text:a></text:p>
          <text:p text:style-name="P158"><text:a xlink:type="simple" xlink:href="#__RefHeading___Toc3496_496205055" text:style-name="Index_20_Link" text:visited-style-name="Index_20_Link">Ramp<text:tab/>34</text:a></text:p>
          <text:p text:style-name="P157"><text:a xlink:type="simple" xlink:href="#__RefHeading___Toc3498_496205055" text:style-name="Index_20_Link" text:visited-style-name="Index_20_Link">Noise<text:tab/>34</text:a></text:p>
          <text:p text:style-name="P158"><text:a xlink:type="simple" xlink:href="#__RefHeading___Toc3500_496205055" text:style-name="Index_20_Link" text:visited-style-name="Index_20_Link">Blend Mode<text:tab/>34</text:a></text:p>
          <text:p text:style-name="P158"><text:a xlink:type="simple" xlink:href="#__RefHeading___Toc4279_39822357111111" text:style-name="Index_20_Link" text:visited-style-name="Index_20_Link">Influence<text:tab/>34</text:a></text:p>
          <text:p text:style-name="P158"><text:a xlink:type="simple" xlink:href="#__RefHeading___Toc3502_496205055" text:style-name="Index_20_Link" text:visited-style-name="Index_20_Link">Amplitude<text:tab/>34</text:a></text:p>
          <text:p text:style-name="P158"><text:a xlink:type="simple" xlink:href="#__RefHeading___Toc3504_496205055" text:style-name="Index_20_Link" text:visited-style-name="Index_20_Link">Period<text:tab/>35</text:a></text:p>
          <text:p text:style-name="P158"><text:a xlink:type="simple" xlink:href="#__RefHeading___Toc3506_496205055" text:style-name="Index_20_Link" text:visited-style-name="Index_20_Link">Seed<text:tab/>35</text:a></text:p>
          <text:p text:style-name="P158"><text:a xlink:type="simple" xlink:href="#__RefHeading___Toc3508_496205055" text:style-name="Index_20_Link" text:visited-style-name="Index_20_Link">Asymmetric<text:tab/>35</text:a></text:p>
          <text:p text:style-name="P157"><text:a xlink:type="simple" xlink:href="#__RefHeading___Toc3510_496205055" text:style-name="Index_20_Link" text:visited-style-name="Index_20_Link">Tangent<text:tab/>35</text:a></text:p>
          <text:p text:style-name="P158"><text:a xlink:type="simple" xlink:href="#__RefHeading___Toc3512_496205055" text:style-name="Index_20_Link" text:visited-style-name="Index_20_Link">Blend Mode<text:tab/>35</text:a></text:p>
          <text:p text:style-name="P158"><text:a xlink:type="simple" xlink:href="#__RefHeading___Toc4279_398223571111111" text:style-name="Index_20_Link" text:visited-style-name="Index_20_Link">Influence<text:tab/>35</text:a></text:p>
          <text:p text:style-name="P150"><text:soft-page-break/><text:a xlink:type="simple" xlink:href="#__RefHeading___Toc2448_3982235711" text:style-name="Index_20_Link" text:visited-style-name="Index_20_Link">Freestyle Alpha panel<text:tab/>35</text:a></text:p>
          <text:p text:style-name="P157"><text:a xlink:type="simple" xlink:href="#__RefHeading___Toc4243_3982235711" text:style-name="Index_20_Link" text:visited-style-name="Index_20_Link">Base Transparency<text:tab/>35</text:a></text:p>
          <text:p text:style-name="P150"><text:a xlink:type="simple" xlink:href="#__RefHeading___Toc3514_496205055" text:style-name="Index_20_Link" text:visited-style-name="Index_20_Link">Freestyle Alpha modifiers<text:tab/>35</text:a></text:p>
          <text:p text:style-name="P157"><text:a xlink:type="simple" xlink:href="#__RefHeading___Toc4269_3982235711" text:style-name="Index_20_Link" text:visited-style-name="Index_20_Link">Along Stroke<text:tab/>35</text:a></text:p>
          <text:p text:style-name="P158"><text:a xlink:type="simple" xlink:href="#__RefHeading___Toc4271_3982235711" text:style-name="Index_20_Link" text:visited-style-name="Index_20_Link">Blend Mode<text:tab/>35</text:a></text:p>
          <text:p text:style-name="P158"><text:a xlink:type="simple" xlink:href="#__RefHeading___Toc4273_3982235711" text:style-name="Index_20_Link" text:visited-style-name="Index_20_Link">Influence<text:tab/>36</text:a></text:p>
          <text:p text:style-name="P158"><text:a xlink:type="simple" xlink:href="#__RefHeading___Toc3516_496205055" text:style-name="Index_20_Link" text:visited-style-name="Index_20_Link">Mapping<text:tab/>36</text:a></text:p>
          <text:p text:style-name="P158"><text:a xlink:type="simple" xlink:href="#__RefHeading___Toc3518_496205055" text:style-name="Index_20_Link" text:visited-style-name="Index_20_Link">Invert<text:tab/>36</text:a></text:p>
          <text:p text:style-name="P157"><text:a xlink:type="simple" xlink:href="#__RefHeading___Toc4275_3982235711" text:style-name="Index_20_Link" text:visited-style-name="Index_20_Link">Crease Angle<text:tab/>36</text:a></text:p>
          <text:p text:style-name="P158"><text:a xlink:type="simple" xlink:href="#__RefHeading___Toc4277_3982235711" text:style-name="Index_20_Link" text:visited-style-name="Index_20_Link">Blend Mode<text:tab/>36</text:a></text:p>
          <text:p text:style-name="P158"><text:a xlink:type="simple" xlink:href="#__RefHeading___Toc4279_3982235712" text:style-name="Index_20_Link" text:visited-style-name="Index_20_Link">Influence<text:tab/>36</text:a></text:p>
          <text:p text:style-name="P158"><text:a xlink:type="simple" xlink:href="#__RefHeading___Toc4281_3982235711" text:style-name="Index_20_Link" text:visited-style-name="Index_20_Link">Angle Min / Max<text:tab/>36</text:a></text:p>
          <text:p text:style-name="P158"><text:a xlink:type="simple" xlink:href="#__RefHeading___Toc3520_496205055" text:style-name="Index_20_Link" text:visited-style-name="Index_20_Link">Mapping<text:tab/>36</text:a></text:p>
          <text:p text:style-name="P158"><text:a xlink:type="simple" xlink:href="#__RefHeading___Toc3522_496205055" text:style-name="Index_20_Link" text:visited-style-name="Index_20_Link">Invert<text:tab/>36</text:a></text:p>
          <text:p text:style-name="P157"><text:a xlink:type="simple" xlink:href="#__RefHeading___Toc4283_3982235711" text:style-name="Index_20_Link" text:visited-style-name="Index_20_Link"><text:s/>Curvature 3D<text:tab/>36</text:a></text:p>
          <text:p text:style-name="P158"><text:a xlink:type="simple" xlink:href="#__RefHeading___Toc3524_496205055" text:style-name="Index_20_Link" text:visited-style-name="Index_20_Link">Blend Mode<text:tab/>37</text:a></text:p>
          <text:p text:style-name="P158"><text:a xlink:type="simple" xlink:href="#__RefHeading___Toc4279_39822357112" text:style-name="Index_20_Link" text:visited-style-name="Index_20_Link">Influence<text:tab/>37</text:a></text:p>
          <text:p text:style-name="P158"><text:a xlink:type="simple" xlink:href="#__RefHeading___Toc3526_496205055" text:style-name="Index_20_Link" text:visited-style-name="Index_20_Link">Mapping<text:tab/>37</text:a></text:p>
          <text:p text:style-name="P158"><text:a xlink:type="simple" xlink:href="#__RefHeading___Toc3528_496205055" text:style-name="Index_20_Link" text:visited-style-name="Index_20_Link">Invert<text:tab/>37</text:a></text:p>
          <text:p text:style-name="P158"><text:a xlink:type="simple" xlink:href="#__RefHeading___Toc4285_3982235711" text:style-name="Index_20_Link" text:visited-style-name="Index_20_Link">Curvature Min and Max<text:tab/>37</text:a></text:p>
          <text:p text:style-name="P157"><text:a xlink:type="simple" xlink:href="#__RefHeading___Toc3530_496205055" text:style-name="Index_20_Link" text:visited-style-name="Index_20_Link">Distance from Camera<text:tab/>37</text:a></text:p>
          <text:p text:style-name="P158"><text:a xlink:type="simple" xlink:href="#__RefHeading___Toc3532_496205055" text:style-name="Index_20_Link" text:visited-style-name="Index_20_Link">Blend Mode<text:tab/>37</text:a></text:p>
          <text:p text:style-name="P158"><text:a xlink:type="simple" xlink:href="#__RefHeading___Toc4279_398223571112" text:style-name="Index_20_Link" text:visited-style-name="Index_20_Link">Influence<text:tab/>37</text:a></text:p>
          <text:p text:style-name="P158"><text:a xlink:type="simple" xlink:href="#__RefHeading___Toc3534_496205055" text:style-name="Index_20_Link" text:visited-style-name="Index_20_Link">Mapping<text:tab/>37</text:a></text:p>
          <text:p text:style-name="P158"><text:a xlink:type="simple" xlink:href="#__RefHeading___Toc3536_496205055" text:style-name="Index_20_Link" text:visited-style-name="Index_20_Link">Invert<text:tab/>37</text:a></text:p>
          <text:p text:style-name="P158"><text:a xlink:type="simple" xlink:href="#__RefHeading___Toc3538_496205055" text:style-name="Index_20_Link" text:visited-style-name="Index_20_Link">Range Min and Range Max<text:tab/>37</text:a></text:p>
          <text:p text:style-name="P158"><text:a xlink:type="simple" xlink:href="#__RefHeading___Toc3540_496205055" text:style-name="Index_20_Link" text:visited-style-name="Index_20_Link">Fill Range by Selection<text:tab/>37</text:a></text:p>
          <text:p text:style-name="P157"><text:a xlink:type="simple" xlink:href="#__RefHeading___Toc3542_496205055" text:style-name="Index_20_Link" text:visited-style-name="Index_20_Link">Distance from Object<text:tab/>38</text:a></text:p>
          <text:p text:style-name="P158"><text:a xlink:type="simple" xlink:href="#__RefHeading___Toc3544_496205055" text:style-name="Index_20_Link" text:visited-style-name="Index_20_Link">Blend Mode<text:tab/>38</text:a></text:p>
          <text:p text:style-name="P158"><text:a xlink:type="simple" xlink:href="#__RefHeading___Toc4279_3982235711112" text:style-name="Index_20_Link" text:visited-style-name="Index_20_Link">Influence<text:tab/>38</text:a></text:p>
          <text:p text:style-name="P158"><text:a xlink:type="simple" xlink:href="#__RefHeading___Toc3546_496205055" text:style-name="Index_20_Link" text:visited-style-name="Index_20_Link">Target<text:tab/>38</text:a></text:p>
          <text:p text:style-name="P158"><text:a xlink:type="simple" xlink:href="#__RefHeading___Toc3548_496205055" text:style-name="Index_20_Link" text:visited-style-name="Index_20_Link">Mapping<text:tab/>38</text:a></text:p>
          <text:p text:style-name="P158"><text:a xlink:type="simple" xlink:href="#__RefHeading___Toc3550_496205055" text:style-name="Index_20_Link" text:visited-style-name="Index_20_Link">Invert<text:tab/>38</text:a></text:p>
          <text:p text:style-name="P158"><text:a xlink:type="simple" xlink:href="#__RefHeading___Toc3552_496205055" text:style-name="Index_20_Link" text:visited-style-name="Index_20_Link">Range Min and Range Max<text:tab/>38</text:a></text:p>
          <text:p text:style-name="P158"><text:a xlink:type="simple" xlink:href="#__RefHeading___Toc3554_496205055" text:style-name="Index_20_Link" text:visited-style-name="Index_20_Link">Fill Range by Selection<text:tab/>38</text:a></text:p>
          <text:p text:style-name="P157"><text:a xlink:type="simple" xlink:href="#__RefHeading___Toc3556_496205055" text:style-name="Index_20_Link" text:visited-style-name="Index_20_Link">Material<text:tab/>38</text:a></text:p>
          <text:p text:style-name="P158"><text:a xlink:type="simple" xlink:href="#__RefHeading___Toc3558_496205055" text:style-name="Index_20_Link" text:visited-style-name="Index_20_Link">Blend Mode<text:tab/>38</text:a></text:p>
          <text:p text:style-name="P158"><text:a xlink:type="simple" xlink:href="#__RefHeading___Toc4279_39822357111112" text:style-name="Index_20_Link" text:visited-style-name="Index_20_Link">Influence<text:tab/>38</text:a></text:p>
          <text:p text:style-name="P158"><text:a xlink:type="simple" xlink:href="#__RefHeading___Toc3560_496205055" text:style-name="Index_20_Link" text:visited-style-name="Index_20_Link">Material Attribute<text:tab/>39</text:a></text:p>
          <text:p text:style-name="P158"><text:a xlink:type="simple" xlink:href="#__RefHeading___Toc3562_496205055" text:style-name="Index_20_Link" text:visited-style-name="Index_20_Link">Mapping<text:tab/>39</text:a></text:p>
          <text:p text:style-name="P158"><text:a xlink:type="simple" xlink:href="#__RefHeading___Toc3564_496205055" text:style-name="Index_20_Link" text:visited-style-name="Index_20_Link">Invert<text:tab/>39</text:a></text:p>
          <text:p text:style-name="P157"><text:a xlink:type="simple" xlink:href="#__RefHeading___Toc3566_496205055" text:style-name="Index_20_Link" text:visited-style-name="Index_20_Link">Noise<text:tab/>39</text:a></text:p>
          <text:p text:style-name="P158"><text:a xlink:type="simple" xlink:href="#__RefHeading___Toc3568_496205055" text:style-name="Index_20_Link" text:visited-style-name="Index_20_Link">Blend Mode<text:tab/>39</text:a></text:p>
          <text:p text:style-name="P158"><text:a xlink:type="simple" xlink:href="#__RefHeading___Toc4279_398223571111112" text:style-name="Index_20_Link" text:visited-style-name="Index_20_Link">Influence<text:tab/>39</text:a></text:p>
          <text:p text:style-name="P158"><text:a xlink:type="simple" xlink:href="#__RefHeading___Toc3570_496205055" text:style-name="Index_20_Link" text:visited-style-name="Index_20_Link">Amplitude<text:tab/>39</text:a></text:p>
          <text:p text:style-name="P158"><text:a xlink:type="simple" xlink:href="#__RefHeading___Toc3572_496205055" text:style-name="Index_20_Link" text:visited-style-name="Index_20_Link">Period<text:tab/>39</text:a></text:p>
          <text:p text:style-name="P158"><text:a xlink:type="simple" xlink:href="#__RefHeading___Toc3574_496205055" text:style-name="Index_20_Link" text:visited-style-name="Index_20_Link">Seed<text:tab/>39</text:a></text:p>
          <text:p text:style-name="P158"><text:a xlink:type="simple" xlink:href="#__RefHeading___Toc3576_496205055" text:style-name="Index_20_Link" text:visited-style-name="Index_20_Link">Mapping<text:tab/>40</text:a></text:p>
          <text:p text:style-name="P158"><text:a xlink:type="simple" xlink:href="#__RefHeading___Toc3578_496205055" text:style-name="Index_20_Link" text:visited-style-name="Index_20_Link">Invert<text:tab/>40</text:a></text:p>
          <text:p text:style-name="P157"><text:a xlink:type="simple" xlink:href="#__RefHeading___Toc3580_496205055" text:style-name="Index_20_Link" text:visited-style-name="Index_20_Link">Tangent<text:tab/>40</text:a></text:p>
          <text:p text:style-name="P158"><text:a xlink:type="simple" xlink:href="#__RefHeading___Toc3582_496205055" text:style-name="Index_20_Link" text:visited-style-name="Index_20_Link">Blend Mode<text:tab/>40</text:a></text:p>
          <text:p text:style-name="P158"><text:a xlink:type="simple" xlink:href="#__RefHeading___Toc4279_3982235711111111" text:style-name="Index_20_Link" text:visited-style-name="Index_20_Link">Influence<text:tab/>40</text:a></text:p>
          <text:p text:style-name="P158"><text:a xlink:type="simple" xlink:href="#__RefHeading___Toc3584_496205055" text:style-name="Index_20_Link" text:visited-style-name="Index_20_Link">Mapping<text:tab/>40</text:a></text:p>
          <text:p text:style-name="P158"><text:soft-page-break/><text:a xlink:type="simple" xlink:href="#__RefHeading___Toc3586_496205055" text:style-name="Index_20_Link" text:visited-style-name="Index_20_Link">Invert<text:tab/>40</text:a></text:p>
          <text:p text:style-name="P150"><text:a xlink:type="simple" xlink:href="#__RefHeading___Toc2448_39822357112" text:style-name="Index_20_Link" text:visited-style-name="Index_20_Link">Freestyle Thickness panel<text:tab/>40</text:a></text:p>
          <text:p text:style-name="P157"><text:a xlink:type="simple" xlink:href="#__RefHeading___Toc4243_39822357112" text:style-name="Index_20_Link" text:visited-style-name="Index_20_Link">Base Thickness<text:tab/>40</text:a></text:p>
          <text:p text:style-name="P157"><text:a xlink:type="simple" xlink:href="#__RefHeading___Toc3730_496205055" text:style-name="Index_20_Link" text:visited-style-name="Index_20_Link">Thickness Position<text:tab/>40</text:a></text:p>
          <text:p text:style-name="P158"><text:a xlink:type="simple" xlink:href="#__RefHeading___Toc3732_496205055" text:style-name="Index_20_Link" text:visited-style-name="Index_20_Link">Center<text:tab/>40</text:a></text:p>
          <text:p text:style-name="P158"><text:a xlink:type="simple" xlink:href="#__RefHeading___Toc3734_496205055" text:style-name="Index_20_Link" text:visited-style-name="Index_20_Link">Inside<text:tab/>40</text:a></text:p>
          <text:p text:style-name="P158"><text:a xlink:type="simple" xlink:href="#__RefHeading___Toc3736_496205055" text:style-name="Index_20_Link" text:visited-style-name="Index_20_Link">Outside<text:tab/>41</text:a></text:p>
          <text:p text:style-name="P158"><text:a xlink:type="simple" xlink:href="#__RefHeading___Toc3738_496205055" text:style-name="Index_20_Link" text:visited-style-name="Index_20_Link">Relative<text:tab/>41</text:a></text:p>
          <text:p text:style-name="P159"><text:a xlink:type="simple" xlink:href="#__RefHeading___Toc3740_496205055" text:style-name="Index_20_Link" text:visited-style-name="Index_20_Link">Thickness Ratio<text:tab/>41</text:a></text:p>
          <text:p text:style-name="P150"><text:a xlink:type="simple" xlink:href="#__RefHeading___Toc3514_4962050551" text:style-name="Index_20_Link" text:visited-style-name="Index_20_Link">Freestyle Thickness modifiers<text:tab/>41</text:a></text:p>
          <text:p text:style-name="P157"><text:a xlink:type="simple" xlink:href="#__RefHeading___Toc4269_39822357111" text:style-name="Index_20_Link" text:visited-style-name="Index_20_Link">Along Stroke<text:tab/>41</text:a></text:p>
          <text:p text:style-name="P158"><text:a xlink:type="simple" xlink:href="#__RefHeading___Toc4271_39822357111" text:style-name="Index_20_Link" text:visited-style-name="Index_20_Link">Blend Mode<text:tab/>41</text:a></text:p>
          <text:p text:style-name="P158"><text:a xlink:type="simple" xlink:href="#__RefHeading___Toc4273_39822357111" text:style-name="Index_20_Link" text:visited-style-name="Index_20_Link">Influence<text:tab/>41</text:a></text:p>
          <text:p text:style-name="P158"><text:a xlink:type="simple" xlink:href="#__RefHeading___Toc3516_4962050551" text:style-name="Index_20_Link" text:visited-style-name="Index_20_Link">Mapping<text:tab/>41</text:a></text:p>
          <text:p text:style-name="P158"><text:a xlink:type="simple" xlink:href="#__RefHeading___Toc3518_4962050551" text:style-name="Index_20_Link" text:visited-style-name="Index_20_Link">Invert<text:tab/>41</text:a></text:p>
          <text:p text:style-name="P158"><text:a xlink:type="simple" xlink:href="#__RefHeading___Toc3742_496205055" text:style-name="Index_20_Link" text:visited-style-name="Index_20_Link">Value Min / Max<text:tab/>41</text:a></text:p>
          <text:p text:style-name="P157"><text:a xlink:type="simple" xlink:href="#__RefHeading___Toc3744_496205055" text:style-name="Index_20_Link" text:visited-style-name="Index_20_Link">Calligraphy<text:tab/>41</text:a></text:p>
          <text:p text:style-name="P158"><text:a xlink:type="simple" xlink:href="#__RefHeading___Toc4277_398223571111" text:style-name="Index_20_Link" text:visited-style-name="Index_20_Link">Blend Mode<text:tab/>41</text:a></text:p>
          <text:p text:style-name="P158"><text:a xlink:type="simple" xlink:href="#__RefHeading___Toc4279_398223571211" text:style-name="Index_20_Link" text:visited-style-name="Index_20_Link">Influence<text:tab/>42</text:a></text:p>
          <text:p text:style-name="P158"><text:a xlink:type="simple" xlink:href="#__RefHeading___Toc3746_496205055" text:style-name="Index_20_Link" text:visited-style-name="Index_20_Link">Orientation<text:tab/>42</text:a></text:p>
          <text:p text:style-name="P158"><text:a xlink:type="simple" xlink:href="#__RefHeading___Toc3748_496205055" text:style-name="Index_20_Link" text:visited-style-name="Index_20_Link">Thickness Min / Max<text:tab/>42</text:a></text:p>
          <text:p text:style-name="P157"><text:a xlink:type="simple" xlink:href="#__RefHeading___Toc4275_39822357111" text:style-name="Index_20_Link" text:visited-style-name="Index_20_Link">Crease Angle<text:tab/>42</text:a></text:p>
          <text:p text:style-name="P158"><text:a xlink:type="simple" xlink:href="#__RefHeading___Toc4277_39822357111" text:style-name="Index_20_Link" text:visited-style-name="Index_20_Link">Blend Mode<text:tab/>42</text:a></text:p>
          <text:p text:style-name="P158"><text:a xlink:type="simple" xlink:href="#__RefHeading___Toc4279_39822357121" text:style-name="Index_20_Link" text:visited-style-name="Index_20_Link">Influence<text:tab/>42</text:a></text:p>
          <text:p text:style-name="P158"><text:a xlink:type="simple" xlink:href="#__RefHeading___Toc3750_496205055" text:style-name="Index_20_Link" text:visited-style-name="Index_20_Link">Thickness Min / Max<text:tab/>42</text:a></text:p>
          <text:p text:style-name="P158"><text:a xlink:type="simple" xlink:href="#__RefHeading___Toc4281_39822357111" text:style-name="Index_20_Link" text:visited-style-name="Index_20_Link">Angle Min / Max<text:tab/>42</text:a></text:p>
          <text:p text:style-name="P158"><text:a xlink:type="simple" xlink:href="#__RefHeading___Toc3520_4962050551" text:style-name="Index_20_Link" text:visited-style-name="Index_20_Link">Mapping<text:tab/>42</text:a></text:p>
          <text:p text:style-name="P158"><text:a xlink:type="simple" xlink:href="#__RefHeading___Toc3522_4962050551" text:style-name="Index_20_Link" text:visited-style-name="Index_20_Link">Invert<text:tab/>42</text:a></text:p>
          <text:p text:style-name="P157"><text:a xlink:type="simple" xlink:href="#__RefHeading___Toc4283_39822357111" text:style-name="Index_20_Link" text:visited-style-name="Index_20_Link">Curvature 3D<text:tab/>43</text:a></text:p>
          <text:p text:style-name="P158"><text:a xlink:type="simple" xlink:href="#__RefHeading___Toc3524_4962050551" text:style-name="Index_20_Link" text:visited-style-name="Index_20_Link">Blend Mode<text:tab/>43</text:a></text:p>
          <text:p text:style-name="P158"><text:a xlink:type="simple" xlink:href="#__RefHeading___Toc4279_398223571121" text:style-name="Index_20_Link" text:visited-style-name="Index_20_Link">Influence<text:tab/>43</text:a></text:p>
          <text:p text:style-name="P158"><text:a xlink:type="simple" xlink:href="#__RefHeading___Toc3752_496205055" text:style-name="Index_20_Link" text:visited-style-name="Index_20_Link">Thickness Min / Max<text:tab/>43</text:a></text:p>
          <text:p text:style-name="P158"><text:a xlink:type="simple" xlink:href="#__RefHeading___Toc3754_496205055" text:style-name="Index_20_Link" text:visited-style-name="Index_20_Link">Curvature Min and Max<text:tab/>43</text:a></text:p>
          <text:p text:style-name="P158"><text:a xlink:type="simple" xlink:href="#__RefHeading___Toc3526_4962050551" text:style-name="Index_20_Link" text:visited-style-name="Index_20_Link">Mapping<text:tab/>43</text:a></text:p>
          <text:p text:style-name="P158"><text:a xlink:type="simple" xlink:href="#__RefHeading___Toc3528_4962050551" text:style-name="Index_20_Link" text:visited-style-name="Index_20_Link">Invert<text:tab/>43</text:a></text:p>
          <text:p text:style-name="P157"><text:a xlink:type="simple" xlink:href="#__RefHeading___Toc3530_4962050551" text:style-name="Index_20_Link" text:visited-style-name="Index_20_Link">Distance from Camera<text:tab/>43</text:a></text:p>
          <text:p text:style-name="P158"><text:a xlink:type="simple" xlink:href="#__RefHeading___Toc3532_4962050551" text:style-name="Index_20_Link" text:visited-style-name="Index_20_Link">Blend Mode<text:tab/>43</text:a></text:p>
          <text:p text:style-name="P158"><text:a xlink:type="simple" xlink:href="#__RefHeading___Toc4279_3982235711121" text:style-name="Index_20_Link" text:visited-style-name="Index_20_Link">Influence<text:tab/>43</text:a></text:p>
          <text:p text:style-name="P158"><text:a xlink:type="simple" xlink:href="#__RefHeading___Toc3534_4962050551" text:style-name="Index_20_Link" text:visited-style-name="Index_20_Link">Mapping<text:tab/>44</text:a></text:p>
          <text:p text:style-name="P158"><text:a xlink:type="simple" xlink:href="#__RefHeading___Toc3536_4962050551" text:style-name="Index_20_Link" text:visited-style-name="Index_20_Link">Invert<text:tab/>44</text:a></text:p>
          <text:p text:style-name="P158"><text:a xlink:type="simple" xlink:href="#__RefHeading___Toc3538_4962050551" text:style-name="Index_20_Link" text:visited-style-name="Index_20_Link">Range Min and Range Max<text:tab/>44</text:a></text:p>
          <text:p text:style-name="P158"><text:a xlink:type="simple" xlink:href="#__RefHeading___Toc3756_496205055" text:style-name="Index_20_Link" text:visited-style-name="Index_20_Link">Value Min and Value Max<text:tab/>44</text:a></text:p>
          <text:p text:style-name="P157"><text:a xlink:type="simple" xlink:href="#__RefHeading___Toc3542_4962050551" text:style-name="Index_20_Link" text:visited-style-name="Index_20_Link">Distance from Object<text:tab/>44</text:a></text:p>
          <text:p text:style-name="P158"><text:a xlink:type="simple" xlink:href="#__RefHeading___Toc3544_4962050551" text:style-name="Index_20_Link" text:visited-style-name="Index_20_Link">Blend Mode<text:tab/>44</text:a></text:p>
          <text:p text:style-name="P158"><text:a xlink:type="simple" xlink:href="#__RefHeading___Toc4279_39822357111121" text:style-name="Index_20_Link" text:visited-style-name="Index_20_Link">Influence<text:tab/>44</text:a></text:p>
          <text:p text:style-name="P158"><text:a xlink:type="simple" xlink:href="#__RefHeading___Toc3546_4962050551" text:style-name="Index_20_Link" text:visited-style-name="Index_20_Link">Target<text:tab/>44</text:a></text:p>
          <text:p text:style-name="P158"><text:a xlink:type="simple" xlink:href="#__RefHeading___Toc3548_4962050551" text:style-name="Index_20_Link" text:visited-style-name="Index_20_Link">Mapping<text:tab/>44</text:a></text:p>
          <text:p text:style-name="P158"><text:a xlink:type="simple" xlink:href="#__RefHeading___Toc3550_4962050551" text:style-name="Index_20_Link" text:visited-style-name="Index_20_Link">Invert<text:tab/>44</text:a></text:p>
          <text:p text:style-name="P158"><text:a xlink:type="simple" xlink:href="#__RefHeading___Toc3552_4962050551" text:style-name="Index_20_Link" text:visited-style-name="Index_20_Link">Range Min and Range Max<text:tab/>44</text:a></text:p>
          <text:p text:style-name="P158"><text:a xlink:type="simple" xlink:href="#__RefHeading___Toc3758_496205055" text:style-name="Index_20_Link" text:visited-style-name="Index_20_Link">Value Min and Value Max<text:tab/>44</text:a></text:p>
          <text:p text:style-name="P157"><text:a xlink:type="simple" xlink:href="#__RefHeading___Toc3556_4962050551" text:style-name="Index_20_Link" text:visited-style-name="Index_20_Link">Material<text:tab/>45</text:a></text:p>
          <text:p text:style-name="P158"><text:a xlink:type="simple" xlink:href="#__RefHeading___Toc3558_4962050551" text:style-name="Index_20_Link" text:visited-style-name="Index_20_Link">Blend Mode<text:tab/>45</text:a></text:p>
          <text:p text:style-name="P158"><text:a xlink:type="simple" xlink:href="#__RefHeading___Toc4279_398223571111121" text:style-name="Index_20_Link" text:visited-style-name="Index_20_Link">Influence<text:tab/>45</text:a></text:p>
          <text:p text:style-name="P158"><text:soft-page-break/><text:a xlink:type="simple" xlink:href="#__RefHeading___Toc3560_4962050551" text:style-name="Index_20_Link" text:visited-style-name="Index_20_Link">Material Attribute<text:tab/>45</text:a></text:p>
          <text:p text:style-name="P158"><text:a xlink:type="simple" xlink:href="#__RefHeading___Toc3562_4962050551" text:style-name="Index_20_Link" text:visited-style-name="Index_20_Link">Mapping<text:tab/>45</text:a></text:p>
          <text:p text:style-name="P158"><text:a xlink:type="simple" xlink:href="#__RefHeading___Toc3564_4962050551" text:style-name="Index_20_Link" text:visited-style-name="Index_20_Link">Invert<text:tab/>45</text:a></text:p>
          <text:p text:style-name="P158"><text:a xlink:type="simple" xlink:href="#__RefHeading___Toc3760_496205055" text:style-name="Index_20_Link" text:visited-style-name="Index_20_Link">Value Min and Value Max<text:tab/>45</text:a></text:p>
          <text:p text:style-name="P157"><text:a xlink:type="simple" xlink:href="#__RefHeading___Toc3566_4962050551" text:style-name="Index_20_Link" text:visited-style-name="Index_20_Link">Noise<text:tab/>45</text:a></text:p>
          <text:p text:style-name="P158"><text:a xlink:type="simple" xlink:href="#__RefHeading___Toc3568_4962050551" text:style-name="Index_20_Link" text:visited-style-name="Index_20_Link">Blend Mode<text:tab/>45</text:a></text:p>
          <text:p text:style-name="P158"><text:a xlink:type="simple" xlink:href="#__RefHeading___Toc4279_3982235711111121" text:style-name="Index_20_Link" text:visited-style-name="Index_20_Link">Influence<text:tab/>45</text:a></text:p>
          <text:p text:style-name="P158"><text:a xlink:type="simple" xlink:href="#__RefHeading___Toc3570_4962050551" text:style-name="Index_20_Link" text:visited-style-name="Index_20_Link">Amplitude<text:tab/>46</text:a></text:p>
          <text:p text:style-name="P158"><text:a xlink:type="simple" xlink:href="#__RefHeading___Toc3572_4962050551" text:style-name="Index_20_Link" text:visited-style-name="Index_20_Link">Period<text:tab/>46</text:a></text:p>
          <text:p text:style-name="P158"><text:a xlink:type="simple" xlink:href="#__RefHeading___Toc3574_4962050551" text:style-name="Index_20_Link" text:visited-style-name="Index_20_Link">Seed<text:tab/>46</text:a></text:p>
          <text:p text:style-name="P158"><text:a xlink:type="simple" xlink:href="#__RefHeading___Toc3576_4962050551" text:style-name="Index_20_Link" text:visited-style-name="Index_20_Link">Asymetric<text:tab/>46</text:a></text:p>
          <text:p text:style-name="P157"><text:a xlink:type="simple" xlink:href="#__RefHeading___Toc3580_4962050551" text:style-name="Index_20_Link" text:visited-style-name="Index_20_Link">Tangent<text:tab/>46</text:a></text:p>
          <text:p text:style-name="P158"><text:a xlink:type="simple" xlink:href="#__RefHeading___Toc3582_4962050551" text:style-name="Index_20_Link" text:visited-style-name="Index_20_Link">Blend Mode<text:tab/>46</text:a></text:p>
          <text:p text:style-name="P158"><text:a xlink:type="simple" xlink:href="#__RefHeading___Toc4279_39822357111111111" text:style-name="Index_20_Link" text:visited-style-name="Index_20_Link">Influence<text:tab/>46</text:a></text:p>
          <text:p text:style-name="P158"><text:a xlink:type="simple" xlink:href="#__RefHeading___Toc3762_496205055" text:style-name="Index_20_Link" text:visited-style-name="Index_20_Link">Thickness Min / Max<text:tab/>46</text:a></text:p>
          <text:p text:style-name="P158"><text:a xlink:type="simple" xlink:href="#__RefHeading___Toc3584_4962050551" text:style-name="Index_20_Link" text:visited-style-name="Index_20_Link">Mapping<text:tab/>46</text:a></text:p>
          <text:p text:style-name="P158"><text:a xlink:type="simple" xlink:href="#__RefHeading___Toc3586_4962050551" text:style-name="Index_20_Link" text:visited-style-name="Index_20_Link">Invert<text:tab/>46</text:a></text:p>
          <text:p text:style-name="P150"><text:a xlink:type="simple" xlink:href="#__RefHeading___Toc3514_49620505511" text:style-name="Index_20_Link" text:visited-style-name="Index_20_Link">Freestyle Geometry<text:tab/>46</text:a></text:p>
          <text:p text:style-name="P150"><text:a xlink:type="simple" xlink:href="#__RefHeading___Toc5534_2675936998" text:style-name="Index_20_Link" text:visited-style-name="Index_20_Link">Freestyle Geometry Modifiers<text:tab/>47</text:a></text:p>
          <text:p text:style-name="P157"><text:a xlink:type="simple" xlink:href="#__RefHeading___Toc5536_2675936998" text:style-name="Index_20_Link" text:visited-style-name="Index_20_Link">2D Offset<text:tab/>47</text:a></text:p>
          <text:p text:style-name="P158"><text:a xlink:type="simple" xlink:href="#__RefHeading___Toc5538_2675936998" text:style-name="Index_20_Link" text:visited-style-name="Index_20_Link">Start / End<text:tab/>47</text:a></text:p>
          <text:p text:style-name="P158"><text:a xlink:type="simple" xlink:href="#__RefHeading___Toc5540_2675936998" text:style-name="Index_20_Link" text:visited-style-name="Index_20_Link">X / Y<text:tab/>47</text:a></text:p>
          <text:p text:style-name="P157"><text:a xlink:type="simple" xlink:href="#__RefHeading___Toc5542_2675936998" text:style-name="Index_20_Link" text:visited-style-name="Index_20_Link">2D Transform<text:tab/>47</text:a></text:p>
          <text:p text:style-name="P158"><text:a xlink:type="simple" xlink:href="#__RefHeading___Toc5580_2675936998" text:style-name="Index_20_Link" text:visited-style-name="Index_20_Link">Pivot<text:tab/>47</text:a></text:p>
          <text:p text:style-name="P158"><text:a xlink:type="simple" xlink:href="#__RefHeading___Toc5546_2675936998" text:style-name="Index_20_Link" text:visited-style-name="Index_20_Link">Scale X / Y<text:tab/>47</text:a></text:p>
          <text:p text:style-name="P158"><text:a xlink:type="simple" xlink:href="#__RefHeading___Toc5582_2675936998" text:style-name="Index_20_Link" text:visited-style-name="Index_20_Link">Rotation Angle<text:tab/>47</text:a></text:p>
          <text:p text:style-name="P157"><text:a xlink:type="simple" xlink:href="#__RefHeading___Toc5584_2675936998" text:style-name="Index_20_Link" text:visited-style-name="Index_20_Link">Backbone Stretcher<text:tab/>47</text:a></text:p>
          <text:p text:style-name="P158"><text:a xlink:type="simple" xlink:href="#__RefHeading___Toc5586_2675936998" text:style-name="Index_20_Link" text:visited-style-name="Index_20_Link">Backbone Length<text:tab/>47</text:a></text:p>
          <text:p text:style-name="P157"><text:a xlink:type="simple" xlink:href="#__RefHeading___Toc5588_2675936998" text:style-name="Index_20_Link" text:visited-style-name="Index_20_Link">Bezier Curve<text:tab/>47</text:a></text:p>
          <text:p text:style-name="P158"><text:a xlink:type="simple" xlink:href="#__RefHeading___Toc5590_2675936998" text:style-name="Index_20_Link" text:visited-style-name="Index_20_Link">Error<text:tab/>47</text:a></text:p>
          <text:p text:style-name="P157"><text:a xlink:type="simple" xlink:href="#__RefHeading___Toc5592_2675936998" text:style-name="Index_20_Link" text:visited-style-name="Index_20_Link">Blueprint<text:tab/>48</text:a></text:p>
          <text:p text:style-name="P158"><text:a xlink:type="simple" xlink:href="#__RefHeading___Toc5594_2675936998" text:style-name="Index_20_Link" text:visited-style-name="Index_20_Link">Shape<text:tab/>48</text:a></text:p>
          <text:p text:style-name="P158"><text:a xlink:type="simple" xlink:href="#__RefHeading___Toc5596_2675936998" text:style-name="Index_20_Link" text:visited-style-name="Index_20_Link">Rounds<text:tab/>48</text:a></text:p>
          <text:p text:style-name="P158"><text:a xlink:type="simple" xlink:href="#__RefHeading___Toc5598_2675936998" text:style-name="Index_20_Link" text:visited-style-name="Index_20_Link">Random Radius<text:tab/>48</text:a></text:p>
          <text:p text:style-name="P158"><text:a xlink:type="simple" xlink:href="#__RefHeading___Toc5600_2675936998" text:style-name="Index_20_Link" text:visited-style-name="Index_20_Link">Center<text:tab/>48</text:a></text:p>
          <text:p text:style-name="P157"><text:a xlink:type="simple" xlink:href="#__RefHeading___Toc5602_2675936998" text:style-name="Index_20_Link" text:visited-style-name="Index_20_Link">Guiding Lines<text:tab/>48</text:a></text:p>
          <text:p text:style-name="P158"><text:a xlink:type="simple" xlink:href="#__RefHeading___Toc5604_2675936998" text:style-name="Index_20_Link" text:visited-style-name="Index_20_Link">Offset<text:tab/>48</text:a></text:p>
          <text:p text:style-name="P157"><text:a xlink:type="simple" xlink:href="#__RefHeading___Toc5606_2675936998" text:style-name="Index_20_Link" text:visited-style-name="Index_20_Link">Perlin Noise 1D<text:tab/>48</text:a></text:p>
          <text:p text:style-name="P158"><text:a xlink:type="simple" xlink:href="#__RefHeading___Toc5608_2675936998" text:style-name="Index_20_Link" text:visited-style-name="Index_20_Link">Frequency<text:tab/>48</text:a></text:p>
          <text:p text:style-name="P158"><text:a xlink:type="simple" xlink:href="#__RefHeading___Toc5610_2675936998" text:style-name="Index_20_Link" text:visited-style-name="Index_20_Link">Amplitude<text:tab/>48</text:a></text:p>
          <text:p text:style-name="P158"><text:a xlink:type="simple" xlink:href="#__RefHeading___Toc5612_2675936998" text:style-name="Index_20_Link" text:visited-style-name="Index_20_Link">Seed<text:tab/>48</text:a></text:p>
          <text:p text:style-name="P158"><text:a xlink:type="simple" xlink:href="#__RefHeading___Toc5614_2675936998" text:style-name="Index_20_Link" text:visited-style-name="Index_20_Link">Octaves<text:tab/>48</text:a></text:p>
          <text:p text:style-name="P158"><text:a xlink:type="simple" xlink:href="#__RefHeading___Toc5616_2675936998" text:style-name="Index_20_Link" text:visited-style-name="Index_20_Link">Angle<text:tab/>49</text:a></text:p>
          <text:p text:style-name="P157"><text:a xlink:type="simple" xlink:href="#__RefHeading___Toc5618_2675936998" text:style-name="Index_20_Link" text:visited-style-name="Index_20_Link">Perlin Noise 2D<text:tab/>49</text:a></text:p>
          <text:p text:style-name="P158"><text:a xlink:type="simple" xlink:href="#__RefHeading___Toc5620_2675936998" text:style-name="Index_20_Link" text:visited-style-name="Index_20_Link">Frequency<text:tab/>49</text:a></text:p>
          <text:p text:style-name="P158"><text:a xlink:type="simple" xlink:href="#__RefHeading___Toc5622_2675936998" text:style-name="Index_20_Link" text:visited-style-name="Index_20_Link">Amplitude<text:tab/>49</text:a></text:p>
          <text:p text:style-name="P158"><text:a xlink:type="simple" xlink:href="#__RefHeading___Toc5624_2675936998" text:style-name="Index_20_Link" text:visited-style-name="Index_20_Link">Seed<text:tab/>49</text:a></text:p>
          <text:p text:style-name="P158"><text:a xlink:type="simple" xlink:href="#__RefHeading___Toc5626_2675936998" text:style-name="Index_20_Link" text:visited-style-name="Index_20_Link">Octaves<text:tab/>49</text:a></text:p>
          <text:p text:style-name="P158"><text:a xlink:type="simple" xlink:href="#__RefHeading___Toc5628_2675936998" text:style-name="Index_20_Link" text:visited-style-name="Index_20_Link">Angle<text:tab/>49</text:a></text:p>
          <text:p text:style-name="P157"><text:a xlink:type="simple" xlink:href="#__RefHeading___Toc5630_2675936998" text:style-name="Index_20_Link" text:visited-style-name="Index_20_Link">Polygonization<text:tab/>49</text:a></text:p>
          <text:p text:style-name="P158"><text:a xlink:type="simple" xlink:href="#__RefHeading___Toc5632_2675936998" text:style-name="Index_20_Link" text:visited-style-name="Index_20_Link">Error<text:tab/>49</text:a></text:p>
          <text:p text:style-name="P157"><text:a xlink:type="simple" xlink:href="#__RefHeading___Toc5634_2675936998" text:style-name="Index_20_Link" text:visited-style-name="Index_20_Link">Sampling<text:tab/>49</text:a></text:p>
          <text:p text:style-name="P158"><text:a xlink:type="simple" xlink:href="#__RefHeading___Toc5636_2675936998" text:style-name="Index_20_Link" text:visited-style-name="Index_20_Link">Sampling<text:tab/>49</text:a></text:p>
          <text:p text:style-name="P157"><text:soft-page-break/><text:a xlink:type="simple" xlink:href="#__RefHeading___Toc5638_2675936998" text:style-name="Index_20_Link" text:visited-style-name="Index_20_Link">Simplification<text:tab/>50</text:a></text:p>
          <text:p text:style-name="P158"><text:a xlink:type="simple" xlink:href="#__RefHeading___Toc5640_2675936998" text:style-name="Index_20_Link" text:visited-style-name="Index_20_Link">Tolerance<text:tab/>50</text:a></text:p>
          <text:p text:style-name="P157"><text:a xlink:type="simple" xlink:href="#__RefHeading___Toc5642_2675936998" text:style-name="Index_20_Link" text:visited-style-name="Index_20_Link">Sinus Displacement<text:tab/>50</text:a></text:p>
          <text:p text:style-name="P158"><text:a xlink:type="simple" xlink:href="#__RefHeading___Toc5644_2675936998" text:style-name="Index_20_Link" text:visited-style-name="Index_20_Link">Wavelength<text:tab/>50</text:a></text:p>
          <text:p text:style-name="P158"><text:a xlink:type="simple" xlink:href="#__RefHeading___Toc5646_2675936998" text:style-name="Index_20_Link" text:visited-style-name="Index_20_Link">Amplitude<text:tab/>50</text:a></text:p>
          <text:p text:style-name="P158"><text:a xlink:type="simple" xlink:href="#__RefHeading___Toc5648_2675936998" text:style-name="Index_20_Link" text:visited-style-name="Index_20_Link">Phase<text:tab/>50</text:a></text:p>
          <text:p text:style-name="P157"><text:a xlink:type="simple" xlink:href="#__RefHeading___Toc5650_2675936998" text:style-name="Index_20_Link" text:visited-style-name="Index_20_Link">Spatial Noise<text:tab/>50</text:a></text:p>
          <text:p text:style-name="P158"><text:a xlink:type="simple" xlink:href="#__RefHeading___Toc5652_2675936998" text:style-name="Index_20_Link" text:visited-style-name="Index_20_Link">Amplitude<text:tab/>50</text:a></text:p>
          <text:p text:style-name="P158"><text:a xlink:type="simple" xlink:href="#__RefHeading___Toc5654_2675936998" text:style-name="Index_20_Link" text:visited-style-name="Index_20_Link">Scale<text:tab/>50</text:a></text:p>
          <text:p text:style-name="P158"><text:a xlink:type="simple" xlink:href="#__RefHeading___Toc5656_2675936998" text:style-name="Index_20_Link" text:visited-style-name="Index_20_Link">Octaves<text:tab/>50</text:a></text:p>
          <text:p text:style-name="P158"><text:a xlink:type="simple" xlink:href="#__RefHeading___Toc5658_2675936998" text:style-name="Index_20_Link" text:visited-style-name="Index_20_Link">Smooth<text:tab/>51</text:a></text:p>
          <text:p text:style-name="P158"><text:a xlink:type="simple" xlink:href="#__RefHeading___Toc5660_2675936998" text:style-name="Index_20_Link" text:visited-style-name="Index_20_Link">Pure Random<text:tab/>51</text:a></text:p>
          <text:p text:style-name="P157"><text:a xlink:type="simple" xlink:href="#__RefHeading___Toc5662_2675936998" text:style-name="Index_20_Link" text:visited-style-name="Index_20_Link">Tip remover<text:tab/>51</text:a></text:p>
          <text:p text:style-name="P158"><text:a xlink:type="simple" xlink:href="#__RefHeading___Toc5664_2675936998" text:style-name="Index_20_Link" text:visited-style-name="Index_20_Link">Tip Length<text:tab/>51</text:a></text:p>
          <text:p text:style-name="P150"><text:a xlink:type="simple" xlink:href="#__RefHeading___Toc5671_2675936998" text:style-name="Index_20_Link" text:visited-style-name="Index_20_Link">Freestyle Texture<text:tab/>51</text:a></text:p>
          <text:p text:style-name="P157"><text:a xlink:type="simple" xlink:href="#__RefHeading___Toc5673_2675936998" text:style-name="Index_20_Link" text:visited-style-name="Index_20_Link">Use Nodes<text:tab/>51</text:a></text:p>
          <text:p text:style-name="P157"><text:a xlink:type="simple" xlink:href="#__RefHeading___Toc5675_2675936998" text:style-name="Index_20_Link" text:visited-style-name="Index_20_Link">Spacing along Stroke<text:tab/>51</text:a></text:p>
          <text:p text:style-name="P157"><text:a xlink:type="simple" xlink:href="#__RefHeading___Toc5677_2675936998" text:style-name="Index_20_Link" text:visited-style-name="Index_20_Link">Go to Linestyle Texture Properties<text:tab/>51</text:a></text:p>
        </text:index-body>
      </text:table-of-content>
      <text:p text:style-name="P11"/>
      <table:table table:name="Tabelle2" table:style-name="Tabelle2">
        <table:table-column table:style-name="Tabelle2.A"/>
        <table:table-row table:style-name="TableLine1786602065136">
          <table:table-cell table:style-name="Tabelle2.A1" office:value-type="string">
            <text:h text:style-name="P171" text:outline-level="1"><text:bookmark-start text:name="__RefHeading___Toc290_445242181"/>View Layer<text:bookmark-end text:name="__RefHeading___Toc290_445242181"/></text:h>
          </table:table-cell>
        </table:table-row>
      </table:table>
      <text:p text:style-name="P128"/>
      <text:p text:style-name="P28"><draw:frame draw:style-name="fr4" draw:name="Bild9" text:anchor-type="paragraph" svg:width="5.59cm" svg:height="5.93cm" draw:z-index="5"><draw:image xlink:href="Pictures/100002010000014A0000015E7A611202AFFBADBA.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9">Usually you have just one View layer for the whole scene. But you can create more View layers in the header, and rename them there.</text:p>
      <text:p text:style-name="P29"/>
      <text:p text:style-name="P29"/>
      <text:p text:style-name="P29"/>
      <text:p text:style-name="P29"/>
      <text:p text:style-name="P33"><draw:frame draw:style-name="fr1" draw:name="Bild11" text:anchor-type="paragraph" svg:y="-0.076cm" svg:width="5.72cm" svg:height="3.649cm" draw:z-index="6"><draw:image xlink:href="Pictures/1000020100000152000000D8E02E8BB14703D587.png" xlink:type="simple" xlink:show="embed" xlink:actuate="onLoad" draw:mime-type="image/png"/></draw:frame><text:span text:style-name="T8">View layers are by default active for all collections. You c</text:span><text:span text:style-name="T9">an exclude them</text:span><text:span text:style-name="T8"> for specific layers</text:span><text:span text:style-name="T10"> in the Outliner. </text:span><text:span text:style-name="T9">Select the view layer, and turn off the collections that you don't want to have active in this view layer.</text:span></text:p>
      <text:p text:style-name="P30"/>
      <text:p text:style-name="P30"/>
      <text:p text:style-name="P30"/>
      <text:p text:style-name="P31"><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32"/>
      <table:table table:name="Tabelle3" table:style-name="Tabelle3">
        <table:table-column table:style-name="Tabelle3.A"/>
        <table:table-row table:style-name="TableLine1786602071664">
          <table:table-cell table:style-name="Tabelle3.A1" office:value-type="string">
            <text:h text:style-name="P172"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178" text:outline-level="2"><draw:frame draw:style-name="fr3" draw:name="Bild1" text:anchor-type="paragraph" svg:x="13.55cm" svg:y="-0.06cm" svg:width="5.151cm" svg:height="1.96cm" draw:z-index="0"><draw:image xlink:href="Pictures/100002010000013000000074609E3FB62A61D2C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1">V</text:span>iew Layer list<text:bookmark-end text:name="__RefHeading___Toc883_3165686327"/></text:h>
      <text:p text:style-name="P34">The list of available view layers</text:p>
      <text:h text:style-name="Heading_20_3" text:outline-level="3"><text:bookmark-start text:name="__RefHeading___Toc885_3165686327"/>View Layer edit box<text:bookmark-end text:name="__RefHeading___Toc885_3165686327"/></text:h>
      <text:p text:style-name="P34">Set the active view layer, and view and edit the name of the current active view layer. Click into the edit box to edit the name.</text:p>
      <text:h text:style-name="Heading_20_3" text:outline-level="3"><draw:frame draw:style-name="fr1" draw:name="Bild7" text:anchor-type="paragraph" svg:y="-0.06cm" svg:width="3.099cm" svg:height="1.73cm" draw:z-index="7"><draw:image xlink:href="Pictures/10000201000000B700000066A907014AE2457DB6.png" xlink:type="simple" xlink:show="embed" xlink:actuate="onLoad" draw:mime-type="image/png"/></draw:frame><text:bookmark-start text:name="__RefHeading___Toc887_3165686327"/>Add View Layer<text:bookmark-end text:name="__RefHeading___Toc887_3165686327"/></text:h>
      <text:p text:style-name="P34">Adds a new view layer.</text:p>
      <text:h text:style-name="Heading_20_3" text:outline-level="3"><text:bookmark-start text:name="__RefHeading___Toc889_3165686327"/><text:soft-page-break/>New<text:bookmark-end text:name="__RefHeading___Toc889_3165686327"/></text:h>
      <text:p text:style-name="P34">Adds a new view layer with the default content.</text:p>
      <text:h text:style-name="Heading_20_3" text:outline-level="3"><text:bookmark-start text:name="__RefHeading___Toc891_3165686327"/>Copy Settings<text:bookmark-end text:name="__RefHeading___Toc891_3165686327"/></text:h>
      <text:p text:style-name="P34">Adds a new view layer with the content of the current active layer.</text:p>
      <text:h text:style-name="Heading_20_3" text:outline-level="3"><text:bookmark-start text:name="__RefHeading___Toc893_3165686327"/>Blank<text:bookmark-end text:name="__RefHeading___Toc893_3165686327"/></text:h>
      <text:p text:style-name="P34">Adds a new view layer and deactivates all collections.</text:p>
      <text:h text:style-name="Heading_20_3" text:outline-level="3"><text:bookmark-start text:name="__RefHeading___Toc895_3165686327"/>Remove View Layer<text:bookmark-end text:name="__RefHeading___Toc895_3165686327"/></text:h>
      <text:p text:style-name="P34">Removes the selected view layer.</text:p>
      <text:h text:style-name="Heading_20_2" text:outline-level="2"><text:bookmark-start text:name="__RefHeading___Toc289_2884767292"/>Use for Rendering<text:bookmark-end text:name="__RefHeading___Toc289_2884767292"/></text:h>
      <text:p text:style-name="P16">Disable or enable the render layer.</text:p>
      <text:h text:style-name="P205" text:outline-level="3"><text:bookmark-start text:name="__RefHeading___Toc291_2884767292"/>Animate Property<text:bookmark-end text:name="__RefHeading___Toc291_2884767292"/></text:h>
      <text:p text:style-name="P17">This propert<text:span text:style-name="T2">y</text:span> can be animated. Activating this button sets a keyframe<text:span text:style-name="T11"> at the current frame</text:span>.</text:p>
      <text:h text:style-name="Heading_20_2" text:outline-level="2"><text:bookmark-start text:name="__RefHeading___Toc293_2884767292"/>Render Single Layer<text:bookmark-end text:name="__RefHeading___Toc293_2884767292"/></text:h>
      <text:p text:style-name="P16">Only render the active layer. This just works for rendering from the interface. Rendering from command line ignores this setting.</text:p>
      <text:p text:style-name="P26"/>
      <table:table table:name="Tabelle5" table:style-name="Tabelle5">
        <table:table-column table:style-name="Tabelle5.A"/>
        <table:table-row table:style-name="TableLine1786602064864">
          <table:table-cell table:style-name="Tabelle5.A1" office:value-type="string">
            <text:h text:style-name="P175" text:outline-level="1"><text:bookmark-start text:name="__RefHeading___Toc501_2884767292"/>Eevee - Passes<text:span text:style-name="T25"> panel</text:span><text:bookmark-end text:name="__RefHeading___Toc501_2884767292"/></text:h>
          </table:table-cell>
        </table:table-row>
      </table:table>
      <text:p text:style-name="P6"/>
      <text:p text:style-name="P3"><draw:frame draw:style-name="fr1" draw:name="Bild8" text:anchor-type="paragraph" svg:y="0cm" svg:width="5.2cm" svg:height="2.42cm" draw:z-index="10"><draw:image xlink:href="Pictures/10000201000001330000008F9AE10BD0260B717E.png" xlink:type="simple" xlink:show="embed" xlink:actuate="onLoad" draw:mime-type="image/png"/></draw:frame>Here you enable or disable passes for single features.</text:p>
      <text:p text:style-name="P3"/>
      <text:p text:style-name="P3"/>
      <text:p text:style-name="P3"/>
      <text:p text:style-name="P3"/>
      <text:h text:style-name="Heading_20_2" text:outline-level="2"><draw:frame draw:style-name="fr1" draw:name="Bild12" text:anchor-type="paragraph" svg:y="0.441cm" svg:width="3.881cm" svg:height="2.06cm" draw:z-index="11"><draw:image xlink:href="Pictures/10000201000000E50000007AC8F5A05F4BE02AA1.png" xlink:type="simple" xlink:show="embed" xlink:actuate="onLoad" draw:mime-type="image/png"/></draw:frame><text:bookmark-start text:name="__RefHeading___Toc957_3165686327"/>Data<text:span text:style-name="T25"> subpanel</text:span><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20">Deliver full combined RGBA Buffer.</text:p>
      <text:h text:style-name="Heading_20_3" text:outline-level="3"><text:bookmark-start text:name="__RefHeading___Toc505_2884767292"/>Z<text:bookmark-end text:name="__RefHeading___Toc505_2884767292"/></text:h>
      <text:p text:style-name="P20">Deliver Z Value pass.</text:p>
      <text:h text:style-name="Heading_20_3" text:outline-level="3"><text:bookmark-start text:name="__RefHeading___Toc507_2884767292"/>Mist<text:bookmark-end text:name="__RefHeading___Toc507_2884767292"/></text:h>
      <text:p text:style-name="P35">Deliver Mist factor pass. 0.0 to 1.0</text:p>
      <text:h text:style-name="Heading_20_3" text:outline-level="3"><text:bookmark-start text:name="__RefHeading___Toc509_2884767292"/><text:soft-page-break/>Normal<text:bookmark-end text:name="__RefHeading___Toc509_2884767292"/></text:h>
      <text:p text:style-name="P20">Deliver <text:span text:style-name="T4">Normal</text:span> pass.</text:p>
      <text:p text:style-name="Horizontal_20_Line"/>
      <text:h text:style-name="Heading_20_2" text:outline-level="2"><text:bookmark-start text:name="__RefHeading___Toc2247_2933140213"/>Mist subpanel<text:bookmark-end text:name="__RefHeading___Toc2247_2933140213"/></text:h>
      <text:p text:style-name="P9"><draw:frame draw:style-name="fr5" draw:name="Bild23" text:anchor-type="paragraph" svg:width="5.151cm" svg:height="1.799cm" draw:z-index="20"><draw:image xlink:href="Pictures/10000201000001300000006A8D6080729BC26D0F.png" xlink:type="simple" xlink:show="embed" xlink:actuate="onLoad" draw:mime-type="image/png"/></draw:frame><text:span text:style-name="T29">When you activate Mist </text:span><text:span text:style-name="T28">pass, </text:span><text:span text:style-name="T29">then the Mist </text:span><text:span text:style-name="T28"><text:s/>Pass</text:span><text:span text:style-name="T29"> </text:span><text:span text:style-name="T28">sub</text:span><text:span text:style-name="T29">panel shows</text:span><text:span text:style-name="T28">.</text:span></text:p>
      <text:p text:style-name="P9"/>
      <text:h text:style-name="P179" text:outline-level="2"><text:bookmark-start text:name="__RefHeading___Toc680_2760396532"/>Start<text:bookmark-end text:name="__RefHeading___Toc680_2760396532"/></text:h>
      <text:p text:style-name="P42">The starting distance of the mist, measured from the camera.</text:p>
      <text:h text:style-name="P179" text:outline-level="2"><text:bookmark-start text:name="__RefHeading___Toc682_2760396532"/>Depth<text:bookmark-end text:name="__RefHeading___Toc682_2760396532"/></text:h>
      <text:p text:style-name="P42">The distance over which the mist effect fades in.</text:p>
      <text:h text:style-name="P179" text:outline-level="2"><draw:frame draw:style-name="fr1" draw:name="Bild25" text:anchor-type="paragraph" svg:y="0.272cm" svg:width="3.641cm" svg:height="1.73cm" draw:z-index="21"><draw:image xlink:href="Pictures/10000201000000D700000066F72FB2350D49F549.png" xlink:type="simple" xlink:show="embed" xlink:actuate="onLoad" draw:mime-type="image/png"/></draw:frame><text:bookmark-start text:name="__RefHeading___Toc684_2760396532"/>Falloff<text:bookmark-end text:name="__RefHeading___Toc684_2760396532"/></text:h>
      <text:p text:style-name="P42">The falloff progression of the mist.</text:p>
      <text:p text:style-name="P9"/>
      <text:p text:style-name="P8"/>
      <text:p text:style-name="Horizontal_20_Line"/>
      <text:h text:style-name="Heading_20_2" text:outline-level="2"><draw:frame draw:style-name="fr1" draw:name="Bild13" text:anchor-type="paragraph" svg:y="0.441cm" svg:width="5.159cm" svg:height="3.45cm" draw:z-index="12"><draw:image xlink:href="Pictures/1000020100000131000000CCE05505E3E6899110.png" xlink:type="simple" xlink:show="embed" xlink:actuate="onLoad" draw:mime-type="image/png"/></draw:frame><text:bookmark-start text:name="__RefHeading___Toc959_3165686327"/>Light<text:span text:style-name="T25">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22">Deliver diffuse direct pass.</text:p>
      <text:h text:style-name="Heading_20_4" text:outline-level="4"><text:bookmark-start text:name="__RefHeading___Toc965_3165686327"/>Color<text:bookmark-end text:name="__RefHeading___Toc965_3165686327"/></text:h>
      <text:p text:style-name="P22">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22">Deliver specular direct pass.</text:p>
      <text:h text:style-name="Heading_20_4" text:outline-level="4"><text:bookmark-start text:name="__RefHeading___Toc971_3165686327"/>Color<text:bookmark-end text:name="__RefHeading___Toc971_3165686327"/></text:h>
      <text:p text:style-name="P22">Deliver specular color pass.</text:p>
      <text:h text:style-name="Heading_20_3" text:outline-level="3"><text:bookmark-start text:name="__RefHeading___Toc973_3165686327"/>Volume<text:bookmark-end text:name="__RefHeading___Toc973_3165686327"/></text:h>
      <text:h text:style-name="P133" text:outline-level="4"><text:bookmark-start text:name="__RefHeading___Toc1623_3692823289"/>Light<text:bookmark-end text:name="__RefHeading___Toc1623_3692823289"/></text:h>
      <text:p text:style-name="Text_20_body">Deliver volume direct light pass<text:span text:style-name="T30">.</text:span></text:p>
      <text:h text:style-name="Heading_20_4" text:outline-level="4"><text:bookmark-start text:name="__RefHeading___Toc977_3165686327"/><text:soft-page-break/>Scatter<text:bookmark-end text:name="__RefHeading___Toc977_3165686327"/></text:h>
      <text:p text:style-name="P22">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22">Deliver emission pass.</text:p>
      <text:h text:style-name="Heading_20_4" text:outline-level="4"><text:bookmark-start text:name="__RefHeading___Toc983_3165686327"/>Environment<text:bookmark-end text:name="__RefHeading___Toc983_3165686327"/></text:h>
      <text:p text:style-name="P22">Deliver environment lighting pass.</text:p>
      <text:h text:style-name="Heading_20_4" text:outline-level="4"><text:bookmark-start text:name="__RefHeading___Toc985_3165686327"/>Shadow<text:bookmark-end text:name="__RefHeading___Toc985_3165686327"/></text:h>
      <text:p text:style-name="P22">Deliver shadow pass.</text:p>
      <text:h text:style-name="Heading_20_4" text:outline-level="4"><text:bookmark-start text:name="__RefHeading___Toc987_3165686327"/>Ambient Occlusion<text:bookmark-end text:name="__RefHeading___Toc987_3165686327"/></text:h>
      <text:p text:style-name="P22">Deliver Ambie<text:span text:style-name="T4">nt</text:span> Occlus<text:span text:style-name="T4">i</text:span>on pass<text:span text:style-name="T4">. Ambient Occlusion needs to be enabled in the Render Properties.</text:span></text:p>
      <text:p text:style-name="Horizontal_20_Line"/>
      <text:h text:style-name="P180" text:outline-level="2"><draw:frame draw:style-name="fr1" draw:name="Bild14" text:anchor-type="paragraph" svg:y="0.441cm" svg:width="5.181cm" svg:height="1.02cm" draw:z-index="13"><draw:image xlink:href="Pictures/10000201000001320000003CB2B8A76321C6579B.png" xlink:type="simple" xlink:show="embed" xlink:actuate="onLoad" draw:mime-type="image/png"/></draw:frame><text:bookmark-start text:name="__RefHeading___Toc989_3165686327"/>Effects<text:span text:style-name="T26"> subpanel</text:span><text:bookmark-end text:name="__RefHeading___Toc989_3165686327"/></text:h>
      <text:p text:style-name="P22">Deliver Bloom pass. Bloom must be enabled in the Render Properties.</text:p>
      <text:p text:style-name="P22"/>
      <text:p text:style-name="P137"/>
      <text:h text:style-name="P180" text:outline-level="2"><draw:frame draw:style-name="fr4" draw:name="Bild16" text:anchor-type="paragraph" svg:width="5.181cm" svg:height="3.32cm" draw:z-index="15"><draw:image xlink:href="Pictures/1000020100000132000000C49F42E5564A298303.png" xlink:type="simple" xlink:show="embed" xlink:actuate="onLoad" draw:mime-type="image/png"/></draw:frame><text:bookmark-start text:name="__RefHeading___Toc345_28847672921"/>Cryptomatte<text:span text:style-name="T26"> subpanel</text:span><text:bookmark-end text:name="__RefHeading___Toc345_28847672921"/></text:h>
      <text:p text:style-name="P27">Cryptomatte passes can be used to isolate objects or materials or assets in compositing.</text:p>
      <text:h text:style-name="P206" text:outline-level="3"><text:bookmark-start text:name="__RefHeading___Toc1009_31656863271"/>Include<text:bookmark-end text:name="__RefHeading___Toc1009_31656863271"/></text:h>
      <text:h text:style-name="P131" text:outline-level="4"><text:bookmark-start text:name="__RefHeading___Toc661_28847672921"/>Object<text:bookmark-end text:name="__RefHeading___Toc661_28847672921"/></text:h>
      <text:p text:style-name="P27">Render Cryptomatte Object Pass.</text:p>
      <text:h text:style-name="P131" text:outline-level="4"><text:bookmark-start text:name="__RefHeading___Toc663_28847672921"/>Materials<text:bookmark-end text:name="__RefHeading___Toc663_28847672921"/></text:h>
      <text:p text:style-name="P27">Render Cryptomatte Materials Pass.</text:p>
      <text:h text:style-name="P131" text:outline-level="4"><text:bookmark-start text:name="__RefHeading___Toc665_28847672921"/>Asset<text:bookmark-end text:name="__RefHeading___Toc665_28847672921"/></text:h>
      <text:p text:style-name="P27">Render Cryptomatte Asset Pass.</text:p>
      <text:h text:style-name="Heading_20_3" text:outline-level="3"><text:bookmark-start text:name="__RefHeading___Toc1216_253158233"/>Include Settings<text:bookmark-end text:name="__RefHeading___Toc1216_253158233"/></text:h>
      <text:p text:style-name="P38">These settings appears when you tick one of the above includes.</text:p>
      <text:h text:style-name="Heading_20_4" text:outline-level="4"><text:bookmark-start text:name="__RefHeading___Toc667_28847672921"/><text:soft-page-break/>Levels<text:bookmark-end text:name="__RefHeading___Toc667_28847672921"/></text:h>
      <text:p text:style-name="P27">How many unique objects can be distinguished per pixel<text:span text:style-name="T26">.</text:span></text:p>
      <text:h text:style-name="Heading_20_4" text:outline-level="4"><text:bookmark-start text:name="__RefHeading___Toc669_28847672921"/>Accurate Mode<text:bookmark-end text:name="__RefHeading___Toc669_28847672921"/></text:h>
      <text:p text:style-name="P27">Generate a more accurate cryptomatte pass. This feature renders at the CPU only, and consumes more memory.</text:p>
      <text:p text:style-name="Horizontal_20_Line"/>
      <text:h text:style-name="P180" text:outline-level="2"><draw:frame draw:style-name="fr4" draw:name="Bild17" text:anchor-type="paragraph" svg:width="5.2cm" svg:height="3.05cm" draw:z-index="16"><draw:image xlink:href="Pictures/1000020100000133000000B4F01CDE01B9DBF0F0.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40">To use Shader AOVs create the pass in the Shader AOV panel then reference this pass with the AOV Output shading node. <text:span text:style-name="T27">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40">The name of the render pass<text:span text:style-name="T27">. T</text:span>his is the Name that is referenced in the AOV Output node. <text:span text:style-name="T27">You can name it as you like</text:span> as long as <text:span text:style-name="T27">the name</text:span> do<text:span text:style-name="T27">es</text:span> not conflict with <text:span text:style-name="T27">enabled </text:span>built-in passes<text:span text:style-name="T27">.</text:span></text:p>
      <text:h text:style-name="Heading_20_4" text:outline-level="4"><text:bookmark-start text:name="__RefHeading___Toc1224_253158233"/>Data Type<text:bookmark-end text:name="__RefHeading___Toc1224_253158233"/></text:h>
      <text:p text:style-name="P41"><draw:frame draw:style-name="fr1" draw:name="Bild18" text:anchor-type="paragraph" svg:y="-0.074cm" svg:width="1.49cm" svg:height="1.401cm" draw:z-index="17"><draw:image xlink:href="Pictures/10000201000000580000005358CDA444B193E398.png" xlink:type="simple" xlink:show="embed" xlink:actuate="onLoad" draw:mime-type="image/png"/></draw:frame>Right clicking at the black triangle at the end will refveal the type menu.</text:p>
      <text:p text:style-name="P40">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41">Adds an AOV to the list.</text:p>
      <text:h text:style-name="Heading_20_3" text:outline-level="3"><text:bookmark-start text:name="__RefHeading___Toc1228_253158233"/>Remove AOV<text:bookmark-end text:name="__RefHeading___Toc1228_253158233"/></text:h>
      <text:p text:style-name="P41">Removes the selected AOV from the list.</text:p>
      <text:p text:style-name="P18"/>
      <table:table table:name="Tabelle4" table:style-name="Tabelle4">
        <table:table-column table:style-name="Tabelle4.A"/>
        <table:table-row table:style-name="TableLine1786602053168">
          <table:table-cell table:style-name="Tabelle4.A1" office:value-type="string">
            <text:h text:style-name="P173" text:outline-level="1"><text:bookmark-start text:name="__RefHeading___Toc307_2884767292"/><text:span text:style-name="T3">Cycles - Passes </text:span>Panel<text:bookmark-end text:name="__RefHeading___Toc307_2884767292"/></text:h>
          </table:table-cell>
        </table:table-row>
      </table:table>
      <text:p text:style-name="P2"><draw:frame draw:style-name="fr4" draw:name="Bild3" text:anchor-type="paragraph" svg:width="5.11cm" svg:height="2.619cm" draw:z-index="1"><draw:image xlink:href="Pictures/100002010000012E0000009B01FAB835F6B92D77.png" xlink:type="simple" xlink:show="embed" xlink:actuate="onLoad" draw:mime-type="image/png"/></draw:frame></text:p>
      <text:p text:style-name="P2"/>
      <text:p text:style-name="P2">Here you enable or disable<text:span text:style-name="T27"> render</text:span> passes for single features.</text:p>
      <text:p text:style-name="P2"/>
      <text:h text:style-name="P181" text:outline-level="2"><draw:frame draw:style-name="fr1" draw:name="Bild4" text:anchor-type="paragraph" svg:y="0.991cm" svg:width="5.151cm" svg:height="5.08cm" draw:z-index="2"><draw:image xlink:href="Pictures/10000201000001300000012CDD60CE14A2234877.png" xlink:type="simple" xlink:show="embed" xlink:actuate="onLoad" draw:mime-type="image/png"/></draw:frame><text:bookmark-start text:name="__RefHeading___Toc309_2884767292"/><text:soft-page-break/>Data<text:span text:style-name="T25"> subpanel</text:span><text:bookmark-end text:name="__RefHeading___Toc309_2884767292"/></text:h>
      <text:h text:style-name="Heading_20_3" text:outline-level="3"><text:bookmark-start text:name="__RefHeading___Toc991_3165686327"/><text:span text:style-name="T15">I</text:span><text:span text:style-name="T14">nclude</text:span><text:bookmark-end text:name="__RefHeading___Toc991_3165686327"/></text:h>
      <text:h text:style-name="Heading_20_4" text:outline-level="4"><text:bookmark-start text:name="__RefHeading___Toc311_2884767292"/>Combined<text:bookmark-end text:name="__RefHeading___Toc311_2884767292"/></text:h>
      <text:p text:style-name="P18">Deliver full combined RGBA Buffer.</text:p>
      <text:h text:style-name="Heading_20_4" text:outline-level="4"><text:bookmark-start text:name="__RefHeading___Toc993_3165686327"/>Z<text:bookmark-end text:name="__RefHeading___Toc993_3165686327"/></text:h>
      <text:p text:style-name="P23">Deliver Z Value pass.</text:p>
      <text:h text:style-name="Heading_20_4" text:outline-level="4"><text:bookmark-start text:name="__RefHeading___Toc313_2884767292"/>Mist<text:bookmark-end text:name="__RefHeading___Toc313_2884767292"/></text:h>
      <text:p text:style-name="P18">Deliver Mist factor pass. 0.0 - 1.0.</text:p>
      <text:h text:style-name="Heading_20_4" text:outline-level="4"><text:bookmark-start text:name="__RefHeading___Toc995_3165686327"/>Normal<text:bookmark-end text:name="__RefHeading___Toc995_3165686327"/></text:h>
      <text:p text:style-name="P23">Deliver Normal pass.</text:p>
      <text:h text:style-name="Heading_20_4" text:outline-level="4"><text:bookmark-start text:name="__RefHeading___Toc315_2884767292"/>Vector<text:bookmark-end text:name="__RefHeading___Toc315_2884767292"/></text:h>
      <text:p text:style-name="P18">Deliver Speed Vector pass.</text:p>
      <text:h text:style-name="Heading_20_4" text:outline-level="4"><text:bookmark-start text:name="__RefHeading___Toc997_3165686327"/>UV<text:bookmark-end text:name="__RefHeading___Toc997_3165686327"/></text:h>
      <text:p text:style-name="P23">Deliver UV pass.</text:p>
      <text:h text:style-name="Heading_20_4" text:outline-level="4"><text:bookmark-start text:name="__RefHeading___Toc999_3165686327"/>Denoising Data<text:bookmark-end text:name="__RefHeading___Toc999_3165686327"/></text:h>
      <text:p text:style-name="P23">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8">Deliver Object Index pass.</text:p>
      <text:h text:style-name="Heading_20_4" text:outline-level="4"><text:bookmark-start text:name="__RefHeading___Toc327_2884767292"/>Material Index<text:bookmark-end text:name="__RefHeading___Toc327_2884767292"/></text:h>
      <text:p text:style-name="P18">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36">Number of samples/camera rays per pixel.</text:p>
      <text:h text:style-name="Heading_20_3" text:outline-level="3"><text:bookmark-start text:name="__RefHeading___Toc331_2884767292"/>Alpha Threshold<text:bookmark-end text:name="__RefHeading___Toc331_2884767292"/></text:h>
      <text:p text:style-name="P18">Z, Index, Normal, UV and Vector passes are just affected by surfaces with alpha transparency equal or higher this threshold.</text:p>
      <text:p text:style-name="P139"/>
      <text:h text:style-name="P179" text:outline-level="2"><text:bookmark-start text:name="__RefHeading___Toc2249_2933140213"/><text:soft-page-break/>Mist subpanel<text:bookmark-end text:name="__RefHeading___Toc2249_2933140213"/></text:h>
      <text:p text:style-name="P9"><draw:frame draw:style-name="fr5" draw:name="Bild21" text:anchor-type="paragraph" svg:width="5.151cm" svg:height="1.799cm" draw:z-index="22"><draw:image xlink:href="Pictures/10000201000001300000006A8D6080729BC26D0F.png" xlink:type="simple" xlink:show="embed" xlink:actuate="onLoad" draw:mime-type="image/png"/></draw:frame><text:span text:style-name="T29">When you activate Mist </text:span><text:span text:style-name="T28">pass, </text:span><text:span text:style-name="T29">then the Mist </text:span><text:span text:style-name="T28"><text:s/>Pass</text:span><text:span text:style-name="T29"> </text:span><text:span text:style-name="T28">sub</text:span><text:span text:style-name="T29">panel shows</text:span><text:span text:style-name="T28">.</text:span></text:p>
      <text:p text:style-name="P9"/>
      <text:h text:style-name="P179" text:outline-level="2"><text:bookmark-start text:name="__RefHeading___Toc680_27603965321"/>Start<text:bookmark-end text:name="__RefHeading___Toc680_27603965321"/></text:h>
      <text:p text:style-name="P42">The starting distance of the mist, measured from the camera.</text:p>
      <text:h text:style-name="P179" text:outline-level="2"><text:bookmark-start text:name="__RefHeading___Toc682_27603965321"/>Depth<text:bookmark-end text:name="__RefHeading___Toc682_27603965321"/></text:h>
      <text:p text:style-name="P42">The distance over which the mist effect fades in.</text:p>
      <text:h text:style-name="P179" text:outline-level="2"><draw:frame draw:style-name="fr1" draw:name="Bild22" text:anchor-type="paragraph" svg:y="0.272cm" svg:width="3.641cm" svg:height="1.73cm" draw:z-index="23"><draw:image xlink:href="Pictures/10000201000000D700000066F72FB2350D49F549.png" xlink:type="simple" xlink:show="embed" xlink:actuate="onLoad" draw:mime-type="image/png"/></draw:frame><text:bookmark-start text:name="__RefHeading___Toc684_27603965321"/>Falloff<text:bookmark-end text:name="__RefHeading___Toc684_27603965321"/></text:h>
      <text:p text:style-name="P42">The falloff progression of the mist.</text:p>
      <text:p text:style-name="P5"/>
      <text:p text:style-name="Horizontal_20_Line"/>
      <text:h text:style-name="Heading_20_2" text:outline-level="2"><draw:frame draw:style-name="fr1" draw:name="Bild5" text:anchor-type="paragraph" svg:y="-0.007cm" svg:width="5.181cm" svg:height="5.099cm" draw:z-index="3"><draw:image xlink:href="Pictures/10000201000001320000012D48BCA1BAC1D0D6C0.png" xlink:type="simple" xlink:show="embed" xlink:actuate="onLoad" draw:mime-type="image/png"/></draw:frame><text:bookmark-start text:name="__RefHeading___Toc333_2884767292"/>Light<text:span text:style-name="T27">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8">Deliver direct pass.</text:p>
      <text:h text:style-name="Heading_20_4" text:outline-level="4"><text:bookmark-start text:name="__RefHeading___Toc625_2884767292"/>Indirect<text:bookmark-end text:name="__RefHeading___Toc625_2884767292"/></text:h>
      <text:p text:style-name="P18">Deliver indirect pass.</text:p>
      <text:h text:style-name="Heading_20_4" text:outline-level="4"><text:bookmark-start text:name="__RefHeading___Toc627_2884767292"/>Color<text:bookmark-end text:name="__RefHeading___Toc627_2884767292"/></text:h>
      <text:p text:style-name="P18">Deliver color pass.</text:p>
      <text:p text:style-name="Horizontal_20_Line"/>
      <text:h text:style-name="Heading_20_3" text:outline-level="3"><text:bookmark-start text:name="__RefHeading___Toc337_2884767292"/>Glossy<text:bookmark-end text:name="__RefHeading___Toc337_2884767292"/></text:h>
      <text:h text:style-name="P130" text:outline-level="4"><text:bookmark-start text:name="__RefHeading___Toc629_2884767292"/>Direct<text:bookmark-end text:name="__RefHeading___Toc629_2884767292"/></text:h>
      <text:p text:style-name="P18">Deliver direct pass.</text:p>
      <text:h text:style-name="P130" text:outline-level="4"><text:bookmark-start text:name="__RefHeading___Toc631_2884767292"/>Indirect<text:bookmark-end text:name="__RefHeading___Toc631_2884767292"/></text:h>
      <text:p text:style-name="P18">Deliver indirect pass.</text:p>
      <text:h text:style-name="P130" text:outline-level="4"><text:bookmark-start text:name="__RefHeading___Toc633_2884767292"/>Color<text:bookmark-end text:name="__RefHeading___Toc633_2884767292"/></text:h>
      <text:p text:style-name="P18">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130" text:outline-level="4"><text:bookmark-start text:name="__RefHeading___Toc635_2884767292"/>Direct<text:bookmark-end text:name="__RefHeading___Toc635_2884767292"/></text:h>
      <text:p text:style-name="P18">Deliver direct pass.</text:p>
      <text:h text:style-name="P130" text:outline-level="4"><text:bookmark-start text:name="__RefHeading___Toc637_2884767292"/>Indirect<text:bookmark-end text:name="__RefHeading___Toc637_2884767292"/></text:h>
      <text:p text:style-name="P18">Deliver indirect pass.</text:p>
      <text:h text:style-name="P130" text:outline-level="4"><text:bookmark-start text:name="__RefHeading___Toc639_2884767292"/>Color<text:bookmark-end text:name="__RefHeading___Toc639_2884767292"/></text:h>
      <text:p text:style-name="P18">Deliver color pass.</text:p>
      <text:p text:style-name="Horizontal_20_Line"/>
      <text:h text:style-name="Heading_20_3" text:outline-level="3"><text:bookmark-start text:name="__RefHeading___Toc343_2884767292"/>Volume<text:bookmark-end text:name="__RefHeading___Toc343_2884767292"/></text:h>
      <text:h text:style-name="P130" text:outline-level="4"><text:bookmark-start text:name="__RefHeading___Toc647_2884767292"/>Direct<text:bookmark-end text:name="__RefHeading___Toc647_2884767292"/></text:h>
      <text:p text:style-name="P18">Deliver direct pass.</text:p>
      <text:h text:style-name="P130" text:outline-level="4"><text:bookmark-start text:name="__RefHeading___Toc649_2884767292"/>Indirect<text:bookmark-end text:name="__RefHeading___Toc649_2884767292"/></text:h>
      <text:p text:style-name="P18">Deliver indirect pass.</text:p>
      <text:h text:style-name="P130" text:outline-level="4"><text:bookmark-start text:name="__RefHeading___Toc651_2884767292"/>Color<text:bookmark-end text:name="__RefHeading___Toc651_2884767292"/></text:h>
      <text:p text:style-name="P18">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9">Deliver Emission pass.</text:p>
      <text:h text:style-name="Heading_20_4" text:outline-level="4"><text:bookmark-start text:name="__RefHeading___Toc655_2884767292"/>Environment<text:bookmark-end text:name="__RefHeading___Toc655_2884767292"/></text:h>
      <text:p text:style-name="P19">Deliver Environment pass.</text:p>
      <text:h text:style-name="Heading_20_4" text:outline-level="4"><text:bookmark-start text:name="__RefHeading___Toc657_2884767292"/>Shadow<text:bookmark-end text:name="__RefHeading___Toc657_2884767292"/></text:h>
      <text:p text:style-name="P19">Deliver Shadow pass.</text:p>
      <text:h text:style-name="Heading_20_4" text:outline-level="4"><text:bookmark-start text:name="__RefHeading___Toc659_2884767292"/>Ambient Occlusion<text:bookmark-end text:name="__RefHeading___Toc659_2884767292"/></text:h>
      <text:p text:style-name="P19">Deliver Ambient Occlusion pass.</text:p>
      <text:p text:style-name="P19"/>
      <text:p text:style-name="P19"/>
      <text:p text:style-name="Horizontal_20_Line"/>
      <text:h text:style-name="Heading_20_2" text:outline-level="2"><draw:frame draw:style-name="fr4" draw:name="Bild6" text:anchor-type="paragraph" svg:width="5.181cm" svg:height="3.32cm" draw:z-index="4"><draw:image xlink:href="Pictures/1000020100000132000000C49F42E5564A298303.png" xlink:type="simple" xlink:show="embed" xlink:actuate="onLoad" draw:mime-type="image/png"/></draw:frame><text:bookmark-start text:name="__RefHeading___Toc345_2884767292"/><text:soft-page-break/>Cryptomatte<text:span text:style-name="T27"> subpanel</text:span><text:bookmark-end text:name="__RefHeading___Toc345_2884767292"/></text:h>
      <text:p text:style-name="P25">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25">Render Cryptomatte Object Pass.</text:p>
      <text:h text:style-name="Heading_20_4" text:outline-level="4"><text:bookmark-start text:name="__RefHeading___Toc663_2884767292"/>Materials<text:bookmark-end text:name="__RefHeading___Toc663_2884767292"/></text:h>
      <text:p text:style-name="P25">Render Cryptomatte Materials Pass.</text:p>
      <text:h text:style-name="Heading_20_4" text:outline-level="4"><text:bookmark-start text:name="__RefHeading___Toc665_2884767292"/>Asset<text:bookmark-end text:name="__RefHeading___Toc665_2884767292"/></text:h>
      <text:p text:style-name="P25">Render Cryptomatte Asset Pass.</text:p>
      <text:h text:style-name="P206" text:outline-level="3"><text:bookmark-start text:name="__RefHeading___Toc1230_253158233"/>Include Settings<text:bookmark-end text:name="__RefHeading___Toc1230_253158233"/></text:h>
      <text:p text:style-name="P38">These settings appears when you tick one of the above includes.</text:p>
      <text:h text:style-name="P131" text:outline-level="4"><text:bookmark-start text:name="__RefHeading___Toc667_288476729211"/>Levels<text:bookmark-end text:name="__RefHeading___Toc667_288476729211"/></text:h>
      <text:p text:style-name="P27">How many unique objects can be distinguished per pixel<text:span text:style-name="T26">.</text:span></text:p>
      <text:h text:style-name="P131" text:outline-level="4"><text:bookmark-start text:name="__RefHeading___Toc669_288476729211"/>Accurate Mode<text:bookmark-end text:name="__RefHeading___Toc669_288476729211"/></text:h>
      <text:p text:style-name="P27">Generate a more accurate cryptomatte pass. This feature renders at the CPU only, and consumes more memory.</text:p>
      <text:p text:style-name="P39"/>
      <text:p text:style-name="P138"/>
      <text:h text:style-name="P195" text:outline-level="2"><draw:frame draw:style-name="fr4" draw:name="Bild19" text:anchor-type="paragraph" svg:width="5.2cm" svg:height="3.05cm" draw:z-index="18"><draw:image xlink:href="Pictures/1000020100000133000000B4F01CDE01B9DBF0F0.png" xlink:type="simple" xlink:show="embed" xlink:actuate="onLoad" draw:mime-type="image/png"/></draw:frame><text:bookmark-start text:name="__RefHeading___Toc1232_253158233"/>Shader AOV subpanel<text:bookmark-end text:name="__RefHeading___Toc1232_253158233"/></text:h>
      <text:p text:style-name="P40">AOV stands for Arbitrary Output Variables. Here you can add custom render passes for arbitrary shader node components. These values can then be used in the post processing in the node editor.</text:p>
      <text:p text:style-name="P40">To use Shader AOVs create the pass in the Shader AOV panel then reference this pass with the AOV Output shading node. <text:span text:style-name="T27">E</text:span>ach AOV in the list consists of a Name and Data Type.</text:p>
      <text:h text:style-name="P207" text:outline-level="3"><text:bookmark-start text:name="__RefHeading___Toc1234_253158233"/>List of AOV<text:bookmark-end text:name="__RefHeading___Toc1234_253158233"/></text:h>
      <text:h text:style-name="P132" text:outline-level="4"><text:bookmark-start text:name="__RefHeading___Toc1236_253158233"/>Name<text:bookmark-end text:name="__RefHeading___Toc1236_253158233"/></text:h>
      <text:p text:style-name="P40">The name of the render pass<text:span text:style-name="T27">. T</text:span>his is the Name that is referenced in the AOV Output node. <text:span text:style-name="T27">You can name it as you like</text:span> as long as <text:span text:style-name="T27">the name</text:span> do<text:span text:style-name="T27">es</text:span> not conflict with <text:span text:style-name="T27">enabled </text:span>built-in passes<text:span text:style-name="T27">.</text:span></text:p>
      <text:h text:style-name="P132" text:outline-level="4"><text:bookmark-start text:name="__RefHeading___Toc1238_253158233"/>Data Type<text:bookmark-end text:name="__RefHeading___Toc1238_253158233"/></text:h>
      <text:p text:style-name="P41"><draw:frame draw:style-name="fr1" draw:name="Bild20" text:anchor-type="paragraph" svg:y="-0.074cm" svg:width="1.49cm" svg:height="1.401cm" draw:z-index="19"><draw:image xlink:href="Pictures/10000201000000580000005358CDA444B193E398.png" xlink:type="simple" xlink:show="embed" xlink:actuate="onLoad" draw:mime-type="image/png"/></draw:frame>Right clicking at the black triangle at the end will refveal the type menu.</text:p>
      <text:p text:style-name="P40"><text:soft-page-break/>Shader AOVs can either express a Color or a Value variable. The Color variable as the name suggest can be used for a color but also a normal value. A Value variable can be used for any single numerical value.</text:p>
      <text:h text:style-name="P207" text:outline-level="3"><text:bookmark-start text:name="__RefHeading___Toc1240_253158233"/>Add AOV<text:bookmark-end text:name="__RefHeading___Toc1240_253158233"/></text:h>
      <text:p text:style-name="P41">Adds an AOV to the list.</text:p>
      <text:h text:style-name="P207" text:outline-level="3"><text:bookmark-start text:name="__RefHeading___Toc1242_253158233"/>Remove AOV<text:bookmark-end text:name="__RefHeading___Toc1242_253158233"/></text:h>
      <text:p text:style-name="P41">Removes the selected AOV from the list.</text:p>
      <text:h text:style-name="P204" text:outline-level="2"><draw:frame draw:style-name="fr1" draw:name="Bild127" text:anchor-type="paragraph" svg:y="0.829cm" svg:width="5.08cm" svg:height="2.131cm" draw:z-index="126"><draw:image xlink:href="Pictures/100002010000012C0000007EB3C98C3B1E4A57AC.png" xlink:type="simple" xlink:show="embed" xlink:actuate="onLoad" draw:mime-type="image/png"/></draw:frame><text:bookmark-start text:name="__RefHeading___Toc6258_486077749"/><text:span text:style-name="T24">Light Groups</text:span> subpanel<text:bookmark-end text:name="__RefHeading___Toc6258_486077749"/></text:h>
      <text:p text:style-name="P230">Light<text:span text:style-name="T59"> </text:span>groups are a type of pass that only contains lighting from a subset of light sources.<text:span text:style-name="T58"> </text:span>They are created in the View layer<text:span text:style-name="T58">. A</text:span>nd <text:span text:style-name="T58">any </text:span>light source (lamps, objects with emissive materials<text:span text:style-name="T58"> </text:span>and/or the environment) can be assigned to <text:span text:style-name="T58">such </text:span>a group.<text:span text:style-name="T58"> </text:span></text:p>
      <text:p text:style-name="P230"><draw:frame draw:style-name="fr1" draw:name="Bild128" text:anchor-type="paragraph" svg:y="-0.31cm" svg:width="5.669cm" svg:height="2.439cm" draw:z-index="127"><draw:image xlink:href="Pictures/100002010000014F0000009094C884DD25315824.png" xlink:type="simple" xlink:show="embed" xlink:actuate="onLoad" draw:mime-type="image/png"/></draw:frame><text:span text:style-name="T58">This can be done in the object properties in the shading panel.</text:span></text:p>
      <text:p text:style-name="P230">Note that Light<text:span text:style-name="T59"> </text:span>groups are identified by their name - therefore, the name of the Lightgroup<text:span text:style-name="T59"> </text:span>in the View Layer and the name that's set in an object's<text:span text:style-name="T59"> </text:span>settings must match for it to be<text:span text:style-name="T59"> </text:span>included.</text:p>
      <text:p text:style-name="P41"/>
      <table:table table:name="Tabelle1" table:style-name="Tabelle1">
        <table:table-column table:style-name="Tabelle1.A"/>
        <table:table-row table:style-name="TableLine1786661096144">
          <table:table-cell table:style-name="Tabelle1.A1" office:value-type="string">
            <text:h text:style-name="P174" text:outline-level="1"><text:bookmark-start text:name="__RefHeading___Toc295_2884767292"/><text:span text:style-name="T3">Cycles - Filter </text:span>Panel<text:bookmark-end text:name="__RefHeading___Toc295_2884767292"/></text:h>
          </table:table-cell>
        </table:table-row>
      </table:table>
      <text:p text:style-name="P136"/>
      <text:h text:style-name="Heading_20_2" text:outline-level="2"><draw:frame draw:style-name="fr4" draw:name="Bild2" text:anchor-type="paragraph" svg:width="5.099cm" svg:height="3.54cm" draw:z-index="8"><draw:image xlink:href="Pictures/100002010000012D000000D16FBBDF2AB8D93718.png" xlink:type="simple" xlink:show="embed" xlink:actuate="onLoad" draw:mime-type="image/pn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21">Render Sky in this layer.</text:p>
      <text:h text:style-name="Heading_20_3" text:outline-level="3"><text:bookmark-start text:name="__RefHeading___Toc1013_3165686327"/>Ambient Occlusion<text:bookmark-end text:name="__RefHeading___Toc1013_3165686327"/></text:h>
      <text:p text:style-name="P24">Render Ambient Occlusion in this layer.</text:p>
      <text:h text:style-name="Heading_20_3" text:outline-level="3"><text:bookmark-start text:name="__RefHeading___Toc299_2884767292"/>Surfaces<text:bookmark-end text:name="__RefHeading___Toc299_2884767292"/></text:h>
      <text:p text:style-name="P21">Render solid surfaces in this layer.</text:p>
      <text:h text:style-name="Heading_20_3" text:outline-level="3"><text:bookmark-start text:name="__RefHeading___Toc1015_3165686327"/>Hair<text:bookmark-end text:name="__RefHeading___Toc1015_3165686327"/></text:h>
      <text:p text:style-name="P24">Render Hair in this layer.</text:p>
      <text:h text:style-name="Heading_20_3" text:outline-level="3"><text:bookmark-start text:name="__RefHeading___Toc1017_3165686327"/>Volume<text:bookmark-end text:name="__RefHeading___Toc1017_3165686327"/></text:h>
      <text:p text:style-name="P37">Render volumes in this layer.</text:p>
      <text:h text:style-name="P196" text:outline-level="2"><text:bookmark-start text:name="__RefHeading___Toc301_2884767292"/><text:soft-page-break/>Freestyle<text:bookmark-end text:name="__RefHeading___Toc301_2884767292"/></text:h>
      <text:p text:style-name="P21">Render stylized strokes in this layer. This feature is greyed out when Freestyle is not activated.</text:p>
      <text:h text:style-name="Heading_20_2" text:outline-level="2"><draw:frame draw:style-name="fr3" draw:name="Bild26" text:anchor-type="paragraph" svg:x="13.081cm" svg:y="0.305cm" svg:width="5.62cm" svg:height="5.369cm" draw:z-index="25"><draw:image xlink:href="Pictures/100002010000014C0000013D384C58F8614BB51F.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43">Render Motion Blur, if enabled in the scene.</text:p>
      <text:p text:style-name="P21"/>
      <text:p text:style-name="P21"/>
      <text:p text:style-name="P21"/>
      <text:p text:style-name="P21"/>
      <table:table table:name="Tabelle6" table:style-name="Tabelle6">
        <table:table-column table:style-name="Tabelle6.A"/>
        <table:table-row table:style-name="TableLine1786661020032">
          <table:table-cell table:style-name="Tabelle6.A1" office:value-type="string">
            <text:h text:style-name="P176" text:outline-level="1"><text:bookmark-start text:name="__RefHeading___Toc1019_3165686327"/><text:span text:style-name="T3">Cycles - </text:span><text:span text:style-name="T12">O</text:span><text:span text:style-name="T13">verride</text:span><text:span text:style-name="T3"> Panel</text:span><text:bookmark-end text:name="__RefHeading___Toc1019_3165686327"/></text:h>
          </table:table-cell>
        </table:table-row>
      </table:table>
      <text:p text:style-name="P4"><draw:frame draw:style-name="fr4" draw:name="Bild10" text:anchor-type="paragraph" svg:width="5.151cm" svg:height="1.439cm" draw:z-index="9"><draw:image xlink:href="Pictures/100002010000013000000055AC93DE97E8F96657.png" xlink:type="simple" xlink:show="embed" xlink:actuate="onLoad" draw:mime-type="image/png"/></draw:frame></text:p>
      <text:p text:style-name="Text_20_body">Here you can add a material that overrides all other materials in this layer. This allows clay renderings.</text:p>
      <text:p text:style-name="P7"/>
      <text:h text:style-name="Heading_20_2" text:outline-level="2"><draw:frame draw:style-name="fr4" draw:name="Bild15" text:anchor-type="paragraph" svg:width="6.301cm" svg:height="1.54cm" draw:z-index="14"><draw:image xlink:href="Pictures/10000201000001740000005B44C18DD529A0231D.png" xlink:type="simple" xlink:show="embed" xlink:actuate="onLoad" draw:mime-type="image/png"/></draw:frame><text:bookmark-start text:name="__RefHeading___Toc1021_3165686327"/>Material Override<text:bookmark-end text:name="__RefHeading___Toc1021_3165686327"/></text:h>
      <text:p text:style-name="P37">Pick a material in the scene that should override all other materials.</text:p>
      <text:h text:style-name="Heading_20_2" text:outline-level="2"><text:bookmark-start text:name="__RefHeading___Toc1023_3165686327"/>Samples<text:bookmark-end text:name="__RefHeading___Toc1023_3165686327"/></text:h>
      <text:p text:style-name="P37">Override number of render samples for this view layer. A value of 0 will use the scene setting values.</text:p>
      <text:p text:style-name="P37"/>
      <table:table table:name="Tabelle8" table:style-name="Tabelle8">
        <table:table-column table:style-name="Tabelle8.A"/>
        <table:table-row table:style-name="TableLine1786661020304">
          <table:table-cell table:style-name="Tabelle8.A1" office:value-type="string">
            <text:h text:style-name="P162" text:outline-level="1"><text:bookmark-start text:name="__RefHeading___Toc7379_323952045"/>Freestyle Panel<text:bookmark-end text:name="__RefHeading___Toc7379_323952045"/></text:h>
          </table:table-cell>
        </table:table-row>
      </table:table>
      <text:p text:style-name="Text_20_body"><draw:frame draw:style-name="fr4" draw:name="Bild27" text:anchor-type="paragraph" svg:width="5.129cm" svg:height="2.131cm" draw:z-index="26"><draw:image xlink:href="Pictures/100002010000012F0000007E8E13CD369015AC3E.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44">Enables or disables the freestyle layer in the current view layer.</text:p>
      <text:p text:style-name="P44"/>
      <text:p text:style-name="P44"/>
      <text:p text:style-name="P44"/>
      <text:p text:style-name="P44"/>
      <text:h text:style-name="Heading_20_2" text:outline-level="2"><draw:frame draw:style-name="fr4" draw:name="Bild28" text:anchor-type="paragraph" svg:width="5.181cm" svg:height="5.039cm" draw:z-index="27"><draw:image xlink:href="Pictures/10000201000001320000012AAF1987D0D7651541.png" xlink:type="simple" xlink:show="embed" xlink:actuate="onLoad" draw:mime-type="image/png"/></draw:frame><text:bookmark-start text:name="__RefHeading___Toc7383_323952045"/><text:soft-page-break/>Control Mode<text:bookmark-end text:name="__RefHeading___Toc7383_323952045"/></text:h>
      <text:p text:style-name="Text_20_body">You can either control the freestyle shapes by the settings in the panels. Or you can use a python script to define all the shapes. <text:span text:style-name="T31">In this case the panels vanishes, and you can add your style script below.</text:span></text:p>
      <text:p text:style-name="Text_20_body"><draw:frame draw:style-name="fr3" draw:name="Bild29" text:anchor-type="paragraph" svg:x="0.049cm" svg:y="0.39cm" svg:width="5.129cm" svg:height="3.649cm" draw:z-index="28"><draw:image xlink:href="Pictures/100002010000012F000000D8FB41ED18C926D000.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45">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45">Renders the freestyle pass as a separate pass instead of adding it as an overlay to the Combined pass.</text:p>
      <text:h text:style-name="Heading_20_3" text:outline-level="3"><draw:frame draw:style-name="fr1" draw:name="Bild30" text:anchor-type="paragraph" svg:y="0.173cm" svg:width="5.129cm" svg:height="3.69cm" draw:z-index="29"><draw:image xlink:href="Pictures/100002010000012F000000DA0455C6CBE1FDB5B0.png" xlink:type="simple" xlink:show="embed" xlink:actuate="onLoad" draw:mime-type="image/png"/></draw:frame><text:bookmark-start text:name="__RefHeading___Toc7389_323952045"/>Edge detection subpanel<text:bookmark-end text:name="__RefHeading___Toc7389_323952045"/></text:h>
      <text:p text:style-name="P46">How the edge detection happens.</text:p>
      <text:h text:style-name="Heading_20_4" text:outline-level="4"><text:bookmark-start text:name="__RefHeading___Toc7391_323952045"/>Crease Angle<text:bookmark-end text:name="__RefHeading___Toc7391_323952045"/></text:h>
      <text:p text:style-name="P46">Angular Threshold for detecting crease angles.</text:p>
      <text:h text:style-name="Heading_20_4" text:outline-level="4"><text:bookmark-start text:name="__RefHeading___Toc7393_323952045"/>Culling<text:bookmark-end text:name="__RefHeading___Toc7393_323952045"/></text:h>
      <text:p text:style-name="P46">Ignore edges that are out of view.</text:p>
      <text:h text:style-name="Heading_20_4" text:outline-level="4"><text:bookmark-start text:name="__RefHeading___Toc7395_323952045"/>Face Smoothness<text:bookmark-end text:name="__RefHeading___Toc7395_323952045"/></text:h>
      <text:p text:style-name="P46">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46">Use Material Boundaries.</text:p>
      <text:h text:style-name="Heading_20_4" text:outline-level="4"><text:bookmark-start text:name="__RefHeading___Toc7399_323952045"/>Ridges and Valleys<text:bookmark-end text:name="__RefHeading___Toc7399_323952045"/></text:h>
      <text:p text:style-name="P46">Use ridges and valleys for the view map calculation.</text:p>
      <text:h text:style-name="Heading_20_4" text:outline-level="4"><text:bookmark-start text:name="__RefHeading___Toc7401_323952045"/>Suggestive Contours<text:bookmark-end text:name="__RefHeading___Toc7401_323952045"/></text:h>
      <text:p text:style-name="P46">Use suggestive contours.</text:p>
      <text:h text:style-name="Heading_20_4" text:outline-level="4"><text:bookmark-start text:name="__RefHeading___Toc7403_323952045"/><text:soft-page-break/>Sphere Radius<text:bookmark-end text:name="__RefHeading___Toc7403_323952045"/></text:h>
      <text:p text:style-name="P46">The sphere radius for calculating curvatures</text:p>
      <text:h text:style-name="Heading_20_4" text:outline-level="4"><text:bookmark-start text:name="__RefHeading___Toc7405_323952045"/>Kr Derivate Epsilon<text:bookmark-end text:name="__RefHeading___Toc7405_323952045"/></text:h>
      <text:p text:style-name="P46">The Ki Derivate Epsilon radius for calculating suggestive contours.</text:p>
      <text:h text:style-name="Heading_20_3" text:outline-level="3"><draw:frame draw:style-name="fr1" draw:name="Bild31" text:anchor-type="paragraph" svg:y="0.173cm" svg:width="5.11cm" svg:height="1.52cm" draw:z-index="30"><draw:image xlink:href="Pictures/100002010000012E0000005A390C7B821B1F79B5.png" xlink:type="simple" xlink:show="embed" xlink:actuate="onLoad" draw:mime-type="image/png"/></draw:frame><text:bookmark-start text:name="__RefHeading___Toc7407_323952045"/>Style Module subpanel<text:bookmark-end text:name="__RefHeading___Toc7407_323952045"/></text:h>
      <text:p text:style-name="P46">This panel appears with Control Mode Python Scripting. Add a python script that defines the style. </text:p>
      <text:p text:style-name="P46">The structure of such a style is not defined nor described. Please ask the Blender developers.</text:p>
      <text:p text:style-name="P47"/>
      <table:table table:name="Tabelle9" table:style-name="Tabelle9">
        <table:table-column table:style-name="Tabelle9.A"/>
        <table:table-row table:style-name="TableLine1786661018672">
          <table:table-cell table:style-name="Tabelle9.A1" office:value-type="string">
            <text:h text:style-name="P163" text:outline-level="1"><text:bookmark-start text:name="__RefHeading___Toc7409_323952045"/>Freestyle <text:span text:style-name="T32">Line Set </text:span>Panel<text:bookmark-end text:name="__RefHeading___Toc7409_323952045"/></text:h>
          </table:table-cell>
        </table:table-row>
      </table:table>
      <text:p text:style-name="Text_20_body"/>
      <text:p text:style-name="P48"><draw:frame draw:style-name="fr1" draw:name="Bild32" text:anchor-type="paragraph" svg:y="0.004cm" svg:width="5.181cm" svg:height="4.72cm" draw:z-index="31"><draw:image xlink:href="Pictures/1000020100000132000001170372F969B13827DE.png" xlink:type="simple" xlink:show="embed" xlink:actuate="onLoad" draw:mime-type="image/png"/></draw:frame>The line set settings.</text:p>
      <text:p text:style-name="P48"/>
      <text:p text:style-name="P48"/>
      <text:p text:style-name="P48"/>
      <text:p text:style-name="P48"/>
      <text:p text:style-name="P48"/>
      <text:h text:style-name="Heading_20_2" text:outline-level="2"><draw:frame draw:style-name="fr1" draw:name="Bild33" text:anchor-type="paragraph" svg:y="0.173cm" svg:width="5.159cm" svg:height="3.03cm" draw:z-index="32"><draw:image xlink:href="Pictures/1000020100000131000000B3E480F303B91426F7.png" xlink:type="simple" xlink:show="embed" xlink:actuate="onLoad" draw:mime-type="image/png"/></draw:frame><text:bookmark-start text:name="__RefHeading___Toc7426_323952045"/>List of Line Sets<text:bookmark-end text:name="__RefHeading___Toc7426_323952045"/></text:h>
      <text:p text:style-name="P49">A line set holds the line style. You can have more than one line set. But just one LineStyle per set.</text:p>
      <text:p text:style-name="P51">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51">Allows to resize the list.</text:p>
      <text:h text:style-name="Heading_20_3" text:outline-level="3"><text:bookmark-start text:name="__RefHeading___Toc7430_323952045"/>Search field<text:bookmark-end text:name="__RefHeading___Toc7430_323952045"/></text:h>
      <text:p text:style-name="P51">When you click at the triangle button then you can reveal a search field.</text:p>
      <text:h text:style-name="Heading_20_4" text:outline-level="4"><text:bookmark-start text:name="__RefHeading___Toc7432_323952045"/>Edit Box<text:bookmark-end text:name="__RefHeading___Toc7432_323952045"/></text:h>
      <text:p text:style-name="P51">Tpye in the search term and hit enter.</text:p>
      <text:h text:style-name="Heading_20_4" text:outline-level="4"><text:bookmark-start text:name="__RefHeading___Toc7434_323952045"/>Invert<text:bookmark-end text:name="__RefHeading___Toc7434_323952045"/></text:h>
      <text:p text:style-name="P51">Inverts the search.</text:p>
      <text:h text:style-name="Heading_20_4" text:outline-level="4"><text:bookmark-start text:name="__RefHeading___Toc7436_323952045"/><text:soft-page-break/>Sort by Name<text:bookmark-end text:name="__RefHeading___Toc7436_323952045"/></text:h>
      <text:p text:style-name="P51">Sorts the list by name</text:p>
      <text:h text:style-name="Heading_20_4" text:outline-level="4"><text:bookmark-start text:name="__RefHeading___Toc7438_323952045"/>Reverse<text:bookmark-end text:name="__RefHeading___Toc7438_323952045"/></text:h>
      <text:p text:style-name="P51">Reverts the list content.</text:p>
      <text:h text:style-name="Heading_20_3" text:outline-level="3"><text:bookmark-start text:name="__RefHeading___Toc7440_323952045"/>Add Line Set<text:bookmark-end text:name="__RefHeading___Toc7440_323952045"/></text:h>
      <text:p text:style-name="P49">Adds a new line set. Adding a new line set also adds a new LineStyle.</text:p>
      <text:h text:style-name="Heading_20_3" text:outline-level="3"><text:bookmark-start text:name="__RefHeading___Toc7442_323952045"/>Remove Line Set<text:bookmark-end text:name="__RefHeading___Toc7442_323952045"/></text:h>
      <text:p text:style-name="P49">Removes the selected line set.</text:p>
      <text:h text:style-name="Heading_20_3" text:outline-level="3"><draw:frame draw:style-name="fr1" draw:name="Bild34" text:anchor-type="paragraph" svg:y="0.173cm" svg:width="3.069cm" svg:height="1.191cm" draw:z-index="33"><draw:image xlink:href="Pictures/10000201000000B500000046F8D402E7DF8AC24A.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50">Copies the currently selected line set and all its settings.</text:p>
      <text:h text:style-name="Heading_20_4" text:outline-level="4"><text:bookmark-start text:name="__RefHeading___Toc7448_323952045"/>Paste Line Set<text:bookmark-end text:name="__RefHeading___Toc7448_323952045"/></text:h>
      <text:p text:style-name="P50">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50">Moves the selected up or down in the list.</text:p>
      <text:p text:style-name="P48"/>
      <text:h text:style-name="Heading_20_2" text:outline-level="2"><draw:frame draw:style-name="fr1" draw:name="Bild35" text:anchor-type="paragraph" svg:y="0.173cm" svg:width="5.129cm" svg:height="0.54cm" draw:z-index="34"><draw:image xlink:href="Pictures/100002010000012F000000201D777026E7DF97BA.png" xlink:type="simple" xlink:show="embed" xlink:actuate="onLoad" draw:mime-type="image/png"/></draw:frame><text:bookmark-start text:name="__RefHeading___Toc7452_323952045"/>Line style data <text:span text:style-name="T33">property</text:span><text:bookmark-end text:name="__RefHeading___Toc7452_323952045"/></text:h>
      <text:h text:style-name="Heading_20_3" text:outline-level="3"><draw:frame draw:style-name="fr3" draw:name="Bild36" text:anchor-type="paragraph" svg:x="13.67cm" svg:y="0.674cm" svg:width="5.031cm" svg:height="2.93cm" draw:z-index="35"><draw:image xlink:href="Pictures/1000020100000129000000AD3D42DD8B8309E4FC.png" xlink:type="simple" xlink:show="embed" xlink:actuate="onLoad" draw:mime-type="image/png"/></draw:frame><text:bookmark-start text:name="__RefHeading___Toc7454_323952045"/>Data Browser<text:bookmark-end text:name="__RefHeading___Toc7454_323952045"/></text:h>
      <text:p text:style-name="P51">A list of available LineStyles<text:span text:style-name="T34">.</text:span></text:p>
      <text:p text:style-name="P48"/>
      <text:p text:style-name="P48"/>
      <text:h text:style-name="Heading_20_3" text:outline-level="3"><text:bookmark-start text:name="__RefHeading___Toc7456_323952045"/>Edit Box<text:bookmark-end text:name="__RefHeading___Toc7456_323952045"/></text:h>
      <text:p text:style-name="P52">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52">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52">Adds a new LineStyle.</text:p>
      <text:h text:style-name="Heading_20_3" text:outline-level="3"><text:bookmark-start text:name="__RefHeading___Toc7462_323952045"/><text:soft-page-break/>Remove LineStyle<text:bookmark-end text:name="__RefHeading___Toc7462_323952045"/></text:h>
      <text:p text:style-name="P53">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53">Select feature edges by image border.</text:p>
      <text:h text:style-name="Heading_20_2" text:outline-level="2"><draw:frame draw:style-name="fr1" draw:name="Bild37" text:anchor-type="paragraph" svg:y="0.425cm" svg:width="5.181cm" svg:height="1.101cm" draw:z-index="36"><draw:image xlink:href="Pictures/10000201000001320000004151B35D048E0B2C74.png" xlink:type="simple" xlink:show="embed" xlink:actuate="onLoad" draw:mime-type="image/png"/></draw:frame><text:bookmark-start text:name="__RefHeading___Toc2174_2042724713"/>Visibility Subpanel<text:bookmark-end text:name="__RefHeading___Toc2174_2042724713"/></text:h>
      <text:p text:style-name="P53">Determine how to use visibility for feature edge detection.</text:p>
      <text:h text:style-name="Heading_20_3" text:outline-level="3"><draw:frame draw:style-name="fr1" draw:name="Bild38" text:anchor-type="paragraph" svg:y="0.425cm" svg:width="3.03cm" svg:height="1.739cm" draw:z-index="37"><draw:image xlink:href="Pictures/10000201000000B300000067C6C241B9EAC0BA35.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53">Select visible feature edges.</text:p>
      <text:h text:style-name="Heading_20_4" text:outline-level="4"><text:bookmark-start text:name="__RefHeading___Toc2180_2042724713"/>Hidden<text:bookmark-end text:name="__RefHeading___Toc2180_2042724713"/></text:h>
      <text:p text:style-name="P53">Select hidden feature edges.</text:p>
      <text:h text:style-name="Heading_20_4" text:outline-level="4"><draw:frame draw:style-name="fr1" draw:name="Bild39" text:anchor-type="paragraph" svg:y="0.425cm" svg:width="5.151cm" svg:height="1.439cm" draw:z-index="38"><draw:image xlink:href="Pictures/10000201000001300000005539D74847BB5DB61A.png" xlink:type="simple" xlink:show="embed" xlink:actuate="onLoad" draw:mime-type="image/png"/></draw:frame><text:bookmark-start text:name="__RefHeading___Toc2182_2042724713"/>Quantitative invisibility<text:bookmark-end text:name="__RefHeading___Toc2182_2042724713"/></text:h>
      <text:p text:style-name="P53">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53">The first value.</text:p>
      <text:h text:style-name="Heading_20_5" text:outline-level="5"><text:bookmark-start text:name="__RefHeading___Toc2186_2042724713"/>End<text:bookmark-end text:name="__RefHeading___Toc2186_2042724713"/></text:h>
      <text:p text:style-name="P53">The last value.</text:p>
      <text:h text:style-name="Heading_20_2" text:outline-level="2"><draw:frame draw:style-name="fr1" draw:name="Bild40" text:anchor-type="paragraph" svg:y="0.425cm" svg:width="5.129cm" svg:height="5.009cm" draw:z-index="39"><draw:image xlink:href="Pictures/100002010000012F00000128C6B2501C84224109.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54">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55">Select edges by satisfying the selected options.</text:p>
      <text:h text:style-name="Heading_20_4" text:outline-level="4"><text:bookmark-start text:name="__RefHeading___Toc2366_398223571"/>Exclusive<text:bookmark-end text:name="__RefHeading___Toc2366_398223571"/></text:h>
      <text:p text:style-name="P55">Select edges by satisfying the exact opposite of the selected options.</text:p>
      <text:h text:style-name="Heading_20_3" text:outline-level="3"><text:bookmark-start text:name="__RefHeading___Toc2368_398223571"/><text:soft-page-break/>Combination<text:bookmark-end text:name="__RefHeading___Toc2368_398223571"/></text:h>
      <text:h text:style-name="Heading_20_4" text:outline-level="4"><text:bookmark-start text:name="__RefHeading___Toc2370_398223571"/>Logical Or <text:bookmark-end text:name="__RefHeading___Toc2370_398223571"/></text:h>
      <text:p text:style-name="P55">Select edges by satisfying at least of the selected options.</text:p>
      <text:h text:style-name="Heading_20_4" text:outline-level="4"><text:bookmark-start text:name="__RefHeading___Toc2372_398223571"/>Logical And<text:bookmark-end text:name="__RefHeading___Toc2372_398223571"/></text:h>
      <text:p text:style-name="P55">Select edges by satisfying all of the selected options.</text:p>
      <text:h text:style-name="Heading_20_4" text:outline-level="4"><text:bookmark-start text:name="__RefHeading___Toc2374_398223571"/>Type<text:bookmark-end text:name="__RefHeading___Toc2374_398223571"/></text:h>
      <text:p text:style-name="P55">What type to use. The names should be self explaining. The X Button at the end is to exclude this type instead of including it.</text:p>
      <text:h text:style-name="Heading_20_3" text:outline-level="3"><draw:frame draw:style-name="fr1" draw:name="Bild41" text:anchor-type="paragraph" svg:y="0.425cm" svg:width="5.62cm" svg:height="1.469cm" draw:z-index="40"><draw:image xlink:href="Pictures/100002010000014C000000570A2B176077D91C1E.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35">r</text:span>ks<text:bookmark-end text:name="__RefHeading___Toc2378_398223571"/></text:h>
      <text:p text:style-name="P56">Select Feature Edges by Face Marks.</text:p>
      <text:h text:style-name="Heading_20_4" text:outline-level="4"><text:bookmark-start text:name="__RefHeading___Toc2380_398223571"/>Negation<text:bookmark-end text:name="__RefHeading___Toc2380_398223571"/></text:h>
      <text:p text:style-name="P56">Include or exclude the edges selected by face marks.</text:p>
      <text:h text:style-name="Heading_20_4" text:outline-level="4"><text:bookmark-start text:name="__RefHeading___Toc2382_398223571"/>Condition<text:bookmark-end text:name="__RefHeading___Toc2382_398223571"/></text:h>
      <text:p text:style-name="P56">Select a feature edge if one face is <text:span text:style-name="T36">marked</text:span>. Or select a feature edge if the two adjacent faces are <text:span text:style-name="T36">marked</text:span>.</text:p>
      <text:h text:style-name="Heading_20_2" text:outline-level="2"><draw:frame draw:style-name="fr1" draw:name="Bild42" text:anchor-type="paragraph" svg:y="0.425cm" svg:width="5.609cm" svg:height="1.439cm" draw:z-index="41"><draw:image xlink:href="Pictures/100002010000014B00000055FC7A99265258C32D.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57">Select feature edges based on a collection of objects.</text:p>
      <text:h text:style-name="Heading_20_3" text:outline-level="3"><text:bookmark-start text:name="__RefHeading___Toc2388_398223571"/>Line Set Collection<text:bookmark-end text:name="__RefHeading___Toc2388_398223571"/></text:h>
      <text:p text:style-name="P57">Pick the collection that you want to use.</text:p>
      <text:h text:style-name="Heading_20_3" text:outline-level="3"><text:bookmark-start text:name="__RefHeading___Toc2390_398223571"/>Negation<text:bookmark-end text:name="__RefHeading___Toc2390_398223571"/></text:h>
      <text:p text:style-name="P57">Select feature edges by including or excluding the selected collection.</text:p>
      <text:p text:style-name="P57"/>
      <table:table table:name="Tabelle11" table:style-name="Tabelle11">
        <table:table-column table:style-name="Tabelle11.A"/>
        <table:table-row table:style-name="TableLine1786661017312">
          <table:table-cell table:style-name="Tabelle11.A1" office:value-type="string">
            <text:h text:style-name="P177" text:outline-level="1"><text:bookmark-start text:name="__RefHeading___Toc2215_2042724713"/>Freestyle Strokes Panel<text:bookmark-end text:name="__RefHeading___Toc2215_2042724713"/></text:h>
          </table:table-cell>
        </table:table-row>
      </table:table>
      <text:p text:style-name="P12"><draw:frame draw:style-name="fr1" draw:name="Bild43" text:anchor-type="paragraph" svg:y="0.45cm" svg:width="5.59cm" svg:height="3.44cm" draw:z-index="42"><draw:image xlink:href="Pictures/100002010000014A000000CB883777CCF1D56615.png" xlink:type="simple" xlink:show="embed" xlink:actuate="onLoad" draw:mime-type="image/png"/></draw:frame></text:p>
      <text:h text:style-name="Heading_20_2" text:outline-level="2"/>
      <text:p text:style-name="Text_20_body"/>
      <text:h text:style-name="Heading_20_2" text:outline-level="2"><draw:frame draw:style-name="fr1" draw:name="Bild44" text:anchor-type="paragraph" svg:y="0.804cm" svg:width="2.859cm" svg:height="1.76cm" draw:z-index="43"><draw:image xlink:href="Pictures/10000201000000A9000000682025A46CEB56734F.png" xlink:type="simple" xlink:show="embed" xlink:actuate="onLoad" draw:mime-type="image/png"/></draw:frame><text:bookmark-start text:name="__RefHeading___Toc2392_398223571"/><text:soft-page-break/>Caps<text:bookmark-end text:name="__RefHeading___Toc2392_398223571"/></text:h>
      <text:p text:style-name="P58">Select the shape of both ends of the stroke. Butt, Round or Square.</text:p>
      <text:p text:style-name="P58"/>
      <text:p text:style-name="Horizontal_20_Line"/>
      <text:h text:style-name="Heading_20_2" text:outline-level="2"><draw:frame draw:style-name="fr1" draw:name="Bild45" text:anchor-type="paragraph" svg:y="0.804cm" svg:width="5.151cm" svg:height="1.469cm" draw:z-index="44"><draw:image xlink:href="Pictures/100002010000013000000057938282892571FD6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58">Enable chaining of feature edges.</text:p>
      <text:h text:style-name="Heading_20_3" text:outline-level="3"><text:bookmark-start text:name="__RefHeading___Toc2398_398223571"/>Method<text:bookmark-end text:name="__RefHeading___Toc2398_398223571"/></text:h>
      <text:p text:style-name="P58">How feature edges are jointed to form chains.</text:p>
      <text:h text:style-name="Heading_20_4" text:outline-level="4"><text:bookmark-start text:name="__RefHeading___Toc2400_398223571"/>Plain<text:bookmark-end text:name="__RefHeading___Toc2400_398223571"/></text:h>
      <text:p text:style-name="P58">Feature edges are jointed plain.</text:p>
      <text:h text:style-name="Heading_20_4" text:outline-level="4"><draw:frame draw:style-name="fr1" draw:name="Bild46" text:anchor-type="paragraph" svg:y="0.804cm" svg:width="5.151cm" svg:height="1.439cm" draw:z-index="45"><draw:image xlink:href="Pictures/10000201000001300000005515767E51CB1495D9.png" xlink:type="simple" xlink:show="embed" xlink:actuate="onLoad" draw:mime-type="image/png"/></draw:frame><text:bookmark-start text:name="__RefHeading___Toc2402_398223571"/>Sketchy<text:bookmark-end text:name="__RefHeading___Toc2402_398223571"/></text:h>
      <text:p text:style-name="P58">Feature edges are jointed sketchy.</text:p>
      <text:h text:style-name="Heading_20_5" text:outline-level="5"><text:bookmark-start text:name="__RefHeading___Toc2404_398223571"/>Rounds<text:bookmark-end text:name="__RefHeading___Toc2404_398223571"/></text:h>
      <text:p text:style-name="P58">Number of rounds in a sketchy multiple touch.</text:p>
      <text:p text:style-name="Horizontal_20_Line"/>
      <text:h text:style-name="Heading_20_2" text:outline-level="2"><draw:frame draw:style-name="fr1" draw:name="Bild47" text:anchor-type="paragraph" svg:y="0.804cm" svg:width="5.151cm" svg:height="2.641cm" draw:z-index="46"><draw:image xlink:href="Pictures/10000201000001300000009C7953E153B4B2FA69.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58">Minimum 2d angle for splitting chains.</text:p>
      <text:h text:style-name="Heading_20_3" text:outline-level="3"><text:bookmark-start text:name="__RefHeading___Toc2410_398223571"/>Max 2D Angle<text:bookmark-end text:name="__RefHeading___Toc2410_398223571"/></text:h>
      <text:p text:style-name="P58">Maximum 2d angle for splitting chains.</text:p>
      <text:h text:style-name="Heading_20_3" text:outline-level="3"><text:bookmark-start text:name="__RefHeading___Toc2412_398223571"/>2D Length<text:bookmark-end text:name="__RefHeading___Toc2412_398223571"/></text:h>
      <text:p text:style-name="P58">Curvilinear length for 2d splitting</text:p>
      <text:h text:style-name="Heading_20_3" text:outline-level="3"><text:bookmark-start text:name="__RefHeading___Toc2414_398223571"/>Material Boundary<text:bookmark-end text:name="__RefHeading___Toc2414_398223571"/></text:h>
      <text:p text:style-name="P58">Split chains of feature edges at material boundaries.</text:p>
      <text:p text:style-name="P58"/>
      <text:h text:style-name="Heading_20_3" text:outline-level="3"><text:bookmark-start text:name="__RefHeading___Toc2416_398223571"/><text:soft-page-break/>Split Pattern sub subpanel<text:bookmark-end text:name="__RefHeading___Toc2416_398223571"/></text:h>
      <text:h text:style-name="P134" text:outline-level="4"><draw:frame draw:style-name="fr1" draw:name="Bild48" text:anchor-type="paragraph" svg:y="0.804cm" svg:width="5.129cm" svg:height="2.79cm" draw:z-index="47"><draw:image xlink:href="Pictures/100002010000012F000000A5215D3B9B9074DD96.png" xlink:type="simple" xlink:show="embed" xlink:actuate="onLoad" draw:mime-type="image/png"/></draw:frame><text:bookmark-start text:name="__RefHeading___Toc2418_398223571"/>Use Split Pattern<text:bookmark-end text:name="__RefHeading___Toc2418_398223571"/></text:h>
      <text:p text:style-name="P58">Enable chain splitting by dashed line patterns.</text:p>
      <text:h text:style-name="Heading_20_5" text:outline-level="5"><text:bookmark-start text:name="__RefHeading___Toc2420_398223571"/>Dash 1, 2, 3<text:bookmark-end text:name="__RefHeading___Toc2420_398223571"/></text:h>
      <text:p text:style-name="P59">Length of the dashes for splitting.</text:p>
      <text:h text:style-name="P228" text:outline-level="5"><text:bookmark-start text:name="__RefHeading___Toc2422_398223571"/><text:span text:style-name="T20">Gap</text:span> 1, 2, 3<text:bookmark-end text:name="__RefHeading___Toc2422_398223571"/></text:h>
      <text:p text:style-name="P59">Length of the gaps for splitting.</text:p>
      <text:p text:style-name="Horizontal_20_Line"/>
      <text:h text:style-name="Heading_20_2" text:outline-level="2"><draw:frame draw:style-name="fr1" draw:name="Bild49" text:anchor-type="paragraph" svg:y="0.342cm" svg:width="5.151cm" svg:height="1.829cm" draw:z-index="48"><draw:image xlink:href="Pictures/10000201000001300000006CEFE4B7069CC9F379.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60"><draw:frame draw:style-name="fr1" draw:name="Bild50" text:anchor-type="paragraph" svg:y="-0.138cm" svg:width="2.93cm" svg:height="2.101cm" draw:z-index="49"><draw:image xlink:href="Pictures/10000201000000AD0000007CB5DABAE86E05CE91.png" xlink:type="simple" xlink:show="embed" xlink:actuate="onLoad" draw:mime-type="image/png"/></draw:frame>How to determine the stacking order of chains. </text:p>
      <text:p text:style-name="P58"/>
      <text:p text:style-name="P58"/>
      <text:h text:style-name="Heading_20_3" text:outline-level="3"><draw:frame draw:style-name="fr1" draw:name="Bild51" text:anchor-type="paragraph" svg:y="-0.138cm" svg:width="2.84cm" svg:height="2.491cm" draw:z-index="50"><draw:image xlink:href="Pictures/10000201000000A800000093C288CE42CA89ED9D.png" xlink:type="simple" xlink:show="embed" xlink:actuate="onLoad" draw:mime-type="image/png"/></draw:frame><text:bookmark-start text:name="__RefHeading___Toc2428_398223571"/>Integration Type<text:bookmark-end text:name="__RefHeading___Toc2428_398223571"/></text:h>
      <text:p text:style-name="P60">How the sort key is computed for each chain.</text:p>
      <text:h text:style-name="Heading_20_3" text:outline-level="3"><text:bookmark-start text:name="__RefHeading___Toc2430_398223571"/>Sort order<text:bookmark-end text:name="__RefHeading___Toc2430_398223571"/></text:h>
      <text:p text:style-name="P60">Sort by default or inverse.</text:p>
      <text:p text:style-name="Horizontal_20_Line"/>
      <text:h text:style-name="Heading_20_2" text:outline-level="2"><draw:frame draw:style-name="fr1" draw:name="Bild52" text:anchor-type="paragraph" svg:y="-0.138cm" svg:width="5.11cm" svg:height="1.81cm" draw:z-index="51"><draw:image xlink:href="Pictures/100002010000012E0000006B2185954F89981CCE.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62">The selection of chains by a minimum 2D length.</text:p>
      <text:h text:style-name="Heading_20_3" text:outline-level="3"><text:bookmark-start text:name="__RefHeading___Toc2436_398223571"/>Max 2D Length<text:bookmark-end text:name="__RefHeading___Toc2436_398223571"/></text:h>
      <text:p text:style-name="P62">The selection of chains by a maximum 2D length.</text:p>
      <text:h text:style-name="Heading_20_3" text:outline-level="3"><text:bookmark-start text:name="__RefHeading___Toc2438_398223571"/>Chain Count<text:bookmark-end text:name="__RefHeading___Toc2438_398223571"/></text:h>
      <text:p text:style-name="P62">Select first N chains. N stands for a variable, and is defined in the edit box.</text:p>
      <text:p text:style-name="Horizontal_20_Line"/>
      <text:h text:style-name="Heading_20_2" text:outline-level="2"><draw:frame draw:style-name="fr1" draw:name="Bild53" text:anchor-type="paragraph" svg:y="-0.138cm" svg:width="5.151cm" svg:height="2.84cm" draw:z-index="52"><draw:image xlink:href="Pictures/1000020100000130000000A857E202DF13F4FB79.png" xlink:type="simple" xlink:show="embed" xlink:actuate="onLoad" draw:mime-type="image/png"/></draw:frame><text:bookmark-start text:name="__RefHeading___Toc2440_398223571"/><text:soft-page-break/>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62">Enable dashed line. A line is then displayed as dashes.</text:p>
      <text:h text:style-name="Heading_20_4" text:outline-level="4"><text:bookmark-start text:name="__RefHeading___Toc2444_398223571"/>Dash 1, 2, 3<text:bookmark-end text:name="__RefHeading___Toc2444_398223571"/></text:h>
      <text:p text:style-name="P62">Length of the dash for the dashed lines.</text:p>
      <text:h text:style-name="P135" text:outline-level="4"><text:bookmark-start text:name="__RefHeading___Toc2446_398223571"/><text:span text:style-name="T21">Gap</text:span> 1, 2, 3<text:bookmark-end text:name="__RefHeading___Toc2446_398223571"/></text:h>
      <text:p text:style-name="P62">Length of the gap for the dashed lines.</text:p>
      <text:p text:style-name="Text_20_body"/>
      <table:table table:name="Tabelle12" table:style-name="Tabelle12">
        <table:table-column table:style-name="Tabelle12.A"/>
        <table:table-row table:style-name="TableLine1786661018944">
          <table:table-cell table:style-name="Tabelle12.A1" office:value-type="string">
            <text:h text:style-name="P164" text:outline-level="1"><text:bookmark-start text:name="__RefHeading___Toc2448_398223571"/>Freestyle <text:span text:style-name="T41">Modifiers</text:span><text:bookmark-end text:name="__RefHeading___Toc2448_398223571"/></text:h>
          </table:table-cell>
        </table:table-row>
      </table:table>
      <text:p text:style-name="Text_20_body"/>
      <text:p text:style-name="P86"><text:span text:style-name="T41">The Freestyle panels Freestyle Color, Freestyle Alpha, Freestyle Thickness and Freestyle Geometry allows you to use <text:s/>so called modifiers. </text:span>Modifiers allows you to <text:span text:style-name="T41">modify these settings in several aspects.</text:span></text:p>
      <text:p text:style-name="P99">Some modifier, like the along stroke modifier, does have the same name. But has here and there different functionality.</text:p>
      <text:p text:style-name="P87"><draw:frame draw:style-name="fr2" draw:name="Bild57" text:anchor-type="paragraph" svg:x="0.185cm" svg:width="4.89cm" svg:height="3.099cm" draw:z-index="53"><draw:image xlink:href="Pictures/1000020100000121000000B71996BC37D5C61B62.png" xlink:type="simple" xlink:show="embed" xlink:actuate="onLoad" draw:mime-type="image/png"/></draw:frame><draw:frame draw:style-name="fr2" draw:name="Bild66" text:anchor-type="paragraph" svg:x="5.401cm" svg:width="4.89cm" svg:height="3.491cm" draw:z-index="64"><draw:image xlink:href="Pictures/1000020100000121000000CEA29A6A32DE8BDFE0.png" xlink:type="simple" xlink:show="embed" xlink:actuate="onLoad" draw:mime-type="image/png"/></draw:frame><draw:frame draw:style-name="fr2" draw:name="Bild54" text:anchor-type="paragraph" svg:x="10.859cm" svg:width="4.919cm" svg:height="5.38cm" draw:z-index="65"><draw:image xlink:href="Pictures/10000201000001230000013E6F899ADC95CE4EAB.png" xlink:type="simple" xlink:show="embed" xlink:actuate="onLoad" draw:mime-type="image/png"/></draw:frame></text:p>
      <text:p text:style-name="P87"/>
      <text:p text:style-name="P87"/>
      <text:p text:style-name="P60"/>
      <text:h text:style-name="P197" text:outline-level="2"><text:bookmark-start text:name="__RefHeading___Toc4245_398223571"/><text:bookmark-end text:name="__RefHeading___Toc4245_398223571"/></text:h>
      <text:p text:style-name="P64"/>
      <text:p text:style-name="P88">Color, Alpha and Thickness Modifier</text:p>
      <text:h text:style-name="Heading_20_3" text:outline-level="3"><draw:frame draw:style-name="fr1" draw:name="Bild56" text:anchor-type="paragraph" svg:y="0.148cm" svg:width="4.881cm" svg:height="0.49cm" draw:z-index="55"><draw:image xlink:href="Pictures/10000201000001200000001DB321DED4EE2A61C3.png" xlink:type="simple" xlink:show="embed" xlink:actuate="onLoad" draw:mime-type="image/png"/></draw:frame><text:bookmark-start text:name="__RefHeading___Toc4247_398223571"/>Header <text:bookmark-end text:name="__RefHeading___Toc4247_398223571"/></text:h>
      <text:p text:style-name="P63">From left to right.</text:p>
      <text:h text:style-name="Heading_20_4" text:outline-level="4"><text:bookmark-start text:name="__RefHeading___Toc4249_398223571"/>Triangle button<text:bookmark-end text:name="__RefHeading___Toc4249_398223571"/></text:h>
      <text:p text:style-name="P63">Open or close the modifier panel.</text:p>
      <text:h text:style-name="Heading_20_4" text:outline-level="4"><text:bookmark-start text:name="__RefHeading___Toc4251_398223571"/>Edit Box<text:bookmark-end text:name="__RefHeading___Toc4251_398223571"/></text:h>
      <text:p text:style-name="P63">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65">Enable the modifier.</text:p>
      <text:h text:style-name="Heading_20_4" text:outline-level="4"><text:bookmark-start text:name="__RefHeading___Toc4255_398223571"/><text:soft-page-break/>Copy Modifier<text:bookmark-end text:name="__RefHeading___Toc4255_398223571"/></text:h>
      <text:p text:style-name="P65">Copies the Modifier.</text:p>
      <text:h text:style-name="Heading_20_4" text:outline-level="4"><text:bookmark-start text:name="__RefHeading___Toc4257_398223571"/>Move Modifier <text:bookmark-end text:name="__RefHeading___Toc4257_398223571"/></text:h>
      <text:p text:style-name="P65">Moves the modifier up or down the list.</text:p>
      <text:h text:style-name="Heading_20_4" text:outline-level="4"><text:bookmark-start text:name="__RefHeading___Toc4259_398223571"/>Remove Modifier<text:bookmark-end text:name="__RefHeading___Toc4259_398223571"/></text:h>
      <text:p text:style-name="P65">Removes the modifier from the list.</text:p>
      <text:p text:style-name="Horizontal_20_Line"/>
      <text:h text:style-name="Heading_20_3" text:outline-level="3"><text:bookmark-start text:name="__RefHeading___Toc4261_398223571"/>Color Ramp<text:bookmark-end text:name="__RefHeading___Toc4261_398223571"/></text:h>
      <text:p text:style-name="P65">The <text:span text:style-name="T41">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74"><text:span text:style-name="T38">A</text:span>dd a stop to your color ramp. The stop<text:span text:style-name="T38"> will be added after the selected one, in the middle to the next one.</text:span></text:p>
      <text:h text:style-name="Heading_20_5" text:outline-level="5"><text:bookmark-start text:name="__RefHeading___Toc1173_1009616439"/>-<text:bookmark-end text:name="__RefHeading___Toc1173_1009616439"/></text:h>
      <text:p text:style-name="P75">Deletes the selected color stop from the list.</text:p>
      <text:h text:style-name="Heading_20_5" text:outline-level="5"><draw:frame draw:style-name="fr1" draw:name="Bild58" text:anchor-type="paragraph" svg:y="0.03cm" svg:width="3.12cm" svg:height="2.2cm" draw:z-index="56"><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75">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75">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75">Space between all neighboring stops becomes equal.</text:p>
      <text:h text:style-name="Heading_20_6" text:outline-level="6"><text:bookmark-start text:name="__RefHeading___Toc1183_1009616439"/>Eyedropper (pipette icon) E<text:bookmark-end text:name="__RefHeading___Toc1183_1009616439"/></text:h>
      <text:p text:style-name="P75">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75"><draw:frame draw:style-name="fr1" draw:name="Bild59" text:anchor-type="paragraph" svg:y="0.03cm" svg:width="1.981cm" svg:height="1.78cm" draw:z-index="57"><draw:image xlink:href="Pictures/100002010000007500000069ABFA6CCB50CAF663.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75">Blends color by mixing each color channel and combining.</text:p>
      <text:h text:style-name="Heading_20_6" text:outline-level="6"><text:bookmark-start text:name="__RefHeading___Toc1191_1009616439"/>HSV/HSL<text:bookmark-end text:name="__RefHeading___Toc1191_1009616439"/></text:h>
      <text:p text:style-name="P75">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60" text:anchor-type="paragraph" svg:y="0.03cm" svg:width="2.08cm" svg:height="2.521cm" draw:z-index="58"><draw:image xlink:href="Pictures/100002010000007B000000957A25E1FA888F416F.png" xlink:type="simple" xlink:show="embed" xlink:actuate="onLoad" draw:mime-type="image/png"/></draw:frame><text:bookmark-start text:name="__RefHeading___Toc1193_1009616439"/><text:soft-page-break/>Interpolation<text:bookmark-end text:name="__RefHeading___Toc1193_1009616439"/></text:h>
      <text:h text:style-name="Heading_20_6" text:outline-level="6"><text:bookmark-start text:name="__RefHeading___Toc1195_1009616439"/>Ease<text:bookmark-end text:name="__RefHeading___Toc1195_1009616439"/></text:h>
      <text:p text:style-name="P75">Uses an Ease Interpolation for the color stops.</text:p>
      <text:h text:style-name="Heading_20_6" text:outline-level="6"><text:bookmark-start text:name="__RefHeading___Toc1197_1009616439"/>Cardinal<text:bookmark-end text:name="__RefHeading___Toc1197_1009616439"/></text:h>
      <text:p text:style-name="P75">Uses a Cardinal Interpolation for the color stops.</text:p>
      <text:h text:style-name="Heading_20_6" text:outline-level="6"><text:bookmark-start text:name="__RefHeading___Toc1199_1009616439"/>Linear<text:bookmark-end text:name="__RefHeading___Toc1199_1009616439"/></text:h>
      <text:p text:style-name="P75">Uses a Linear Interpolation for the color stops.</text:p>
      <text:h text:style-name="Heading_20_6" text:outline-level="6"><text:bookmark-start text:name="__RefHeading___Toc1201_1009616439"/>B-Spline<text:bookmark-end text:name="__RefHeading___Toc1201_1009616439"/></text:h>
      <text:p text:style-name="P65">Uses a B-Spline Interpolation for the color stops.</text:p>
      <text:h text:style-name="Heading_20_6" text:outline-level="6"><text:bookmark-start text:name="__RefHeading___Toc4265_398223571"/>Constant<text:bookmark-end text:name="__RefHeading___Toc4265_398223571"/></text:h>
      <text:p text:style-name="P75">Uses a Constant Interpolation for the color stops.</text:p>
      <text:h text:style-name="Heading_20_5" text:outline-level="5"><text:bookmark-start text:name="__RefHeading___Toc1205_1009616439"/>Color Ramp<text:bookmark-end text:name="__RefHeading___Toc1205_1009616439"/></text:h>
      <text:p text:style-name="P76"><draw:frame draw:style-name="fr1" draw:name="Bild61" text:anchor-type="paragraph" svg:y="0.03cm" svg:width="4.02cm" svg:height="0.55cm" draw:z-index="59"><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76">Adjust the active color stop.</text:p>
      <text:h text:style-name="Heading_20_6" text:outline-level="6"><text:bookmark-start text:name="__RefHeading___Toc1209_1009616439"/>Choose active color stop<text:bookmark-end text:name="__RefHeading___Toc1209_1009616439"/></text:h>
      <text:p text:style-name="P76">Choose the color stop by index.</text:p>
      <text:h text:style-name="Heading_20_6" text:outline-level="6"><text:bookmark-start text:name="__RefHeading___Toc4267_398223571"/>Number of Stop<text:bookmark-end text:name="__RefHeading___Toc4267_398223571"/></text:h>
      <text:p text:style-name="P77">The active color stop.</text:p>
      <text:h text:style-name="Heading_20_6" text:outline-level="6"><draw:frame draw:style-name="fr1" draw:name="Bild62" text:anchor-type="paragraph" svg:y="0.27cm" svg:width="4.911cm" svg:height="0.589cm" draw:z-index="60"><draw:image xlink:href="Pictures/1000020100000122000000237AEBDB558791FF3C.png" xlink:type="simple" xlink:show="embed" xlink:actuate="onLoad" draw:mime-type="image/png"/></draw:frame><text:bookmark-start text:name="__RefHeading___Toc1211_1009616439"/>Pos<text:bookmark-end text:name="__RefHeading___Toc1211_1009616439"/></text:h>
      <text:p text:style-name="P75"><text:span text:style-name="T42">The position</text:span><text:span text:style-name="T37"> and color</text:span><text:span text:style-name="T42"> of the active color stop. The range goes from 0.000 to 1.000</text:span><text:span text:style-name="T57">.</text:span></text:p>
      <text:p text:style-name="P81"/>
      <table:table table:name="Tabelle15" table:style-name="Tabelle15">
        <table:table-column table:style-name="Tabelle15.A"/>
        <table:table-row table:style-name="TableLine1786662092752">
          <table:table-cell table:style-name="Tabelle15.A1" office:value-type="string">
            <text:h text:style-name="P165" text:outline-level="1"><text:bookmark-start text:name="__RefHeading___Toc2448_39822357111"/>Freestyle Color panel<text:bookmark-end text:name="__RefHeading___Toc2448_39822357111"/></text:h>
          </table:table-cell>
        </table:table-row>
      </table:table>
      <text:p text:style-name="Text_20_body"><draw:frame draw:style-name="fr1" draw:name="Bild73" text:anchor-type="paragraph" svg:y="0.626cm" svg:width="5.151cm" svg:height="1.799cm" draw:z-index="72"><draw:image xlink:href="Pictures/10000201000001300000006A86ADDA59302F7F75.png" xlink:type="simple" xlink:show="embed" xlink:actuate="onLoad" draw:mime-type="image/png"/></draw:frame></text:p>
      <text:p text:style-name="Text_20_body">Modify the color of the stroke<text:span text:style-name="T46">.</text:span></text:p>
      <text:h text:style-name="P198" text:outline-level="2"><text:bookmark-start text:name="__RefHeading___Toc4243_39822357111"/>Base Color<text:bookmark-end text:name="__RefHeading___Toc4243_39822357111"/></text:h>
      <text:p text:style-name="P99">Here you can choose the base color that needs to be modified.</text:p>
      <text:p text:style-name="P102"/>
      <text:p text:style-name="P102"/>
      <text:p text:style-name="P102"/>
      <table:table table:name="Tabelle14" table:style-name="Tabelle14">
        <table:table-column table:style-name="Tabelle14.A"/>
        <text:soft-page-break/>
        <table:table-row table:style-name="TableLine1786662092480">
          <table:table-cell table:style-name="Tabelle14.A1" office:value-type="string">
            <text:h text:style-name="P165" text:outline-level="1"><text:bookmark-start text:name="__RefHeading___Toc3468_496205055"/>Freestyle Color<text:span text:style-name="T44"> modifiers</text:span><text:bookmark-end text:name="__RefHeading___Toc3468_496205055"/></text:h>
          </table:table-cell>
        </table:table-row>
      </table:table>
      <text:h text:style-name="Heading_20_2" text:outline-level="2"><draw:frame draw:style-name="fr1" draw:name="Bild55" text:anchor-type="paragraph" svg:y="0.513cm" svg:width="5.129cm" svg:height="3.27cm" draw:z-index="54"><draw:image xlink:href="Pictures/100002010000012F000000C114CEAB1EB18DD506.png" xlink:type="simple" xlink:show="embed" xlink:actuate="onLoad" draw:mime-type="image/png"/></draw:frame><text:bookmark-start text:name="__RefHeading___Toc4269_398223571"/>Along Stroke<text:bookmark-end text:name="__RefHeading___Toc4269_398223571"/></text:h>
      <text:p text:style-name="P77">Add a colorband along the stroke.</text:p>
      <text:p text:style-name="P60"/>
      <text:h text:style-name="Heading_20_3" text:outline-level="3"><text:bookmark-start text:name="__RefHeading___Toc4271_398223571"/>Blend Mode<text:bookmark-end text:name="__RefHeading___Toc4271_398223571"/></text:h>
      <text:p text:style-name="P65">The color blend mode<text:span text:style-name="T39">.</text:span></text:p>
      <text:h text:style-name="Heading_20_3" text:outline-level="3"><text:bookmark-start text:name="__RefHeading___Toc4273_398223571"/>Influence<text:bookmark-end text:name="__RefHeading___Toc4273_398223571"/></text:h>
      <text:p text:style-name="P77">The influence of the modifier.</text:p>
      <text:p text:style-name="Horizontal_20_Line"/>
      <text:h text:style-name="Heading_20_2" text:outline-level="2"><draw:frame draw:style-name="fr1" draw:name="Bild63" text:anchor-type="paragraph" svg:y="0.148cm" svg:width="5.129cm" svg:height="4.06cm" draw:z-index="61"><draw:image xlink:href="Pictures/100002010000012F000000F0AA908A725DF97E6F.png" xlink:type="simple" xlink:show="embed" xlink:actuate="onLoad" draw:mime-type="image/png"/></draw:frame><text:bookmark-start text:name="__RefHeading___Toc4275_398223571"/>Crease Angle<text:bookmark-end text:name="__RefHeading___Toc4275_398223571"/></text:h>
      <text:p text:style-name="P77">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66">The color blend mode<text:span text:style-name="T39">.</text:span></text:p>
      <text:h text:style-name="Heading_20_3" text:outline-level="3"><text:bookmark-start text:name="__RefHeading___Toc4279_398223571"/>Influence<text:bookmark-end text:name="__RefHeading___Toc4279_398223571"/></text:h>
      <text:p text:style-name="P77">The influence of the modifier.</text:p>
      <text:h text:style-name="Heading_20_3" text:outline-level="3"><text:bookmark-start text:name="__RefHeading___Toc4281_398223571"/>Angle Min / Max<text:bookmark-end text:name="__RefHeading___Toc4281_398223571"/></text:h>
      <text:p text:style-name="P77">The minimum and maximum crease angle to modify thickness.</text:p>
      <text:p text:style-name="P140"/>
      <text:h text:style-name="Heading_20_2" text:outline-level="2"><draw:frame draw:style-name="fr1" draw:name="Bild64" text:anchor-type="paragraph" svg:y="0.148cm" svg:width="5.151cm" svg:height="4.62cm" draw:z-index="62"><draw:image xlink:href="Pictures/100002010000013000000111D2E4D7B6A23A8C76.png" xlink:type="simple" xlink:show="embed" xlink:actuate="onLoad" draw:mime-type="image/png"/></draw:frame><text:bookmark-start text:name="__RefHeading___Toc4283_398223571"/><text:s/>Curvature<text:span text:style-name="T40"> 3D</text:span><text:bookmark-end text:name="__RefHeading___Toc4283_398223571"/></text:h>
      <text:p text:style-name="P77"><text:span text:style-name="T40">This </text:span>modifier<text:span text:style-name="T40"> is</text:span> based on<text:span text:style-name="T40">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77">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67">The color blend mode<text:span text:style-name="T39">.</text:span></text:p>
      <text:h text:style-name="Heading_20_3" text:outline-level="3"><text:bookmark-start text:name="__RefHeading___Toc4279_3982235711"/><text:soft-page-break/>Influence<text:bookmark-end text:name="__RefHeading___Toc4279_3982235711"/></text:h>
      <text:p text:style-name="P78">The influence of the modifier.</text:p>
      <text:h text:style-name="Heading_20_3" text:outline-level="3"><text:bookmark-start text:name="__RefHeading___Toc4285_398223571"/>Curvature <text:span text:style-name="T40">Min and </text:span>Ma<text:span text:style-name="T40">x</text:span><text:bookmark-end text:name="__RefHeading___Toc4285_398223571"/></text:h>
      <text:p text:style-name="P77">The limits of the mapping. If the current point of the stroke is at Min Curvature or less from the target, it will take the start point of the mapping<text:span text:style-name="T40">. </text:span><text:s/><text:span text:style-name="T40">I</text:span>f it is at Max Curvature or more from the target, it will take the end-point value of the mapping.</text:p>
      <text:p text:style-name="Horizontal_20_Line"/>
      <text:h text:style-name="Heading_20_2" text:outline-level="2"><draw:frame draw:style-name="fr1" draw:name="Bild67" text:anchor-type="paragraph" svg:y="0.626cm" svg:width="5.151cm" svg:height="4.54cm" draw:z-index="66"><draw:image xlink:href="Pictures/10000201000001300000010CF5951DE668627B61.png" xlink:type="simple" xlink:show="embed" xlink:actuate="onLoad" draw:mime-type="image/png"/></draw:frame><text:bookmark-start text:name="__RefHeading___Toc3472_496205055"/>Distance from Camera<text:bookmark-end text:name="__RefHeading___Toc3472_496205055"/></text:h>
      <text:p text:style-name="P89">Recalculates the base property by the distance to the camera.</text:p>
      <text:h text:style-name="P208" text:outline-level="3"><text:bookmark-start text:name="__RefHeading___Toc3474_496205055"/>Blend Mode<text:bookmark-end text:name="__RefHeading___Toc3474_496205055"/></text:h>
      <text:p text:style-name="P68">The color blend mode<text:span text:style-name="T39">.</text:span></text:p>
      <text:h text:style-name="P208" text:outline-level="3"><text:bookmark-start text:name="__RefHeading___Toc4279_39822357111"/>Influence<text:bookmark-end text:name="__RefHeading___Toc4279_39822357111"/></text:h>
      <text:p text:style-name="P79">The influence of the modifier.</text:p>
      <text:h text:style-name="Heading_20_3" text:outline-level="3"><text:bookmark-start text:name="__RefHeading___Toc3476_496205055"/>Range Min and Range Max<text:bookmark-end text:name="__RefHeading___Toc3476_496205055"/></text:h>
      <text:p text:style-name="P89">The minimum and maximum range. These values are in scene units.</text:p>
      <text:h text:style-name="P209" text:outline-level="3"><text:bookmark-start text:name="__RefHeading___Toc3478_496205055"/>Fill Range by Selection<text:bookmark-end text:name="__RefHeading___Toc3478_496205055"/></text:h>
      <text:p text:style-name="P91">Sets the minimum and maximum range values from the distances between the current selected mesh vertices and the camera or the target.</text:p>
      <text:p text:style-name="P141"/>
      <text:h text:style-name="P199" text:outline-level="2"><draw:frame draw:style-name="fr1" draw:name="Bild68" text:anchor-type="paragraph" svg:y="0.626cm" svg:width="5.159cm" svg:height="5.08cm" draw:z-index="67"><draw:image xlink:href="Pictures/10000201000001310000012C35AFB6B106392804.png" xlink:type="simple" xlink:show="embed" xlink:actuate="onLoad" draw:mime-type="image/png"/></draw:frame><text:bookmark-start text:name="__RefHeading___Toc3480_496205055"/>Distance from <text:span text:style-name="T16">Object</text:span><text:bookmark-end text:name="__RefHeading___Toc3480_496205055"/></text:h>
      <text:p text:style-name="P89">Recalculates the base property by the distance to a chosen object.</text:p>
      <text:h text:style-name="P208" text:outline-level="3"><text:bookmark-start text:name="__RefHeading___Toc3482_496205055"/>Blend Mode<text:bookmark-end text:name="__RefHeading___Toc3482_496205055"/></text:h>
      <text:p text:style-name="P68">The color blend mode<text:span text:style-name="T39">.</text:span></text:p>
      <text:h text:style-name="P208" text:outline-level="3"><text:bookmark-start text:name="__RefHeading___Toc4279_398223571111"/>Influence<text:bookmark-end text:name="__RefHeading___Toc4279_398223571111"/></text:h>
      <text:p text:style-name="P79">The influence of the modifier.</text:p>
      <text:h text:style-name="Heading_20_3" text:outline-level="3"><text:bookmark-start text:name="__RefHeading___Toc3484_496205055"/>Target<text:bookmark-end text:name="__RefHeading___Toc3484_496205055"/></text:h>
      <text:p text:style-name="P89">Pick the target obj<text:span text:style-name="T46">ect.</text:span></text:p>
      <text:h text:style-name="P208" text:outline-level="3"><text:bookmark-start text:name="__RefHeading___Toc3486_496205055"/>Range Min and Range Max<text:bookmark-end text:name="__RefHeading___Toc3486_496205055"/></text:h>
      <text:p text:style-name="P89">The minimum and maximum range. These values are in scene units.</text:p>
      <text:h text:style-name="Heading_20_3" text:outline-level="3"><text:bookmark-start text:name="__RefHeading___Toc3488_496205055"/><text:soft-page-break/>Fill Range by Selection<text:bookmark-end text:name="__RefHeading___Toc3488_496205055"/></text:h>
      <text:p text:style-name="P89">Sets the minimum and maximum range values from the distances between the current selected mesh vertices and the camera or the target.</text:p>
      <text:p text:style-name="P89"/>
      <text:p text:style-name="Horizontal_20_Line"/>
      <text:h text:style-name="P182" text:outline-level="2"><draw:frame draw:style-name="fr1" draw:name="Bild69" text:anchor-type="paragraph" svg:y="0.626cm" svg:width="5.159cm" svg:height="4.249cm" draw:z-index="68"><draw:image xlink:href="Pictures/1000020100000131000000FBEBBFD78615D99EE5.png" xlink:type="simple" xlink:show="embed" xlink:actuate="onLoad" draw:mime-type="image/png"/></draw:frame><text:bookmark-start text:name="__RefHeading___Toc3490_496205055"/><text:span text:style-name="T43">M</text:span>aterial<text:bookmark-end text:name="__RefHeading___Toc3490_496205055"/></text:h>
      <text:p text:style-name="P96">Alters the base property on the current material under the stroke.</text:p>
      <text:h text:style-name="P210" text:outline-level="3"><text:bookmark-start text:name="__RefHeading___Toc3492_496205055"/>Blend Mode<text:bookmark-end text:name="__RefHeading___Toc3492_496205055"/></text:h>
      <text:p text:style-name="P69">The color blend mode<text:span text:style-name="T39">.</text:span></text:p>
      <text:h text:style-name="P210" text:outline-level="3"><text:bookmark-start text:name="__RefHeading___Toc4279_3982235711111"/>Influence<text:bookmark-end text:name="__RefHeading___Toc4279_3982235711111"/></text:h>
      <text:p text:style-name="P80">The influence of the modifier.</text:p>
      <text:h text:style-name="Heading_20_3" text:outline-level="3"><draw:frame draw:style-name="fr1" draw:name="Bild70" text:anchor-type="paragraph" svg:y="0.626cm" svg:width="2.78cm" svg:height="6.211cm" draw:z-index="69"><draw:image xlink:href="Pictures/10000201000000A40000016F50BD43C03EA88EE1.png" xlink:type="simple" xlink:show="embed" xlink:actuate="onLoad" draw:mime-type="image/png"/></draw:frame><text:bookmark-start text:name="__RefHeading___Toc3494_496205055"/>Material Attribute<text:bookmark-end text:name="__RefHeading___Toc3494_496205055"/></text:h>
      <text:p text:style-name="P96">What attribute of the material under the stroke to alter.</text:p>
      <text:p text:style-name="P96"/>
      <text:h text:style-name="Heading_20_3" text:outline-level="3"><text:bookmark-start text:name="__RefHeading___Toc3496_496205055"/>Ramp<text:bookmark-end text:name="__RefHeading___Toc3496_496205055"/></text:h>
      <text:p text:style-name="P96">Shows and activates the color ramp.</text:p>
      <text:p text:style-name="P80"/>
      <text:p text:style-name="P80"/>
      <text:p text:style-name="P80"/>
      <text:p text:style-name="Horizontal_20_Line"/>
      <text:h text:style-name="P182" text:outline-level="2"><draw:frame draw:style-name="fr1" draw:name="Bild71" text:anchor-type="paragraph" svg:y="0.626cm" svg:width="5.159cm" svg:height="4.249cm" draw:z-index="70"><draw:image xlink:href="Pictures/10000201000001300000010AEB3571FF50F1FD81.png" xlink:type="simple" xlink:show="embed" xlink:actuate="onLoad" draw:mime-type="image/png"/></draw:frame><text:bookmark-start text:name="__RefHeading___Toc3498_496205055"/>Noise<text:bookmark-end text:name="__RefHeading___Toc3498_496205055"/></text:h>
      <text:p text:style-name="P99">Uses a noise based pseudo random number generator to add some variation along the stroke.</text:p>
      <text:h text:style-name="P210" text:outline-level="3"><text:bookmark-start text:name="__RefHeading___Toc3500_496205055"/>Blend Mode<text:bookmark-end text:name="__RefHeading___Toc3500_496205055"/></text:h>
      <text:p text:style-name="P69">The color blend mode<text:span text:style-name="T39">.</text:span></text:p>
      <text:h text:style-name="P210" text:outline-level="3"><text:bookmark-start text:name="__RefHeading___Toc4279_39822357111111"/>Influence<text:bookmark-end text:name="__RefHeading___Toc4279_39822357111111"/></text:h>
      <text:p text:style-name="P80">The influence of the modifier.</text:p>
      <text:h text:style-name="Heading_20_3" text:outline-level="3"><text:bookmark-start text:name="__RefHeading___Toc3502_496205055"/>Amplitude<text:bookmark-end text:name="__RefHeading___Toc3502_496205055"/></text:h>
      <text:p text:style-name="P80">The maximum value of the noise. A higher amplitude means a less transparent (more solid) stroke.</text:p>
      <text:h text:style-name="Heading_20_3" text:outline-level="3"><text:bookmark-start text:name="__RefHeading___Toc3504_496205055"/><text:soft-page-break/>Period<text:bookmark-end text:name="__RefHeading___Toc3504_496205055"/></text:h>
      <text:p text:style-name="P80">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80">Seed used by the pseudo-random number generator.</text:p>
      <text:h text:style-name="Heading_20_3" text:outline-level="3"><text:bookmark-start text:name="__RefHeading___Toc3508_496205055"/>Asymmetric<text:bookmark-end text:name="__RefHeading___Toc3508_496205055"/></text:h>
      <text:p text:style-name="P81">Thickness only – Allows the thickness to be distributed unevenly at every point. </text:p>
      <text:p text:style-name="P81"/>
      <text:p text:style-name="Horizontal_20_Line"/>
      <text:h text:style-name="P185" text:outline-level="2"><draw:frame draw:style-name="fr1" draw:name="Bild72" text:anchor-type="paragraph" svg:y="0.626cm" svg:width="5.151cm" svg:height="3.33cm" draw:z-index="71"><draw:image xlink:href="Pictures/1000020100000130000000C5EF94AEC6C258F2C8.png" xlink:type="simple" xlink:show="embed" xlink:actuate="onLoad" draw:mime-type="image/png"/></draw:frame><text:bookmark-start text:name="__RefHeading___Toc3510_496205055"/>Tangent<text:bookmark-end text:name="__RefHeading___Toc3510_496205055"/></text:h>
      <text:p text:style-name="P99">Modifies the base value on the traveling direction of the stroke, evaluated at the stroke’s vertices.</text:p>
      <text:h text:style-name="P211" text:outline-level="3"><text:bookmark-start text:name="__RefHeading___Toc3512_496205055"/>Blend Mode<text:bookmark-end text:name="__RefHeading___Toc3512_496205055"/></text:h>
      <text:p text:style-name="P70">The color blend mode<text:span text:style-name="T39">.</text:span></text:p>
      <text:h text:style-name="P211" text:outline-level="3"><text:bookmark-start text:name="__RefHeading___Toc4279_398223571111111"/>Influence<text:bookmark-end text:name="__RefHeading___Toc4279_398223571111111"/></text:h>
      <text:p text:style-name="P81">The influence of the modifier.</text:p>
      <text:p text:style-name="P80"/>
      <table:table table:name="Tabelle13" table:style-name="Tabelle13">
        <table:table-column table:style-name="Tabelle13.A"/>
        <table:table-row table:style-name="TableLine1786662090032">
          <table:table-cell table:style-name="Tabelle13.A1" office:value-type="string">
            <text:h text:style-name="P166" text:outline-level="1"><text:bookmark-start text:name="__RefHeading___Toc2448_3982235711"/>Freestyle <text:span text:style-name="T45">Alpha</text:span> panel<text:bookmark-end text:name="__RefHeading___Toc2448_3982235711"/></text:h>
          </table:table-cell>
        </table:table-row>
      </table:table>
      <text:p text:style-name="Text_20_body"><draw:frame draw:style-name="fr1" draw:name="Bild65" text:anchor-type="paragraph" svg:y="0.626cm" svg:width="5.151cm" svg:height="1.85cm" draw:z-index="63"><draw:image xlink:href="Pictures/10000201000001300000006D6285F476B178A09F.png" xlink:type="simple" xlink:show="embed" xlink:actuate="onLoad" draw:mime-type="image/png"/></draw:frame></text:p>
      <text:p text:style-name="Text_20_body">Modify the transparency of the stroke<text:span text:style-name="T46">.</text:span></text:p>
      <text:h text:style-name="P200" text:outline-level="2"><text:bookmark-start text:name="__RefHeading___Toc4243_3982235711"/>Base <text:span text:style-name="T17">Transparency</text:span><text:bookmark-end text:name="__RefHeading___Toc4243_3982235711"/></text:h>
      <text:p text:style-name="P103">The base transparency that you want to modify.</text:p>
      <text:p text:style-name="P86"/>
      <table:table table:name="Tabelle16" table:style-name="Tabelle16">
        <table:table-column table:style-name="Tabelle16.A"/>
        <table:table-row table:style-name="TableLine1786662091120">
          <table:table-cell table:style-name="Tabelle16.A1" office:value-type="string">
            <text:h text:style-name="P167" text:outline-level="1"><text:bookmark-start text:name="__RefHeading___Toc3514_496205055"/>Freestyle <text:span text:style-name="T45">Alpha</text:span><text:span text:style-name="T44"> modifiers</text:span><text:bookmark-end text:name="__RefHeading___Toc3514_496205055"/></text:h>
          </table:table-cell>
        </table:table-row>
      </table:table>
      <text:h text:style-name="P201" text:outline-level="2"><draw:frame draw:style-name="fr1" draw:name="Bild74" text:anchor-type="paragraph" svg:y="0.513cm" svg:width="5.129cm" svg:height="2.521cm" draw:z-index="73"><draw:image xlink:href="Pictures/100002010000012F000000953DD215EC9AC0E240.png" xlink:type="simple" xlink:show="embed" xlink:actuate="onLoad" draw:mime-type="image/png"/></draw:frame><text:bookmark-start text:name="__RefHeading___Toc4269_3982235711"/>Along Stroke<text:bookmark-end text:name="__RefHeading___Toc4269_3982235711"/></text:h>
      <text:p text:style-name="P82">Add a <text:span text:style-name="T45">gradient </text:span>along the stroke.</text:p>
      <text:p text:style-name="P61"/>
      <text:h text:style-name="P212" text:outline-level="3"><text:bookmark-start text:name="__RefHeading___Toc4271_3982235711"/>Blend Mode<text:bookmark-end text:name="__RefHeading___Toc4271_3982235711"/></text:h>
      <text:p text:style-name="P71">The color blend mode<text:span text:style-name="T39">.</text:span></text:p>
      <text:h text:style-name="P212" text:outline-level="3"><text:bookmark-start text:name="__RefHeading___Toc4273_3982235711"/><text:soft-page-break/>Influence<text:bookmark-end text:name="__RefHeading___Toc4273_3982235711"/></text:h>
      <text:p text:style-name="P82">The influence of the modifier.</text:p>
      <text:h text:style-name="Heading_20_3" text:outline-level="3"><draw:frame draw:style-name="fr1" draw:name="Bild84" text:anchor-type="paragraph" svg:y="0.513cm" svg:width="2.78cm" svg:height="1.371cm" draw:z-index="83"><draw:image xlink:href="Pictures/10000201000000A400000051319E62CFDDEA898C.png" xlink:type="simple" xlink:show="embed" xlink:actuate="onLoad" draw:mime-type="image/png"/></draw:frame><text:bookmark-start text:name="__RefHeading___Toc3516_496205055"/>Mapping<text:bookmark-end text:name="__RefHeading___Toc3516_496205055"/></text:h>
      <text:p text:style-name="P103">The mapping type. Linear or Curve.</text:p>
      <text:h text:style-name="Heading_20_3" text:outline-level="3"><text:bookmark-start text:name="__RefHeading___Toc3518_496205055"/>Invert<text:bookmark-end text:name="__RefHeading___Toc3518_496205055"/></text:h>
      <text:p text:style-name="P103">Inverts the values.</text:p>
      <text:p text:style-name="P142"/>
      <text:h text:style-name="P201" text:outline-level="2"><draw:frame draw:style-name="fr1" draw:name="Bild75" text:anchor-type="paragraph" svg:y="0.148cm" svg:width="5.151cm" svg:height="3.39cm" draw:z-index="74"><draw:image xlink:href="Pictures/1000020100000130000000C81CE3FBEA591E7A4D.png" xlink:type="simple" xlink:show="embed" xlink:actuate="onLoad" draw:mime-type="image/png"/></draw:frame><text:bookmark-start text:name="__RefHeading___Toc4275_3982235711"/>Crease Angle<text:bookmark-end text:name="__RefHeading___Toc4275_3982235711"/></text:h>
      <text:p text:style-name="P82">Add a <text:span text:style-name="T45">gradient</text:span>along a crease angle. Which is the angle between two adjacent faces) If a stroke segment does not lie on a crease , then its properties are not touched by the modifier.</text:p>
      <text:h text:style-name="P212" text:outline-level="3"><text:bookmark-start text:name="__RefHeading___Toc4277_3982235711"/>Blend Mode<text:bookmark-end text:name="__RefHeading___Toc4277_3982235711"/></text:h>
      <text:p text:style-name="P71">The color blend mode<text:span text:style-name="T39">.</text:span></text:p>
      <text:h text:style-name="P212" text:outline-level="3"><text:bookmark-start text:name="__RefHeading___Toc4279_3982235712"/>Influence<text:bookmark-end text:name="__RefHeading___Toc4279_3982235712"/></text:h>
      <text:p text:style-name="P82">The influence of the modifier.</text:p>
      <text:h text:style-name="P212" text:outline-level="3"><text:bookmark-start text:name="__RefHeading___Toc4281_3982235711"/>Angle Min / Max<text:bookmark-end text:name="__RefHeading___Toc4281_3982235711"/></text:h>
      <text:p text:style-name="P82">The minimum and maximum crease angle to modify thickness.</text:p>
      <text:h text:style-name="P212" text:outline-level="3"><draw:frame draw:style-name="fr1" draw:name="Bild85" text:anchor-type="paragraph" svg:y="0.513cm" svg:width="2.78cm" svg:height="1.371cm" draw:z-index="84"><draw:image xlink:href="Pictures/10000201000000A400000051319E62CFDDEA898C.png" xlink:type="simple" xlink:show="embed" xlink:actuate="onLoad" draw:mime-type="image/png"/></draw:frame><text:bookmark-start text:name="__RefHeading___Toc3520_496205055"/>Mapping<text:bookmark-end text:name="__RefHeading___Toc3520_496205055"/></text:h>
      <text:p text:style-name="P103">The mapping type. Linear or Curve.</text:p>
      <text:h text:style-name="P212" text:outline-level="3"><text:bookmark-start text:name="__RefHeading___Toc3522_496205055"/>Invert<text:bookmark-end text:name="__RefHeading___Toc3522_496205055"/></text:h>
      <text:p text:style-name="P103">Inverts the values.</text:p>
      <text:p text:style-name="P142"/>
      <text:h text:style-name="P201" text:outline-level="2"><draw:frame draw:style-name="fr1" draw:name="Bild76" text:anchor-type="paragraph" svg:y="0.148cm" svg:width="5.151cm" svg:height="3.889cm" draw:z-index="75"><draw:image xlink:href="Pictures/1000020100000130000000E65EA4C005290FD085.png" xlink:type="simple" xlink:show="embed" xlink:actuate="onLoad" draw:mime-type="image/png"/></draw:frame><text:bookmark-start text:name="__RefHeading___Toc4283_3982235711"/><text:s/>Curvature<text:span text:style-name="T40"> 3D</text:span><text:bookmark-end text:name="__RefHeading___Toc4283_3982235711"/></text:h>
      <text:p text:style-name="P82"><text:span text:style-name="T40">This </text:span>modifier<text:span text:style-name="T40"> is</text:span> based on<text:span text:style-name="T40">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2">This modifier requires to have the Face Smoothness option on and the object needs to have Smooth Shading.</text:p>
      <text:h text:style-name="P212" text:outline-level="3"><text:bookmark-start text:name="__RefHeading___Toc3524_496205055"/><text:soft-page-break/>Blend Mode<text:bookmark-end text:name="__RefHeading___Toc3524_496205055"/></text:h>
      <text:p text:style-name="P71">The color blend mode<text:span text:style-name="T39">.</text:span></text:p>
      <text:h text:style-name="P212" text:outline-level="3"><text:bookmark-start text:name="__RefHeading___Toc4279_39822357112"/>Influence<text:bookmark-end text:name="__RefHeading___Toc4279_39822357112"/></text:h>
      <text:p text:style-name="P82">The influence of the modifier.</text:p>
      <text:h text:style-name="P212" text:outline-level="3"><draw:frame draw:style-name="fr1" draw:name="Bild86" text:anchor-type="paragraph" svg:y="0.513cm" svg:width="2.78cm" svg:height="1.371cm" draw:z-index="85"><draw:image xlink:href="Pictures/10000201000000A400000051319E62CFDDEA898C.png" xlink:type="simple" xlink:show="embed" xlink:actuate="onLoad" draw:mime-type="image/png"/></draw:frame><text:bookmark-start text:name="__RefHeading___Toc3526_496205055"/>Mapping<text:bookmark-end text:name="__RefHeading___Toc3526_496205055"/></text:h>
      <text:p text:style-name="P103">The mapping type. Linear or Curve.</text:p>
      <text:h text:style-name="P212" text:outline-level="3"><text:bookmark-start text:name="__RefHeading___Toc3528_496205055"/>Invert<text:bookmark-end text:name="__RefHeading___Toc3528_496205055"/></text:h>
      <text:p text:style-name="P103">Inverts the values.</text:p>
      <text:h text:style-name="P212" text:outline-level="3"><text:bookmark-start text:name="__RefHeading___Toc4285_3982235711"/>Curvature <text:span text:style-name="T40">Min and </text:span>Ma<text:span text:style-name="T40">x</text:span><text:bookmark-end text:name="__RefHeading___Toc4285_3982235711"/></text:h>
      <text:p text:style-name="P82">The limits of the mapping. If the current point of the stroke is at Min Curvature or less from the target, it will take the start point of the mapping<text:span text:style-name="T40">. </text:span><text:s/><text:span text:style-name="T40">I</text:span>f it is at Max Curvature or more from the target, it will take the end-point value of the mapping.</text:p>
      <text:p text:style-name="P142"/>
      <text:h text:style-name="P201" text:outline-level="2"><draw:frame draw:style-name="fr1" draw:name="Bild78" text:anchor-type="paragraph" svg:y="0.626cm" svg:width="5.159cm" svg:height="3.859cm" draw:z-index="77"><draw:image xlink:href="Pictures/1000020100000131000000E45925222CB6111FF9.png" xlink:type="simple" xlink:show="embed" xlink:actuate="onLoad" draw:mime-type="image/png"/></draw:frame><text:bookmark-start text:name="__RefHeading___Toc3530_496205055"/>Distance from Camera<text:bookmark-end text:name="__RefHeading___Toc3530_496205055"/></text:h>
      <text:p text:style-name="P90">Recalculates the base property by the distance to the camera.</text:p>
      <text:h text:style-name="P212" text:outline-level="3"><text:bookmark-start text:name="__RefHeading___Toc3532_496205055"/>Blend Mode<text:bookmark-end text:name="__RefHeading___Toc3532_496205055"/></text:h>
      <text:p text:style-name="P71">The color blend mode<text:span text:style-name="T39">.</text:span></text:p>
      <text:h text:style-name="P212" text:outline-level="3"><text:bookmark-start text:name="__RefHeading___Toc4279_398223571112"/>Influence<text:bookmark-end text:name="__RefHeading___Toc4279_398223571112"/></text:h>
      <text:p text:style-name="P82">The influence of the modifier.</text:p>
      <text:h text:style-name="P212" text:outline-level="3"><draw:frame draw:style-name="fr1" draw:name="Bild87" text:anchor-type="paragraph" svg:y="0.513cm" svg:width="2.78cm" svg:height="1.371cm" draw:z-index="86"><draw:image xlink:href="Pictures/10000201000000A400000051319E62CFDDEA898C.png" xlink:type="simple" xlink:show="embed" xlink:actuate="onLoad" draw:mime-type="image/png"/></draw:frame><text:bookmark-start text:name="__RefHeading___Toc3534_496205055"/>Mapping<text:bookmark-end text:name="__RefHeading___Toc3534_496205055"/></text:h>
      <text:p text:style-name="P103">The mapping type. Linear or Curve.</text:p>
      <text:h text:style-name="P212" text:outline-level="3"><text:bookmark-start text:name="__RefHeading___Toc3536_496205055"/>Invert<text:bookmark-end text:name="__RefHeading___Toc3536_496205055"/></text:h>
      <text:p text:style-name="P103">Inverts the values.</text:p>
      <text:h text:style-name="P212" text:outline-level="3"><text:bookmark-start text:name="__RefHeading___Toc3538_496205055"/>Range Min and Range Max<text:bookmark-end text:name="__RefHeading___Toc3538_496205055"/></text:h>
      <text:p text:style-name="P90">The minimum and maximum range. These values are in scene units.</text:p>
      <text:h text:style-name="P212" text:outline-level="3"><text:bookmark-start text:name="__RefHeading___Toc3540_496205055"/>Fill Range by Selection<text:bookmark-end text:name="__RefHeading___Toc3540_496205055"/></text:h>
      <text:p text:style-name="P90">Sets the minimum and maximum range values from the distances between the current selected mesh vertices and the camera or the target.</text:p>
      <text:p text:style-name="P142"/>
      <text:h text:style-name="P201" text:outline-level="2"><draw:frame draw:style-name="fr1" draw:name="Bild79" text:anchor-type="paragraph" svg:y="0.626cm" svg:width="5.159cm" svg:height="4.32cm" draw:z-index="78"><draw:image xlink:href="Pictures/1000020100000130000000FF85290CF52B9EAAF7.png" xlink:type="simple" xlink:show="embed" xlink:actuate="onLoad" draw:mime-type="image/png"/></draw:frame><text:bookmark-start text:name="__RefHeading___Toc3542_496205055"/><text:soft-page-break/>Distance from <text:span text:style-name="T16">Object</text:span><text:bookmark-end text:name="__RefHeading___Toc3542_496205055"/></text:h>
      <text:p text:style-name="P90">Recalculates the base property by the distance to a chosen object.</text:p>
      <text:h text:style-name="P212" text:outline-level="3"><text:bookmark-start text:name="__RefHeading___Toc3544_496205055"/>Blend Mode<text:bookmark-end text:name="__RefHeading___Toc3544_496205055"/></text:h>
      <text:p text:style-name="P71">The color blend mode<text:span text:style-name="T39">.</text:span></text:p>
      <text:h text:style-name="P212" text:outline-level="3"><text:bookmark-start text:name="__RefHeading___Toc4279_3982235711112"/>Influence<text:bookmark-end text:name="__RefHeading___Toc4279_3982235711112"/></text:h>
      <text:p text:style-name="P82">The influence of the modifier.</text:p>
      <text:h text:style-name="P212" text:outline-level="3"><text:bookmark-start text:name="__RefHeading___Toc3546_496205055"/>Target<text:bookmark-end text:name="__RefHeading___Toc3546_496205055"/></text:h>
      <text:p text:style-name="P90">Pick the target obj<text:span text:style-name="T46">ect.</text:span></text:p>
      <text:h text:style-name="P209" text:outline-level="3"><draw:frame draw:style-name="fr1" draw:name="Bild88" text:anchor-type="paragraph" svg:y="0.513cm" svg:width="2.78cm" svg:height="1.371cm" draw:z-index="87"><draw:image xlink:href="Pictures/10000201000000A400000051319E62CFDDEA898C.png" xlink:type="simple" xlink:show="embed" xlink:actuate="onLoad" draw:mime-type="image/png"/></draw:frame><text:bookmark-start text:name="__RefHeading___Toc3548_496205055"/>Mapping<text:bookmark-end text:name="__RefHeading___Toc3548_496205055"/></text:h>
      <text:p text:style-name="P104">The mapping type. Linear or Curve.</text:p>
      <text:h text:style-name="P209" text:outline-level="3"><text:bookmark-start text:name="__RefHeading___Toc3550_496205055"/>Invert<text:bookmark-end text:name="__RefHeading___Toc3550_496205055"/></text:h>
      <text:p text:style-name="P104">Inverts the values.</text:p>
      <text:h text:style-name="P212" text:outline-level="3"><text:bookmark-start text:name="__RefHeading___Toc3552_496205055"/>Range Min and Range Max<text:bookmark-end text:name="__RefHeading___Toc3552_496205055"/></text:h>
      <text:p text:style-name="P90">The minimum and maximum range. These values are in scene units.</text:p>
      <text:h text:style-name="P212" text:outline-level="3"><text:bookmark-start text:name="__RefHeading___Toc3554_496205055"/>Fill Range by Selection<text:bookmark-end text:name="__RefHeading___Toc3554_496205055"/></text:h>
      <text:p text:style-name="P90">Sets the minimum and maximum range values from the distances between the current selected mesh vertices and the camera or the target.</text:p>
      <text:p text:style-name="P142"/>
      <text:h text:style-name="P183" text:outline-level="2"><draw:frame draw:style-name="fr1" draw:name="Bild80" text:anchor-type="paragraph" svg:y="0.626cm" svg:width="5.159cm" svg:height="3.05cm" draw:z-index="79"><draw:image xlink:href="Pictures/1000020100000130000000B4DC8C7C774221FF93.png" xlink:type="simple" xlink:show="embed" xlink:actuate="onLoad" draw:mime-type="image/png"/></draw:frame><text:bookmark-start text:name="__RefHeading___Toc3556_496205055"/><text:span text:style-name="T43">M</text:span>aterial<text:bookmark-end text:name="__RefHeading___Toc3556_496205055"/></text:h>
      <text:p text:style-name="P97">Alters the base property on the current material under the stroke.</text:p>
      <text:h text:style-name="P212" text:outline-level="3"><text:bookmark-start text:name="__RefHeading___Toc3558_496205055"/>Blend Mode<text:bookmark-end text:name="__RefHeading___Toc3558_496205055"/></text:h>
      <text:p text:style-name="P71">The color blend mode<text:span text:style-name="T39">.</text:span></text:p>
      <text:h text:style-name="P212" text:outline-level="3"><text:bookmark-start text:name="__RefHeading___Toc4279_39822357111112"/>Influence<text:bookmark-end text:name="__RefHeading___Toc4279_39822357111112"/></text:h>
      <text:p text:style-name="P82">The influence of the modifier.</text:p>
      <text:p text:style-name="P82"/>
      <text:p text:style-name="P82"/>
      <text:p text:style-name="P82"/>
      <text:h text:style-name="P212" text:outline-level="3"><draw:frame draw:style-name="fr1" draw:name="Bild81" text:anchor-type="paragraph" svg:y="0.626cm" svg:width="2.78cm" svg:height="6.211cm" draw:z-index="80"><draw:image xlink:href="Pictures/10000201000000A40000016F50BD43C03EA88EE1.png" xlink:type="simple" xlink:show="embed" xlink:actuate="onLoad" draw:mime-type="image/png"/></draw:frame><text:bookmark-start text:name="__RefHeading___Toc3560_496205055"/><text:soft-page-break/>Material Attribute<text:bookmark-end text:name="__RefHeading___Toc3560_496205055"/></text:h>
      <text:p text:style-name="P97">What attribute of the material under the stroke to alter.</text:p>
      <text:p text:style-name="P97"/>
      <text:h text:style-name="P213" text:outline-level="3"/>
      <text:p text:style-name="P82"/>
      <text:p text:style-name="P82"/>
      <text:p text:style-name="P82"/>
      <text:p text:style-name="P82"/>
      <text:h text:style-name="P209" text:outline-level="3"><draw:frame draw:style-name="fr1" draw:name="Bild89" text:anchor-type="paragraph" svg:y="0.513cm" svg:width="2.78cm" svg:height="1.371cm" draw:z-index="88"><draw:image xlink:href="Pictures/10000201000000A400000051319E62CFDDEA898C.png" xlink:type="simple" xlink:show="embed" xlink:actuate="onLoad" draw:mime-type="image/png"/></draw:frame><text:bookmark-start text:name="__RefHeading___Toc3562_496205055"/>Mapping<text:bookmark-end text:name="__RefHeading___Toc3562_496205055"/></text:h>
      <text:p text:style-name="P104">The mapping type. Linear or Curve.</text:p>
      <text:h text:style-name="P209" text:outline-level="3"><text:bookmark-start text:name="__RefHeading___Toc3564_496205055"/>Invert<text:bookmark-end text:name="__RefHeading___Toc3564_496205055"/></text:h>
      <text:p text:style-name="P104">Inverts the values.</text:p>
      <text:p text:style-name="P142"/>
      <text:h text:style-name="P183" text:outline-level="2"><draw:frame draw:style-name="fr1" draw:name="Bild82" text:anchor-type="paragraph" svg:y="0.626cm" svg:width="5.129cm" svg:height="3.731cm" draw:z-index="81"><draw:image xlink:href="Pictures/100002010000012F000000DC28FBAC137C495E72.png" xlink:type="simple" xlink:show="embed" xlink:actuate="onLoad" draw:mime-type="image/png"/></draw:frame><text:bookmark-start text:name="__RefHeading___Toc3566_496205055"/>Noise<text:bookmark-end text:name="__RefHeading___Toc3566_496205055"/></text:h>
      <text:p text:style-name="P100">Uses a noise based pseudo random number generator to add some variation along the stroke.</text:p>
      <text:h text:style-name="P212" text:outline-level="3"><text:bookmark-start text:name="__RefHeading___Toc3568_496205055"/>Blend Mode<text:bookmark-end text:name="__RefHeading___Toc3568_496205055"/></text:h>
      <text:p text:style-name="P71">The color blend mode<text:span text:style-name="T39">.</text:span></text:p>
      <text:h text:style-name="P212" text:outline-level="3"><text:bookmark-start text:name="__RefHeading___Toc4279_398223571111112"/>Influence<text:bookmark-end text:name="__RefHeading___Toc4279_398223571111112"/></text:h>
      <text:p text:style-name="P82">The influence of the modifier.</text:p>
      <text:h text:style-name="P212" text:outline-level="3"><text:bookmark-start text:name="__RefHeading___Toc3570_496205055"/>Amplitude<text:bookmark-end text:name="__RefHeading___Toc3570_496205055"/></text:h>
      <text:p text:style-name="P82">The maximum value of the noise. A higher amplitude means a less transparent (more solid) stroke.</text:p>
      <text:h text:style-name="P212" text:outline-level="3"><text:bookmark-start text:name="__RefHeading___Toc3572_496205055"/>Period<text:bookmark-end text:name="__RefHeading___Toc3572_496205055"/></text:h>
      <text:p text:style-name="P82">The period of the noise. This means how quickly the property value can change. A higher value means a more smoothly changing color along the stroke.</text:p>
      <text:p text:style-name="P82"/>
      <text:h text:style-name="P212" text:outline-level="3"><text:bookmark-start text:name="__RefHeading___Toc3574_496205055"/>Seed<text:bookmark-end text:name="__RefHeading___Toc3574_496205055"/></text:h>
      <text:p text:style-name="P82">Seed used by the pseudo-random number generator.</text:p>
      <text:h text:style-name="P209" text:outline-level="3"><draw:frame draw:style-name="fr1" draw:name="Bild90" text:anchor-type="paragraph" svg:y="0.513cm" svg:width="2.78cm" svg:height="1.371cm" draw:z-index="89"><draw:image xlink:href="Pictures/10000201000000A400000051319E62CFDDEA898C.png" xlink:type="simple" xlink:show="embed" xlink:actuate="onLoad" draw:mime-type="image/png"/></draw:frame><text:bookmark-start text:name="__RefHeading___Toc3576_496205055"/><text:soft-page-break/>Mapping<text:bookmark-end text:name="__RefHeading___Toc3576_496205055"/></text:h>
      <text:p text:style-name="P104">The mapping type. Linear or Curve.</text:p>
      <text:h text:style-name="P209" text:outline-level="3"><text:bookmark-start text:name="__RefHeading___Toc3578_496205055"/>Invert<text:bookmark-end text:name="__RefHeading___Toc3578_496205055"/></text:h>
      <text:p text:style-name="P104">Inverts the values.</text:p>
      <text:p text:style-name="P142"/>
      <text:h text:style-name="P186" text:outline-level="2"><draw:frame draw:style-name="fr1" draw:name="Bild83" text:anchor-type="paragraph" svg:y="0.626cm" svg:width="5.151cm" svg:height="2.559cm" draw:z-index="82"><draw:image xlink:href="Pictures/100002010000013000000097D1D19A545A1216A0.png" xlink:type="simple" xlink:show="embed" xlink:actuate="onLoad" draw:mime-type="image/png"/></draw:frame><text:bookmark-start text:name="__RefHeading___Toc3580_496205055"/>Tangent<text:bookmark-end text:name="__RefHeading___Toc3580_496205055"/></text:h>
      <text:p text:style-name="P100">Modifies the base value on the traveling direction of the stroke, evaluated at the stroke’s vertices.</text:p>
      <text:h text:style-name="P212" text:outline-level="3"><text:bookmark-start text:name="__RefHeading___Toc3582_496205055"/>Blend Mode<text:bookmark-end text:name="__RefHeading___Toc3582_496205055"/></text:h>
      <text:p text:style-name="P71">The color blend mode<text:span text:style-name="T39">.</text:span></text:p>
      <text:h text:style-name="P212" text:outline-level="3"><text:bookmark-start text:name="__RefHeading___Toc4279_3982235711111111"/>Influence<text:bookmark-end text:name="__RefHeading___Toc4279_3982235711111111"/></text:h>
      <text:p text:style-name="P82">The influence of the modifier.</text:p>
      <text:h text:style-name="P209" text:outline-level="3"><draw:frame draw:style-name="fr1" draw:name="Bild91" text:anchor-type="paragraph" svg:y="0.513cm" svg:width="2.78cm" svg:height="1.371cm" draw:z-index="90"><draw:image xlink:href="Pictures/10000201000000A400000051319E62CFDDEA898C.png" xlink:type="simple" xlink:show="embed" xlink:actuate="onLoad" draw:mime-type="image/png"/></draw:frame><text:bookmark-start text:name="__RefHeading___Toc3584_496205055"/>Mapping<text:bookmark-end text:name="__RefHeading___Toc3584_496205055"/></text:h>
      <text:p text:style-name="P104">The mapping type. Linear or Curve.</text:p>
      <text:h text:style-name="P209" text:outline-level="3"><text:bookmark-start text:name="__RefHeading___Toc3586_496205055"/>Invert<text:bookmark-end text:name="__RefHeading___Toc3586_496205055"/></text:h>
      <text:p text:style-name="P104">Inverts the values.</text:p>
      <text:p text:style-name="P82"/>
      <table:table table:name="Tabelle17" table:style-name="Tabelle17">
        <table:table-column table:style-name="Tabelle17.A"/>
        <table:table-row table:style-name="TableLine1786662959520">
          <table:table-cell table:style-name="Tabelle17.A1" office:value-type="string">
            <text:h text:style-name="P167" text:outline-level="1"><text:bookmark-start text:name="__RefHeading___Toc2448_39822357112"/>Freestyle <text:span text:style-name="T46">Thickness</text:span> panel<text:bookmark-end text:name="__RefHeading___Toc2448_39822357112"/></text:h>
          </table:table-cell>
        </table:table-row>
      </table:table>
      <text:p text:style-name="P104"><draw:frame draw:style-name="fr1" draw:name="Bild77" text:anchor-type="paragraph" svg:y="0.626cm" svg:width="5.151cm" svg:height="2.23cm" draw:z-index="76"><draw:image xlink:href="Pictures/1000020100000130000000844E167231A4DE2722.png" xlink:type="simple" xlink:show="embed" xlink:actuate="onLoad" draw:mime-type="image/png"/></draw:frame></text:p>
      <text:p text:style-name="P112">Modify the thickness of the stroke. </text:p>
      <text:h text:style-name="P201" text:outline-level="2"><text:bookmark-start text:name="__RefHeading___Toc4243_39822357112"/>Base <text:span text:style-name="T18">Thickness</text:span><text:bookmark-end text:name="__RefHeading___Toc4243_39822357112"/></text:h>
      <text:p text:style-name="P103">The base <text:span text:style-name="T47">thickness</text:span> that you want to modify.</text:p>
      <text:h text:style-name="Heading_20_2" text:outline-level="2"><draw:frame draw:style-name="fr1" draw:name="Bild109" text:anchor-type="paragraph" svg:y="0.626cm" svg:width="2.859cm" svg:height="2.15cm" draw:z-index="107"><draw:image xlink:href="Pictures/10000201000000A90000007F953D489A90CC63BA.png" xlink:type="simple" xlink:show="embed" xlink:actuate="onLoad" draw:mime-type="image/png"/></draw:frame><text:bookmark-start text:name="__RefHeading___Toc3730_496205055"/>Thickness Position<text:bookmark-end text:name="__RefHeading___Toc3730_496205055"/></text:h>
      <text:p text:style-name="P107">The thickness position of silhouettes and border edges.</text:p>
      <text:h text:style-name="Heading_20_3" text:outline-level="3"><text:bookmark-start text:name="__RefHeading___Toc3732_496205055"/>Center<text:bookmark-end text:name="__RefHeading___Toc3732_496205055"/></text:h>
      <text:p text:style-name="P107">Silhouettes and border edges are centered along the stroke.</text:p>
      <text:h text:style-name="Heading_20_3" text:outline-level="3"><text:bookmark-start text:name="__RefHeading___Toc3734_496205055"/>Inside<text:bookmark-end text:name="__RefHeading___Toc3734_496205055"/></text:h>
      <text:p text:style-name="P107">Silhouettes and border edges are drawn inside of the stroke.</text:p>
      <text:h text:style-name="Heading_20_3" text:outline-level="3"><text:bookmark-start text:name="__RefHeading___Toc3736_496205055"/><text:soft-page-break/>Outside<text:bookmark-end text:name="__RefHeading___Toc3736_496205055"/></text:h>
      <text:p text:style-name="P107">Silhouettes and border edges are drawn outside of the stroke.</text:p>
      <text:h text:style-name="Heading_20_3" text:outline-level="3"><draw:frame draw:style-name="fr1" draw:name="Bild110" text:anchor-type="paragraph" svg:y="0.626cm" svg:width="5.099cm" svg:height="0.78cm" draw:z-index="108"><draw:image xlink:href="Pictures/100002010000012D0000002E1E381B0F5A2E55F4.png" xlink:type="simple" xlink:show="embed" xlink:actuate="onLoad" draw:mime-type="image/png"/></draw:frame><text:bookmark-start text:name="__RefHeading___Toc3738_496205055"/>Relative<text:bookmark-end text:name="__RefHeading___Toc3738_496205055"/></text:h>
      <text:p text:style-name="P107">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07">The thickness ratio to shift the silhouettes and border edges.</text:p>
      <text:p text:style-name="P106"/>
      <table:table table:name="Tabelle18" table:style-name="Tabelle18">
        <table:table-column table:style-name="Tabelle18.A"/>
        <table:table-row table:style-name="TableLine1786662959792">
          <table:table-cell table:style-name="Tabelle18.A1" office:value-type="string">
            <text:h text:style-name="P168" text:outline-level="1"><text:bookmark-start text:name="__RefHeading___Toc3514_4962050551"/>Freestyle <text:span text:style-name="T47">Thickness</text:span><text:span text:style-name="T44"> modifiers</text:span><text:bookmark-end text:name="__RefHeading___Toc3514_4962050551"/></text:h>
          </table:table-cell>
        </table:table-row>
      </table:table>
      <text:h text:style-name="P202" text:outline-level="2"><draw:frame draw:style-name="fr1" draw:name="Bild92" text:anchor-type="paragraph" svg:y="0.513cm" svg:width="5.151cm" svg:height="3.371cm" draw:z-index="91"><draw:image xlink:href="Pictures/1000020100000130000000C7A14743D3E87087C1.png" xlink:type="simple" xlink:show="embed" xlink:actuate="onLoad" draw:mime-type="image/png"/></draw:frame><text:bookmark-start text:name="__RefHeading___Toc4269_39822357111"/>Along Stroke<text:bookmark-end text:name="__RefHeading___Toc4269_39822357111"/></text:h>
      <text:p text:style-name="P83">Add a <text:span text:style-name="T45">gradient </text:span>along the stroke.</text:p>
      <text:p text:style-name="P83"/>
      <text:h text:style-name="P215" text:outline-level="3"><text:bookmark-start text:name="__RefHeading___Toc4271_39822357111"/>Blend Mode<text:bookmark-end text:name="__RefHeading___Toc4271_39822357111"/></text:h>
      <text:p text:style-name="P72">The color blend mode<text:span text:style-name="T39">.</text:span></text:p>
      <text:h text:style-name="P215" text:outline-level="3"><text:bookmark-start text:name="__RefHeading___Toc4273_39822357111"/>Influence<text:bookmark-end text:name="__RefHeading___Toc4273_39822357111"/></text:h>
      <text:p text:style-name="P83">The influence of the modifier.</text:p>
      <text:h text:style-name="P215" text:outline-level="3"><draw:frame draw:style-name="fr1" draw:name="Bild101" text:anchor-type="paragraph" svg:y="0.513cm" svg:width="2.78cm" svg:height="1.371cm" draw:z-index="100"><draw:image xlink:href="Pictures/10000201000000A400000051319E62CFDDEA898C.png" xlink:type="simple" xlink:show="embed" xlink:actuate="onLoad" draw:mime-type="image/png"/></draw:frame><text:bookmark-start text:name="__RefHeading___Toc3516_4962050551"/>Mapping<text:bookmark-end text:name="__RefHeading___Toc3516_4962050551"/></text:h>
      <text:p text:style-name="P105">The mapping type. Linear or Curve.</text:p>
      <text:h text:style-name="P215" text:outline-level="3"><text:bookmark-start text:name="__RefHeading___Toc3518_4962050551"/>Invert<text:bookmark-end text:name="__RefHeading___Toc3518_4962050551"/></text:h>
      <text:p text:style-name="P105">Inverts the values.</text:p>
      <text:h text:style-name="Heading_20_3" text:outline-level="3"><text:bookmark-start text:name="__RefHeading___Toc3742_496205055"/>Value Min / Ma<text:span text:style-name="T48">x</text:span><text:bookmark-end text:name="__RefHeading___Toc3742_496205055"/></text:h>
      <text:p text:style-name="P108">Minimum and maximum output value.</text:p>
      <text:p text:style-name="P108"/>
      <text:p text:style-name="Horizontal_20_Line"/>
      <text:h text:style-name="P188" text:outline-level="2"><draw:frame draw:style-name="fr1" draw:name="Bild111" text:anchor-type="paragraph" svg:y="0.148cm" svg:width="5.151cm" svg:height="2.889cm" draw:z-index="109"><draw:image xlink:href="Pictures/1000020100000130000000AB06025B049C06126C.png" xlink:type="simple" xlink:show="embed" xlink:actuate="onLoad" draw:mime-type="image/png"/></draw:frame><text:bookmark-start text:name="__RefHeading___Toc3744_496205055"/>Calligraphy<text:bookmark-end text:name="__RefHeading___Toc3744_496205055"/></text:h>
      <text:p text:style-name="P108">Generates different thickness, based on the orientation of the stroke. The result is a stroke thickness that orients at calligraphy.</text:p>
      <text:h text:style-name="P216" text:outline-level="3"><text:bookmark-start text:name="__RefHeading___Toc4277_398223571111"/>Blend Mode<text:bookmark-end text:name="__RefHeading___Toc4277_398223571111"/></text:h>
      <text:p text:style-name="P73">The color blend mode<text:span text:style-name="T39">.</text:span></text:p>
      <text:h text:style-name="P216" text:outline-level="3"><text:bookmark-start text:name="__RefHeading___Toc4279_398223571211"/><text:soft-page-break/>Influence<text:bookmark-end text:name="__RefHeading___Toc4279_398223571211"/></text:h>
      <text:p text:style-name="P84">The influence of the modifier.</text:p>
      <text:h text:style-name="Heading_20_3" text:outline-level="3"><text:bookmark-start text:name="__RefHeading___Toc3746_496205055"/>Orientation<text:bookmark-end text:name="__RefHeading___Toc3746_496205055"/></text:h>
      <text:p text:style-name="P108">The angle of the virtual drawing tool, based at the vertical axis of the image. The thickest strokes will align with this angle.</text:p>
      <text:h text:style-name="P216" text:outline-level="3"><text:bookmark-start text:name="__RefHeading___Toc3748_496205055"/><text:span text:style-name="T22">Thickness</text:span> Min / Ma<text:span text:style-name="T48">x</text:span><text:bookmark-end text:name="__RefHeading___Toc3748_496205055"/></text:h>
      <text:p text:style-name="P108">Minimum and maximum output value.</text:p>
      <text:p text:style-name="P143"/>
      <text:h text:style-name="P202" text:outline-level="2"><draw:frame draw:style-name="fr1" draw:name="Bild93" text:anchor-type="paragraph" svg:y="0.148cm" svg:width="5.151cm" svg:height="4.18cm" draw:z-index="92"><draw:image xlink:href="Pictures/1000020100000130000000F7826C69A94FC1AD10.png" xlink:type="simple" xlink:show="embed" xlink:actuate="onLoad" draw:mime-type="image/png"/></draw:frame><text:bookmark-start text:name="__RefHeading___Toc4275_39822357111"/>Crease Angle<text:bookmark-end text:name="__RefHeading___Toc4275_39822357111"/></text:h>
      <text:p text:style-name="P83">Add a <text:span text:style-name="T45">gradient</text:span>along a crease angle. Which is the angle between two adjacent faces) If a stroke segment does not lie on a crease , then its properties are not touched by the modifier.</text:p>
      <text:h text:style-name="P215" text:outline-level="3"><text:bookmark-start text:name="__RefHeading___Toc4277_39822357111"/>Blend Mode<text:bookmark-end text:name="__RefHeading___Toc4277_39822357111"/></text:h>
      <text:p text:style-name="P72">The color blend mode<text:span text:style-name="T39">.</text:span></text:p>
      <text:h text:style-name="P215" text:outline-level="3"><text:bookmark-start text:name="__RefHeading___Toc4279_39822357121"/>Influence<text:bookmark-end text:name="__RefHeading___Toc4279_39822357121"/></text:h>
      <text:p text:style-name="P83">The influence of the modifier.</text:p>
      <text:h text:style-name="P216" text:outline-level="3"><text:bookmark-start text:name="__RefHeading___Toc3750_496205055"/><text:span text:style-name="T22">Thickness</text:span> Min / Max<text:bookmark-end text:name="__RefHeading___Toc3750_496205055"/></text:h>
      <text:p text:style-name="P84">The minimum and maximum <text:span text:style-name="T48">thickness</text:span>.</text:p>
      <text:h text:style-name="P215" text:outline-level="3"><text:bookmark-start text:name="__RefHeading___Toc4281_39822357111"/>Angle Min / Max<text:bookmark-end text:name="__RefHeading___Toc4281_39822357111"/></text:h>
      <text:p text:style-name="P83">The minimum and maximum crease angle to modify thickness.</text:p>
      <text:h text:style-name="P215" text:outline-level="3"><draw:frame draw:style-name="fr1" draw:name="Bild102" text:anchor-type="paragraph" svg:y="0.513cm" svg:width="2.78cm" svg:height="1.371cm" draw:z-index="101"><draw:image xlink:href="Pictures/10000201000000A400000051319E62CFDDEA898C.png" xlink:type="simple" xlink:show="embed" xlink:actuate="onLoad" draw:mime-type="image/png"/></draw:frame><text:bookmark-start text:name="__RefHeading___Toc3520_4962050551"/>Mapping<text:bookmark-end text:name="__RefHeading___Toc3520_4962050551"/></text:h>
      <text:p text:style-name="P105">The mapping type. Linear or Curve.</text:p>
      <text:h text:style-name="P215" text:outline-level="3"><text:bookmark-start text:name="__RefHeading___Toc3522_4962050551"/>Invert<text:bookmark-end text:name="__RefHeading___Toc3522_4962050551"/></text:h>
      <text:p text:style-name="P105">Inverts the values.</text:p>
      <text:p text:style-name="P105"/>
      <text:p text:style-name="P105"/>
      <text:p text:style-name="P105"/>
      <text:p text:style-name="P143"/>
      <text:h text:style-name="P202" text:outline-level="2"><draw:frame draw:style-name="fr1" draw:name="Bild94" text:anchor-type="paragraph" svg:y="0.148cm" svg:width="5.151cm" svg:height="4.66cm" draw:z-index="93"><draw:image xlink:href="Pictures/100002010000013000000113C6BC2F141902A8C9.png" xlink:type="simple" xlink:show="embed" xlink:actuate="onLoad" draw:mime-type="image/png"/></draw:frame><text:bookmark-start text:name="__RefHeading___Toc4283_39822357111"/><text:soft-page-break/>Curvature<text:span text:style-name="T40"> 3D</text:span><text:bookmark-end text:name="__RefHeading___Toc4283_39822357111"/></text:h>
      <text:p text:style-name="P83"><text:span text:style-name="T40">This </text:span>modifier<text:span text:style-name="T40"> is</text:span> based on<text:span text:style-name="T40">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3">This modifier requires to have the Face Smoothness option on and the object needs to have Smooth Shading.</text:p>
      <text:h text:style-name="P215" text:outline-level="3"><text:bookmark-start text:name="__RefHeading___Toc3524_4962050551"/>Blend Mode<text:bookmark-end text:name="__RefHeading___Toc3524_4962050551"/></text:h>
      <text:p text:style-name="P72">The color blend mode<text:span text:style-name="T39">.</text:span></text:p>
      <text:h text:style-name="P215" text:outline-level="3"><text:bookmark-start text:name="__RefHeading___Toc4279_398223571121"/>Influence<text:bookmark-end text:name="__RefHeading___Toc4279_398223571121"/></text:h>
      <text:p text:style-name="P83">The influence of the modifier.</text:p>
      <text:h text:style-name="P216" text:outline-level="3"><text:bookmark-start text:name="__RefHeading___Toc3752_496205055"/><text:span text:style-name="T22">Thickness</text:span> Min / Max<text:bookmark-end text:name="__RefHeading___Toc3752_496205055"/></text:h>
      <text:p text:style-name="P84">The minimum and maximum <text:span text:style-name="T48">thickness</text:span>.</text:p>
      <text:h text:style-name="P216" text:outline-level="3"><text:bookmark-start text:name="__RefHeading___Toc3754_496205055"/>Curvature <text:span text:style-name="T40">Min and </text:span>Ma<text:span text:style-name="T40">x</text:span><text:bookmark-end text:name="__RefHeading___Toc3754_496205055"/></text:h>
      <text:p text:style-name="P84">The limits of the mapping. If the current point of the stroke is at Min Curvature or less from the target, it will take the start point of the mapping<text:span text:style-name="T40">. </text:span><text:s/><text:span text:style-name="T40">I</text:span>f it is at Max Curvature or more from the target, it will take the end-point value of the mapping.</text:p>
      <text:h text:style-name="P215" text:outline-level="3"><draw:frame draw:style-name="fr1" draw:name="Bild103" text:anchor-type="paragraph" svg:y="0.513cm" svg:width="2.78cm" svg:height="1.371cm" draw:z-index="102"><draw:image xlink:href="Pictures/10000201000000A400000051319E62CFDDEA898C.png" xlink:type="simple" xlink:show="embed" xlink:actuate="onLoad" draw:mime-type="image/png"/></draw:frame><text:bookmark-start text:name="__RefHeading___Toc3526_4962050551"/>Mapping<text:bookmark-end text:name="__RefHeading___Toc3526_4962050551"/></text:h>
      <text:p text:style-name="P105">The mapping type. Linear or Curve.</text:p>
      <text:h text:style-name="P215" text:outline-level="3"><text:bookmark-start text:name="__RefHeading___Toc3528_4962050551"/>Invert<text:bookmark-end text:name="__RefHeading___Toc3528_4962050551"/></text:h>
      <text:p text:style-name="P105">Inverts the values.</text:p>
      <text:p text:style-name="P143"/>
      <text:h text:style-name="P202" text:outline-level="2"><draw:frame draw:style-name="fr1" draw:name="Bild95" text:anchor-type="paragraph" svg:y="0.626cm" svg:width="5.159cm" svg:height="4.66cm" draw:z-index="94"><draw:image xlink:href="Pictures/100002010000013000000113CF303168BFDDC2A2.png" xlink:type="simple" xlink:show="embed" xlink:actuate="onLoad" draw:mime-type="image/png"/></draw:frame><text:bookmark-start text:name="__RefHeading___Toc3530_4962050551"/>Distance from Camera<text:bookmark-end text:name="__RefHeading___Toc3530_4962050551"/></text:h>
      <text:p text:style-name="P92">Recalculates the base property by the distance to the camera.</text:p>
      <text:h text:style-name="P215" text:outline-level="3"><text:bookmark-start text:name="__RefHeading___Toc3532_4962050551"/>Blend Mode<text:bookmark-end text:name="__RefHeading___Toc3532_4962050551"/></text:h>
      <text:p text:style-name="P72">The color blend mode<text:span text:style-name="T39">.</text:span></text:p>
      <text:h text:style-name="P215" text:outline-level="3"><text:bookmark-start text:name="__RefHeading___Toc4279_3982235711121"/>Influence<text:bookmark-end text:name="__RefHeading___Toc4279_3982235711121"/></text:h>
      <text:p text:style-name="P83">The influence of the modifier.</text:p>
      <text:h text:style-name="P215" text:outline-level="3"><draw:frame draw:style-name="fr1" draw:name="Bild104" text:anchor-type="paragraph" svg:y="0.513cm" svg:width="2.78cm" svg:height="1.371cm" draw:z-index="103"><draw:image xlink:href="Pictures/10000201000000A400000051319E62CFDDEA898C.png" xlink:type="simple" xlink:show="embed" xlink:actuate="onLoad" draw:mime-type="image/png"/></draw:frame><text:bookmark-start text:name="__RefHeading___Toc3534_4962050551"/><text:soft-page-break/>Mapping<text:bookmark-end text:name="__RefHeading___Toc3534_4962050551"/></text:h>
      <text:p text:style-name="P105">The mapping type. Linear or Curve.</text:p>
      <text:h text:style-name="P215" text:outline-level="3"><text:bookmark-start text:name="__RefHeading___Toc3536_4962050551"/>Invert<text:bookmark-end text:name="__RefHeading___Toc3536_4962050551"/></text:h>
      <text:p text:style-name="P105">Inverts the values.</text:p>
      <text:h text:style-name="P215" text:outline-level="3"><text:bookmark-start text:name="__RefHeading___Toc3538_4962050551"/>Range Min and Range Max<text:bookmark-end text:name="__RefHeading___Toc3538_4962050551"/></text:h>
      <text:p text:style-name="P92">The minimum and maximum range. These values are in scene units.</text:p>
      <text:h text:style-name="P217" text:outline-level="3"><text:bookmark-start text:name="__RefHeading___Toc3756_496205055"/><text:span text:style-name="T23">Value</text:span> Min and <text:span text:style-name="T23">Value</text:span> Max<text:bookmark-end text:name="__RefHeading___Toc3756_496205055"/></text:h>
      <text:p text:style-name="P93">The minimum and maximum<text:span text:style-name="T49"> output</text:span> <text:span text:style-name="T49">value of the mapping</text:span>. These values are in scene units.</text:p>
      <text:p text:style-name="P93"/>
      <text:p text:style-name="P143"/>
      <text:h text:style-name="P202" text:outline-level="2"><draw:frame draw:style-name="fr1" draw:name="Bild96" text:anchor-type="paragraph" svg:y="0.626cm" svg:width="5.129cm" svg:height="5.151cm" draw:z-index="95"><draw:image xlink:href="Pictures/100002010000012F00000130149A969C4209DC2F.png" xlink:type="simple" xlink:show="embed" xlink:actuate="onLoad" draw:mime-type="image/png"/></draw:frame><text:bookmark-start text:name="__RefHeading___Toc3542_4962050551"/>Distance from <text:span text:style-name="T16">Object</text:span><text:bookmark-end text:name="__RefHeading___Toc3542_4962050551"/></text:h>
      <text:p text:style-name="P92">Recalculates the base property by the distance to a chosen object.</text:p>
      <text:h text:style-name="P215" text:outline-level="3"><text:bookmark-start text:name="__RefHeading___Toc3544_4962050551"/>Blend Mode<text:bookmark-end text:name="__RefHeading___Toc3544_4962050551"/></text:h>
      <text:p text:style-name="P72">The color blend mode<text:span text:style-name="T39">.</text:span></text:p>
      <text:h text:style-name="P215" text:outline-level="3"><text:bookmark-start text:name="__RefHeading___Toc4279_39822357111121"/>Influence<text:bookmark-end text:name="__RefHeading___Toc4279_39822357111121"/></text:h>
      <text:p text:style-name="P83">The influence of the modifier.</text:p>
      <text:h text:style-name="P215" text:outline-level="3"><text:bookmark-start text:name="__RefHeading___Toc3546_4962050551"/>Target<text:bookmark-end text:name="__RefHeading___Toc3546_4962050551"/></text:h>
      <text:p text:style-name="P92">Pick the target obj<text:span text:style-name="T46">ect.</text:span></text:p>
      <text:h text:style-name="P215" text:outline-level="3"><draw:frame draw:style-name="fr1" draw:name="Bild105" text:anchor-type="paragraph" svg:y="0.513cm" svg:width="2.78cm" svg:height="1.371cm" draw:z-index="104"><draw:image xlink:href="Pictures/10000201000000A400000051319E62CFDDEA898C.png" xlink:type="simple" xlink:show="embed" xlink:actuate="onLoad" draw:mime-type="image/png"/></draw:frame><text:bookmark-start text:name="__RefHeading___Toc3548_4962050551"/>Mapping<text:bookmark-end text:name="__RefHeading___Toc3548_4962050551"/></text:h>
      <text:p text:style-name="P105">The mapping type. Linear or Curve.</text:p>
      <text:h text:style-name="P215" text:outline-level="3"><text:bookmark-start text:name="__RefHeading___Toc3550_4962050551"/>Invert<text:bookmark-end text:name="__RefHeading___Toc3550_4962050551"/></text:h>
      <text:p text:style-name="P105">Inverts the values.</text:p>
      <text:h text:style-name="P215" text:outline-level="3"><text:bookmark-start text:name="__RefHeading___Toc3552_4962050551"/>Range Min and Range Max<text:bookmark-end text:name="__RefHeading___Toc3552_4962050551"/></text:h>
      <text:p text:style-name="P92">The minimum and maximum range. These values are in scene units.</text:p>
      <text:h text:style-name="P218" text:outline-level="3"><text:bookmark-start text:name="__RefHeading___Toc3758_496205055"/><text:span text:style-name="T23">Value</text:span> Min and <text:span text:style-name="T23">Value</text:span> Max<text:bookmark-end text:name="__RefHeading___Toc3758_496205055"/></text:h>
      <text:p text:style-name="P94">The minimum and maximum<text:span text:style-name="T49"> output</text:span> <text:span text:style-name="T49">value of the mapping</text:span>. These values are in scene units.</text:p>
      <text:p text:style-name="P143"/>
      <text:h text:style-name="P184" text:outline-level="2"><draw:frame draw:style-name="fr1" draw:name="Bild97" text:anchor-type="paragraph" svg:y="0.626cm" svg:width="5.159cm" svg:height="3.859cm" draw:z-index="96"><draw:image xlink:href="Pictures/1000020100000130000000E4ABDA7BFE7A1BBDB3.png" xlink:type="simple" xlink:show="embed" xlink:actuate="onLoad" draw:mime-type="image/png"/></draw:frame><text:bookmark-start text:name="__RefHeading___Toc3556_4962050551"/><text:soft-page-break/><text:span text:style-name="T43">M</text:span>aterial<text:bookmark-end text:name="__RefHeading___Toc3556_4962050551"/></text:h>
      <text:p text:style-name="P98">Alters the <text:span text:style-name="T50">thickness of the stroke based</text:span> on the current material under the stroke.</text:p>
      <text:h text:style-name="P215" text:outline-level="3"><text:bookmark-start text:name="__RefHeading___Toc3558_4962050551"/>Blend Mode<text:bookmark-end text:name="__RefHeading___Toc3558_4962050551"/></text:h>
      <text:p text:style-name="P72">The color blend mode<text:span text:style-name="T39">.</text:span></text:p>
      <text:h text:style-name="P215" text:outline-level="3"><text:bookmark-start text:name="__RefHeading___Toc4279_398223571111121"/>Influence<text:bookmark-end text:name="__RefHeading___Toc4279_398223571111121"/></text:h>
      <text:p text:style-name="P83"><draw:frame draw:style-name="fr1" draw:name="Bild98" text:anchor-type="paragraph" svg:y="0.168cm" svg:width="2.78cm" svg:height="6.211cm" draw:z-index="97"><draw:image xlink:href="Pictures/10000201000000A40000016F50BD43C03EA88EE1.png" xlink:type="simple" xlink:show="embed" xlink:actuate="onLoad" draw:mime-type="image/png"/></draw:frame>The influence of the modifier.</text:p>
      <text:h text:style-name="P215" text:outline-level="3"><text:bookmark-start text:name="__RefHeading___Toc3560_4962050551"/>Material Attribute<text:bookmark-end text:name="__RefHeading___Toc3560_4962050551"/></text:h>
      <text:p text:style-name="P98">What attribute of the material under the stroke to alter.</text:p>
      <text:p text:style-name="P98"/>
      <text:h text:style-name="P214" text:outline-level="3"/>
      <text:p text:style-name="P83"/>
      <text:p text:style-name="P83"/>
      <text:p text:style-name="P83"/>
      <text:h text:style-name="P215" text:outline-level="3"><draw:frame draw:style-name="fr1" draw:name="Bild106" text:anchor-type="paragraph" svg:y="0.513cm" svg:width="2.78cm" svg:height="1.371cm" draw:z-index="105"><draw:image xlink:href="Pictures/10000201000000A400000051319E62CFDDEA898C.png" xlink:type="simple" xlink:show="embed" xlink:actuate="onLoad" draw:mime-type="image/png"/></draw:frame><text:bookmark-start text:name="__RefHeading___Toc3562_4962050551"/>Mapping<text:bookmark-end text:name="__RefHeading___Toc3562_4962050551"/></text:h>
      <text:p text:style-name="P105">The mapping type. Linear or Curve.</text:p>
      <text:h text:style-name="P215" text:outline-level="3"><text:bookmark-start text:name="__RefHeading___Toc3564_4962050551"/>Invert<text:bookmark-end text:name="__RefHeading___Toc3564_4962050551"/></text:h>
      <text:p text:style-name="P105">Inverts the values.</text:p>
      <text:h text:style-name="P219" text:outline-level="3"><text:bookmark-start text:name="__RefHeading___Toc3760_496205055"/><text:span text:style-name="T23">Value</text:span> Min and <text:span text:style-name="T23">Value</text:span> Max<text:bookmark-end text:name="__RefHeading___Toc3760_496205055"/></text:h>
      <text:p text:style-name="P95">The minimum and maximum<text:span text:style-name="T49"> output</text:span> <text:span text:style-name="T49">value of the mapping</text:span>. These values are in scene units.</text:p>
      <text:p text:style-name="P143"/>
      <text:h text:style-name="P184" text:outline-level="2"><draw:frame draw:style-name="fr1" draw:name="Bild99" text:anchor-type="paragraph" svg:y="0.626cm" svg:width="5.11cm" svg:height="3.23cm" draw:z-index="98"><draw:image xlink:href="Pictures/100002010000012E000000BF2525B2C1B0E5137F.png" xlink:type="simple" xlink:show="embed" xlink:actuate="onLoad" draw:mime-type="image/png"/></draw:frame><text:bookmark-start text:name="__RefHeading___Toc3566_4962050551"/>Noise<text:bookmark-end text:name="__RefHeading___Toc3566_4962050551"/></text:h>
      <text:p text:style-name="P101">Uses a noise based pseudo random number generator to add some variation along the stroke.</text:p>
      <text:h text:style-name="P215" text:outline-level="3"><text:bookmark-start text:name="__RefHeading___Toc3568_4962050551"/>Blend Mode<text:bookmark-end text:name="__RefHeading___Toc3568_4962050551"/></text:h>
      <text:p text:style-name="P72">The color blend mode<text:span text:style-name="T39">.</text:span></text:p>
      <text:h text:style-name="P215" text:outline-level="3"><text:bookmark-start text:name="__RefHeading___Toc4279_3982235711111121"/>Influence<text:bookmark-end text:name="__RefHeading___Toc4279_3982235711111121"/></text:h>
      <text:p text:style-name="P83">The influence of the modifier.</text:p>
      <text:h text:style-name="P215" text:outline-level="3"><text:bookmark-start text:name="__RefHeading___Toc3570_4962050551"/><text:soft-page-break/>Amplitude<text:bookmark-end text:name="__RefHeading___Toc3570_4962050551"/></text:h>
      <text:p text:style-name="P83">The maximum value of the noise. A higher amplitude means a less transparent (more solid) stroke.</text:p>
      <text:h text:style-name="P215" text:outline-level="3"><text:bookmark-start text:name="__RefHeading___Toc3572_4962050551"/>Period<text:bookmark-end text:name="__RefHeading___Toc3572_4962050551"/></text:h>
      <text:p text:style-name="P83">The period of the noise. This means how quickly the property value can change. A higher value means a more smoothly changing color along the stroke.</text:p>
      <text:h text:style-name="P215" text:outline-level="3"><text:bookmark-start text:name="__RefHeading___Toc3574_4962050551"/>Seed<text:bookmark-end text:name="__RefHeading___Toc3574_4962050551"/></text:h>
      <text:p text:style-name="P83">Seed used by the pseudo-random number generator.</text:p>
      <text:h text:style-name="P220" text:outline-level="3"><text:bookmark-start text:name="__RefHeading___Toc3576_4962050551"/>Asymetric<text:bookmark-end text:name="__RefHeading___Toc3576_4962050551"/></text:h>
      <text:p text:style-name="P126">Assign the thickness asymetrical at both sides of the stroke.</text:p>
      <text:p text:style-name="Horizontal_20_Line"/>
      <text:p text:style-name="P127"/>
      <text:h text:style-name="P187" text:outline-level="2"><draw:frame draw:style-name="fr1" draw:name="Bild100" text:anchor-type="paragraph" svg:y="0.626cm" svg:width="5.11cm" svg:height="3.39cm" draw:z-index="99"><draw:image xlink:href="Pictures/100002010000012E000000C8E63EF1C19AE7C773.png" xlink:type="simple" xlink:show="embed" xlink:actuate="onLoad" draw:mime-type="image/png"/></draw:frame><text:bookmark-start text:name="__RefHeading___Toc3580_4962050551"/>Tangent<text:bookmark-end text:name="__RefHeading___Toc3580_4962050551"/></text:h>
      <text:p text:style-name="P101">Modifies the base value on the traveling direction of the stroke, evaluated at the stroke’s vertices.</text:p>
      <text:h text:style-name="P215" text:outline-level="3"><text:bookmark-start text:name="__RefHeading___Toc3582_4962050551"/>Blend Mode<text:bookmark-end text:name="__RefHeading___Toc3582_4962050551"/></text:h>
      <text:p text:style-name="P72">The color blend mode<text:span text:style-name="T39">.</text:span></text:p>
      <text:h text:style-name="P215" text:outline-level="3"><text:bookmark-start text:name="__RefHeading___Toc4279_39822357111111111"/>Influence<text:bookmark-end text:name="__RefHeading___Toc4279_39822357111111111"/></text:h>
      <text:p text:style-name="P83">The influence of the modifier.</text:p>
      <text:h text:style-name="P219" text:outline-level="3"><text:bookmark-start text:name="__RefHeading___Toc3762_496205055"/><text:span text:style-name="T22">Thickness</text:span> Min / Max<text:bookmark-end text:name="__RefHeading___Toc3762_496205055"/></text:h>
      <text:p text:style-name="P85">The minimum and maximum <text:span text:style-name="T48">thickness</text:span>.</text:p>
      <text:h text:style-name="P215" text:outline-level="3"><draw:frame draw:style-name="fr1" draw:name="Bild108" text:anchor-type="paragraph" svg:y="0.513cm" svg:width="2.78cm" svg:height="1.371cm" draw:z-index="106"><draw:image xlink:href="Pictures/10000201000000A400000051319E62CFDDEA898C.png" xlink:type="simple" xlink:show="embed" xlink:actuate="onLoad" draw:mime-type="image/png"/></draw:frame><text:bookmark-start text:name="__RefHeading___Toc3584_4962050551"/>Mapping<text:bookmark-end text:name="__RefHeading___Toc3584_4962050551"/></text:h>
      <text:p text:style-name="P105">The mapping type. Linear or Curve.</text:p>
      <text:h text:style-name="P215" text:outline-level="3"><text:bookmark-start text:name="__RefHeading___Toc3586_4962050551"/>Invert<text:bookmark-end text:name="__RefHeading___Toc3586_4962050551"/></text:h>
      <text:p text:style-name="P105">Inverts the values.</text:p>
      <text:p text:style-name="P109"/>
      <table:table table:name="Tabelle19" table:style-name="Tabelle19">
        <table:table-column table:style-name="Tabelle19.A"/>
        <table:table-row table:style-name="TableLine1786662960064">
          <table:table-cell table:style-name="Tabelle19.A1" office:value-type="string">
            <text:h text:style-name="P169" text:outline-level="1"><text:bookmark-start text:name="__RefHeading___Toc3514_49620505511"/>Freestyle <text:span text:style-name="T51">Geometry</text:span><text:bookmark-end text:name="__RefHeading___Toc3514_49620505511"/></text:h>
          </table:table-cell>
        </table:table-row>
      </table:table>
      <text:p text:style-name="Text_20_body"><draw:frame draw:style-name="fr1" draw:name="Bild107" text:anchor-type="paragraph" svg:y="0.513cm" svg:width="5.159cm" svg:height="2.54cm" draw:z-index="110"><draw:image xlink:href="Pictures/10000201000001310000009605907B22D36C9A50.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10">The modifier Sampling is on by default.</text:p>
      <table:table table:name="Tabelle20" table:style-name="Tabelle20">
        <table:table-column table:style-name="Tabelle20.A"/>
        <text:soft-page-break/>
        <table:table-row table:style-name="TableLine1786662960880">
          <table:table-cell table:style-name="Tabelle20.A1" office:value-type="string">
            <text:h text:style-name="P169" text:outline-level="1"><text:bookmark-start text:name="__RefHeading___Toc5534_2675936998"/>Freestyle <text:span text:style-name="T51">Geometry Modifiers</text:span><text:bookmark-end text:name="__RefHeading___Toc5534_2675936998"/></text:h>
          </table:table-cell>
        </table:table-row>
      </table:table>
      <text:p text:style-name="P13"/>
      <text:h text:style-name="Heading_20_2" text:outline-level="2"><draw:frame draw:style-name="fr1" draw:name="Bild112" text:anchor-type="paragraph" svg:y="0.513cm" svg:width="5.129cm" svg:height="2.379cm" draw:z-index="111"><draw:image xlink:href="Pictures/100002010000012F0000008D98C3725DB55E13A1.png" xlink:type="simple" xlink:show="embed" xlink:actuate="onLoad" draw:mime-type="image/png"/></draw:frame><text:bookmark-start text:name="__RefHeading___Toc5536_2675936998"/>2D Offset<text:bookmark-end text:name="__RefHeading___Toc5536_2675936998"/></text:h>
      <text:p text:style-name="P110">Offset the stroke vertices from its original position.</text:p>
      <text:h text:style-name="Heading_20_3" text:outline-level="3"><text:bookmark-start text:name="__RefHeading___Toc5538_2675936998"/>Start / End<text:bookmark-end text:name="__RefHeading___Toc5538_2675936998"/></text:h>
      <text:p text:style-name="P110">The start and end of the offset relative to the stroke.</text:p>
      <text:h text:style-name="Heading_20_3" text:outline-level="3"><text:bookmark-start text:name="__RefHeading___Toc5540_2675936998"/>X / Y<text:bookmark-end text:name="__RefHeading___Toc5540_2675936998"/></text:h>
      <text:p text:style-name="P110">The offset amount along X and Y axis of the stroke vertices.</text:p>
      <text:p text:style-name="Horizontal_20_Line"/>
      <text:p text:style-name="P13"/>
      <text:h text:style-name="P203" text:outline-level="2"><draw:frame draw:style-name="fr1" draw:name="Bild113" text:anchor-type="paragraph" svg:y="0.513cm" svg:width="5.129cm" svg:height="2.499cm" draw:z-index="112"><draw:image xlink:href="Pictures/100002010000012F00000094B8C738A0DC1881C3.png" xlink:type="simple" xlink:show="embed" xlink:actuate="onLoad" draw:mime-type="image/png"/></draw:frame><text:bookmark-start text:name="__RefHeading___Toc5542_2675936998"/>2D <text:span text:style-name="T19">Transform</text:span><text:bookmark-end text:name="__RefHeading___Toc5542_2675936998"/></text:h>
      <text:p text:style-name="P110">Scale the stroke.</text:p>
      <text:h text:style-name="Heading_20_3" text:outline-level="3"><text:bookmark-start text:name="__RefHeading___Toc5580_2675936998"/>Pivot<text:bookmark-end text:name="__RefHeading___Toc5580_2675936998"/></text:h>
      <text:p text:style-name="P113">What center point to use for the scaling.</text:p>
      <text:h text:style-name="P224" text:outline-level="3"><text:bookmark-start text:name="__RefHeading___Toc5546_2675936998"/><text:span text:style-name="T52">Scale </text:span>X / Y<text:bookmark-end text:name="__RefHeading___Toc5546_2675936998"/></text:h>
      <text:p text:style-name="P110">The <text:span text:style-name="T52">scale</text:span> amount along X and Y<text:span text:style-name="T52">.</text:span></text:p>
      <text:h text:style-name="Heading_20_3" text:outline-level="3"><text:bookmark-start text:name="__RefHeading___Toc5582_2675936998"/>Rotation Angle<text:bookmark-end text:name="__RefHeading___Toc5582_2675936998"/></text:h>
      <text:p text:style-name="P113">Rotate the stroke</text:p>
      <text:p text:style-name="P144"/>
      <text:h text:style-name="P189" text:outline-level="2"><draw:frame draw:style-name="fr1" draw:name="Bild114" text:anchor-type="paragraph" svg:y="0.513cm" svg:width="5.151cm" svg:height="1.229cm" draw:z-index="113"><draw:image xlink:href="Pictures/1000020100000130000000491B0AE6098A83D47A.png" xlink:type="simple" xlink:show="embed" xlink:actuate="onLoad" draw:mime-type="image/png"/></draw:frame><text:bookmark-start text:name="__RefHeading___Toc5584_2675936998"/><text:span text:style-name="T51">B</text:span>ackbone Stretcher<text:bookmark-end text:name="__RefHeading___Toc5584_2675936998"/></text:h>
      <text:p text:style-name="P111"><text:span text:style-name="T52">Stretch</text:span> the stroke.</text:p>
      <text:h text:style-name="P221" text:outline-level="3"><text:bookmark-start text:name="__RefHeading___Toc5586_2675936998"/>Backbone Length<text:bookmark-end text:name="__RefHeading___Toc5586_2675936998"/></text:h>
      <text:p text:style-name="P113">Amount of backbone stretching.</text:p>
      <text:p text:style-name="Horizontal_20_Line"/>
      <text:h text:style-name="P189" text:outline-level="2"><draw:frame draw:style-name="fr1" draw:name="Bild115" text:anchor-type="paragraph" svg:y="0.513cm" svg:width="5.151cm" svg:height="1.251cm" draw:z-index="114"><draw:image xlink:href="Pictures/10000201000001300000004AA91EF289AA172469.png" xlink:type="simple" xlink:show="embed" xlink:actuate="onLoad" draw:mime-type="image/png"/></draw:frame><text:bookmark-start text:name="__RefHeading___Toc5588_2675936998"/>Bezier Curve<text:bookmark-end text:name="__RefHeading___Toc5588_2675936998"/></text:h>
      <text:p text:style-name="P113">Turn the stroke into a bezier curve.</text:p>
      <text:h text:style-name="P221" text:outline-level="3"><text:bookmark-start text:name="__RefHeading___Toc5590_2675936998"/>Error<text:bookmark-end text:name="__RefHeading___Toc5590_2675936998"/></text:h>
      <text:p text:style-name="P113">The maximal allowed distance between the new bezier curve and the original backbone geometry.</text:p>
      <text:p text:style-name="P145"/>
      <text:h text:style-name="P189" text:outline-level="2"><draw:frame draw:style-name="fr1" draw:name="Bild116" text:anchor-type="paragraph" svg:y="0.513cm" svg:width="5.151cm" svg:height="2.521cm" draw:z-index="115"><draw:image xlink:href="Pictures/100002010000013000000095009A62B08B65155C.png" xlink:type="simple" xlink:show="embed" xlink:actuate="onLoad" draw:mime-type="image/png"/></draw:frame><text:bookmark-start text:name="__RefHeading___Toc5592_2675936998"/><text:soft-page-break/>Blueprint<text:bookmark-end text:name="__RefHeading___Toc5592_2675936998"/></text:h>
      <text:p text:style-name="P113">Turn the strokes into a blueprint<text:span text:style-name="T53">/cad like</text:span> style stroke.</text:p>
      <text:h text:style-name="P221" text:outline-level="3"><text:bookmark-start text:name="__RefHeading___Toc5594_2675936998"/>Shape<text:bookmark-end text:name="__RefHeading___Toc5594_2675936998"/></text:h>
      <text:p text:style-name="P113">The shape of the blueprint contour strokes.</text:p>
      <text:h text:style-name="Heading_20_3" text:outline-level="3"><text:bookmark-start text:name="__RefHeading___Toc5596_2675936998"/>Rounds<text:bookmark-end text:name="__RefHeading___Toc5596_2675936998"/></text:h>
      <text:p text:style-name="P113">Number of rounds in contour strokes.</text:p>
      <text:h text:style-name="Heading_20_3" text:outline-level="3"><text:bookmark-start text:name="__RefHeading___Toc5598_2675936998"/>Random Radius<text:bookmark-end text:name="__RefHeading___Toc5598_2675936998"/></text:h>
      <text:p text:style-name="P113">Randomness of the radius.</text:p>
      <text:h text:style-name="Heading_20_3" text:outline-level="3"><text:bookmark-start text:name="__RefHeading___Toc5600_2675936998"/>Center<text:bookmark-end text:name="__RefHeading___Toc5600_2675936998"/></text:h>
      <text:p text:style-name="P113">Randomness of the center.</text:p>
      <text:p text:style-name="P146"/>
      <text:h text:style-name="P190" text:outline-level="2"><draw:frame draw:style-name="fr1" draw:name="Bild117" text:anchor-type="paragraph" svg:y="0.513cm" svg:width="5.151cm" svg:height="1.229cm" draw:z-index="116"><draw:image xlink:href="Pictures/100002010000013000000049AB38A8FDDEDF9485.png" xlink:type="simple" xlink:show="embed" xlink:actuate="onLoad" draw:mime-type="image/png"/></draw:frame><text:bookmark-start text:name="__RefHeading___Toc5602_2675936998"/>Guiding Lines<text:bookmark-end text:name="__RefHeading___Toc5602_2675936998"/></text:h>
      <text:p text:style-name="P116">Replaces a stroke by straight lines that connects both of its ends.</text:p>
      <text:h text:style-name="P225" text:outline-level="3"><text:bookmark-start text:name="__RefHeading___Toc5604_2675936998"/>Offset<text:bookmark-end text:name="__RefHeading___Toc5604_2675936998"/></text:h>
      <text:p text:style-name="P117"><text:span text:style-name="T53">Add an offset to the</text:span> the start and end points along the original stroke, before generating the new straight one.</text:p>
      <text:p text:style-name="Horizontal_20_Line"/>
      <text:h text:style-name="P190" text:outline-level="2"><draw:frame draw:style-name="fr1" draw:name="Bild118" text:anchor-type="paragraph" svg:y="0.513cm" svg:width="5.129cm" svg:height="2.709cm" draw:z-index="117"><draw:image xlink:href="Pictures/100002010000012F000000A0A8859DE0D1BC2705.png" xlink:type="simple" xlink:show="embed" xlink:actuate="onLoad" draw:mime-type="image/png"/></draw:frame><text:bookmark-start text:name="__RefHeading___Toc5606_2675936998"/>Perlin Noise 1D<text:bookmark-end text:name="__RefHeading___Toc5606_2675936998"/></text:h>
      <text:p text:style-name="P114"><text:span text:style-name="T53">A</text:span>dds one-dimensional Perlin noise to the stroke. <text:span text:style-name="T53"><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14">How dense the noise is (kind of a scale factor along the stroke).</text:p>
      <text:h text:style-name="Heading_20_3" text:outline-level="3"><text:bookmark-start text:name="__RefHeading___Toc5610_2675936998"/>Amplitude<text:bookmark-end text:name="__RefHeading___Toc5610_2675936998"/></text:h>
      <text:p text:style-name="P114">How much the noise distorts the stroke in the Angle direction.</text:p>
      <text:h text:style-name="Heading_20_3" text:outline-level="3"><text:bookmark-start text:name="__RefHeading___Toc5612_2675936998"/>Seed<text:bookmark-end text:name="__RefHeading___Toc5612_2675936998"/></text:h>
      <text:p text:style-name="P114">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14">The “level of detail” of the noise.</text:p>
      <text:h text:style-name="Heading_20_3" text:outline-level="3"><text:bookmark-start text:name="__RefHeading___Toc5616_2675936998"/><text:soft-page-break/>Angle<text:bookmark-end text:name="__RefHeading___Toc5616_2675936998"/></text:h>
      <text:p text:style-name="P114">In which direction the noise is applied (0.0 is fully horizontal).</text:p>
      <text:p text:style-name="Horizontal_20_Line"/>
      <text:h text:style-name="P191" text:outline-level="2"><draw:frame draw:style-name="fr1" draw:name="Bild119" text:anchor-type="paragraph" svg:y="0.513cm" svg:width="5.129cm" svg:height="2.709cm" draw:z-index="118"><draw:image xlink:href="Pictures/100002010000012F000000A0A8859DE0D1BC2705.png" xlink:type="simple" xlink:show="embed" xlink:actuate="onLoad" draw:mime-type="image/png"/></draw:frame><text:bookmark-start text:name="__RefHeading___Toc5618_2675936998"/>Perlin Noise <text:span text:style-name="T54">2</text:span>D<text:bookmark-end text:name="__RefHeading___Toc5618_2675936998"/></text:h>
      <text:p text:style-name="P115"><text:span text:style-name="T53">A</text:span>dds one-dimensional Perlin noise to the stroke. <text:span text:style-name="T53"><text:s/></text:span><text:span text:style-name="T54">Different to the Perlin Noise 1D modifier t</text:span><text:span text:style-name="T53">he modifier generates noisy displacements using 2D coordinates of stroke vertices as the input of the noise generator.</text:span></text:p>
      <text:h text:style-name="P226" text:outline-level="3"><text:bookmark-start text:name="__RefHeading___Toc5620_2675936998"/>Frequency<text:bookmark-end text:name="__RefHeading___Toc5620_2675936998"/></text:h>
      <text:p text:style-name="P115">How dense the noise is (kind of a scale factor along the stroke).</text:p>
      <text:h text:style-name="P226" text:outline-level="3"><text:bookmark-start text:name="__RefHeading___Toc5622_2675936998"/>Amplitude<text:bookmark-end text:name="__RefHeading___Toc5622_2675936998"/></text:h>
      <text:p text:style-name="P115">How much the noise distorts the stroke in the Angle direction.</text:p>
      <text:h text:style-name="P226" text:outline-level="3"><text:bookmark-start text:name="__RefHeading___Toc5624_2675936998"/>Seed<text:bookmark-end text:name="__RefHeading___Toc5624_2675936998"/></text:h>
      <text:p text:style-name="P115">The seed of the random generator (the same seed over a stroke will always give the same result).</text:p>
      <text:h text:style-name="P226" text:outline-level="3"><text:bookmark-start text:name="__RefHeading___Toc5626_2675936998"/>Octaves<text:bookmark-end text:name="__RefHeading___Toc5626_2675936998"/></text:h>
      <text:p text:style-name="P115">The “level of detail” of the noise.</text:p>
      <text:h text:style-name="P226" text:outline-level="3"><text:bookmark-start text:name="__RefHeading___Toc5628_2675936998"/>Angle<text:bookmark-end text:name="__RefHeading___Toc5628_2675936998"/></text:h>
      <text:p text:style-name="P115">In which direction the noise is applied (0.0 is fully horizontal).</text:p>
      <text:p text:style-name="Horizontal_20_Line"/>
      <text:h text:style-name="P192" text:outline-level="2"><draw:frame draw:style-name="fr1" draw:name="Bild120" text:anchor-type="paragraph" svg:y="0.513cm" svg:width="5.129cm" svg:height="1.251cm" draw:z-index="119"><draw:image xlink:href="Pictures/100002010000012F0000004A77E052FB05FF9ACD.png" xlink:type="simple" xlink:show="embed" xlink:actuate="onLoad" draw:mime-type="image/png"/></draw:frame><text:bookmark-start text:name="__RefHeading___Toc5630_2675936998"/>Polygonization<text:bookmark-end text:name="__RefHeading___Toc5630_2675936998"/></text:h>
      <text:p text:style-name="P119">Simplify the stroke.</text:p>
      <text:h text:style-name="P222" text:outline-level="3"><text:bookmark-start text:name="__RefHeading___Toc5632_2675936998"/>Error<text:bookmark-end text:name="__RefHeading___Toc5632_2675936998"/></text:h>
      <text:p text:style-name="P119">The maximum distance allowed between the new simplified stroke and the orginal stroke.</text:p>
      <text:p text:style-name="P147"/>
      <text:h text:style-name="P192" text:outline-level="2"><draw:frame draw:style-name="fr1" draw:name="Bild121" text:anchor-type="paragraph" svg:y="0.513cm" svg:width="5.129cm" svg:height="1.229cm" draw:z-index="120"><draw:image xlink:href="Pictures/100002010000012F000000493E17EBDCFBF5C042.png" xlink:type="simple" xlink:show="embed" xlink:actuate="onLoad" draw:mime-type="image/png"/></draw:frame><text:bookmark-start text:name="__RefHeading___Toc5634_2675936998"/>Sampling<text:bookmark-end text:name="__RefHeading___Toc5634_2675936998"/></text:h>
      <text:p text:style-name="P119">Changes the definition and precision of the stroke for hte following modifiers.</text:p>
      <text:h text:style-name="P227" text:outline-level="3"><text:bookmark-start text:name="__RefHeading___Toc5636_2675936998"/>Sampling<text:bookmark-end text:name="__RefHeading___Toc5636_2675936998"/></text:h>
      <text:p text:style-name="P118">The smaller this value, the more precise are the strokes.<text:span text:style-name="T54"> The computation of smaller values needs more memory and time.</text:span></text:p>
      <text:p text:style-name="P148"/>
      <text:h text:style-name="P193" text:outline-level="2"><draw:frame draw:style-name="fr1" draw:name="Bild122" text:anchor-type="paragraph" svg:y="0.513cm" svg:width="5.151cm" svg:height="1.229cm" draw:z-index="121"><draw:image xlink:href="Pictures/100002010000013000000049630E0B268FF391B6.png" xlink:type="simple" xlink:show="embed" xlink:actuate="onLoad" draw:mime-type="image/png"/></draw:frame><text:bookmark-start text:name="__RefHeading___Toc5638_2675936998"/><text:soft-page-break/>Simplification<text:bookmark-end text:name="__RefHeading___Toc5638_2675936998"/></text:h>
      <text:p text:style-name="P120">Simplify the stroke<text:span text:style-name="T55"> by merging stroke vertices that are close to each other.</text:span></text:p>
      <text:h text:style-name="P223" text:outline-level="3"><text:bookmark-start text:name="__RefHeading___Toc5640_2675936998"/>Tolerance<text:bookmark-end text:name="__RefHeading___Toc5640_2675936998"/></text:h>
      <text:p text:style-name="P122">How close the vertices nees to be to each other to be merged.</text:p>
      <text:p text:style-name="Horizontal_20_Line"/>
      <text:h text:style-name="P193" text:outline-level="2"><draw:frame draw:style-name="fr1" draw:name="Bild123" text:anchor-type="paragraph" svg:y="0.513cm" svg:width="5.129cm" svg:height="2.05cm" draw:z-index="122"><draw:image xlink:href="Pictures/100002010000012F00000079B7153FCF7B8BC883.png" xlink:type="simple" xlink:show="embed" xlink:actuate="onLoad" draw:mime-type="image/png"/></draw:frame><text:bookmark-start text:name="__RefHeading___Toc5642_2675936998"/>Sinus Displacement<text:bookmark-end text:name="__RefHeading___Toc5642_2675936998"/></text:h>
      <text:p text:style-name="P122">Adds a sinusoidal displacement to the stroke.</text:p>
      <text:h text:style-name="Heading_20_3" text:outline-level="3"><text:bookmark-start text:name="__RefHeading___Toc5644_2675936998"/>Wavelength<text:bookmark-end text:name="__RefHeading___Toc5644_2675936998"/></text:h>
      <text:p text:style-name="P122">How wide the undulations are along the stroke.</text:p>
      <text:h text:style-name="Heading_20_3" text:outline-level="3"><text:bookmark-start text:name="__RefHeading___Toc5646_2675936998"/>Amplitude<text:bookmark-end text:name="__RefHeading___Toc5646_2675936998"/></text:h>
      <text:p text:style-name="P122">How high the undulations are across the stroke.</text:p>
      <text:h text:style-name="Heading_20_3" text:outline-level="3"><text:bookmark-start text:name="__RefHeading___Toc5648_2675936998"/>Phase<text:bookmark-end text:name="__RefHeading___Toc5648_2675936998"/></text:h>
      <text:p text:style-name="P122">Allows “offsetting” (“moving”) the undulations along the stroke.</text:p>
      <text:p text:style-name="P122">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194" text:outline-level="2"><draw:frame draw:style-name="fr1" draw:name="Bild124" text:anchor-type="paragraph" svg:y="0.513cm" svg:width="5.129cm" svg:height="2.731cm" draw:z-index="123"><draw:image xlink:href="Pictures/100002010000012F000000A1EF6A15FF47626960.png" xlink:type="simple" xlink:show="embed" xlink:actuate="onLoad" draw:mime-type="image/png"/></draw:frame><text:bookmark-start text:name="__RefHeading___Toc5650_2675936998"/>Spatial Noise<text:bookmark-end text:name="__RefHeading___Toc5650_2675936998"/></text:h>
      <text:p text:style-name="P123"><text:span text:style-name="T56">A</text:span>dds some spatial noise to the stroke. Spatial noise displacements are added in the normal direction<text:span text:style-name="T56"> of </text:span>each stroke vertex.</text:p>
      <text:h text:style-name="Heading_20_3" text:outline-level="3"><text:bookmark-start text:name="__RefHeading___Toc5652_2675936998"/>Amplitude<text:bookmark-end text:name="__RefHeading___Toc5652_2675936998"/></text:h>
      <text:p text:style-name="P123">How much the noise distorts the stroke.</text:p>
      <text:p text:style-name="P123"/>
      <text:h text:style-name="Heading_20_3" text:outline-level="3"><text:bookmark-start text:name="__RefHeading___Toc5654_2675936998"/>Scale<text:bookmark-end text:name="__RefHeading___Toc5654_2675936998"/></text:h>
      <text:p text:style-name="P123">How wide the noise is along the stroke.</text:p>
      <text:h text:style-name="Heading_20_3" text:outline-level="3"><text:bookmark-start text:name="__RefHeading___Toc5656_2675936998"/>Octaves<text:bookmark-end text:name="__RefHeading___Toc5656_2675936998"/></text:h>
      <text:p text:style-name="P123">The level of detail of the noise.</text:p>
      <text:h text:style-name="Heading_20_3" text:outline-level="3"><text:bookmark-start text:name="__RefHeading___Toc5658_2675936998"/><text:soft-page-break/>Smooth<text:bookmark-end text:name="__RefHeading___Toc5658_2675936998"/></text:h>
      <text:p text:style-name="P123">When enabled, apply some smoothing over the generated noise.</text:p>
      <text:h text:style-name="Heading_20_3" text:outline-level="3"><text:bookmark-start text:name="__RefHeading___Toc5660_2675936998"/>Pure Random<text:bookmark-end text:name="__RefHeading___Toc5660_2675936998"/></text:h>
      <text:p text:style-name="P124">The usual noise is not really random. Each value depends of the value before. So as a result is more a series of values. Which can lead to patterns. Pure random adds much more randomness to the strokes.</text:p>
      <text:p text:style-name="Horizontal_20_Line"/>
      <text:h text:style-name="P194" text:outline-level="2"><draw:frame draw:style-name="fr1" draw:name="Bild125" text:anchor-type="paragraph" svg:y="0.513cm" svg:width="5.151cm" svg:height="1.229cm" draw:z-index="124"><draw:image xlink:href="Pictures/10000201000001300000004949D2B94EE206420D.png" xlink:type="simple" xlink:show="embed" xlink:actuate="onLoad" draw:mime-type="image/png"/></draw:frame><text:bookmark-start text:name="__RefHeading___Toc5662_2675936998"/>Tip remover<text:bookmark-end text:name="__RefHeading___Toc5662_2675936998"/></text:h>
      <text:p text:style-name="P124">Removes a part of the stroke at the start and the end of a stroke</text:p>
      <text:h text:style-name="Heading_20_3" text:outline-level="3"><text:bookmark-start text:name="__RefHeading___Toc5664_2675936998"/>Tip Length<text:bookmark-end text:name="__RefHeading___Toc5664_2675936998"/></text:h>
      <text:p text:style-name="P124">The length of the stroke that you want to remove.</text:p>
      <text:p text:style-name="P121"/>
      <table:table table:name="Tabelle21" table:style-name="Tabelle21">
        <table:table-column table:style-name="Tabelle21.A"/>
        <table:table-row table:style-name="TableLine1786663495616">
          <table:table-cell table:style-name="Tabelle21.A1" office:value-type="string">
            <text:h text:style-name="P170" text:outline-level="1"><text:bookmark-start text:name="__RefHeading___Toc5671_2675936998"/>Freestyle Texture<text:bookmark-end text:name="__RefHeading___Toc5671_2675936998"/></text:h>
          </table:table-cell>
        </table:table-row>
      </table:table>
      <text:p text:style-name="P14"/>
      <text:p text:style-name="P125"><draw:frame draw:style-name="fr1" draw:name="Bild126" text:anchor-type="paragraph" svg:y="0.513cm" svg:width="5.151cm" svg:height="2.29cm" draw:z-index="125"><draw:image xlink:href="Pictures/100002010000013000000087805AD79C27C8D067.png" xlink:type="simple" xlink:show="embed" xlink:actuate="onLoad" draw:mime-type="image/png"/></draw:frame>You can use a texture for the freestyle lines. The texture is created and managed in the texture tab. The material is created and managed in the Shader editor. </text:p>
      <text:p text:style-name="P125">In this panel you just manage some settings for it</text:p>
      <text:h text:style-name="Heading_20_2" text:outline-level="2"><text:bookmark-start text:name="__RefHeading___Toc5673_2675936998"/>Use Nodes<text:bookmark-end text:name="__RefHeading___Toc5673_2675936998"/></text:h>
      <text:p text:style-name="P125">Use shader nodes for the line style.</text:p>
      <text:h text:style-name="Heading_20_2" text:outline-level="2"><text:bookmark-start text:name="__RefHeading___Toc5675_2675936998"/>Spacing along Stroke<text:bookmark-end text:name="__RefHeading___Toc5675_2675936998"/></text:h>
      <text:p text:style-name="P125">The spacing for textures along stroke length</text:p>
      <text:h text:style-name="Heading_20_2" text:outline-level="2"><text:bookmark-start text:name="__RefHeading___Toc5677_2675936998"/>Go to Linestyle Texture Properties<text:bookmark-end text:name="__RefHeading___Toc5677_2675936998"/></text:h>
      <text:p text:style-name="P125">Switch to the Texture Properties tab to create and manage the textu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4 Editors - Properties Editor - View Layer Properties Tab</text:p>
      </style:header>
      <style:footer>
        <text:p text:style-name="MP2"><text:page-number text:select-page="current">5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4H5M33S</meta:editing-duration>
    <meta:editing-cycles>90</meta:editing-cycles>
    <meta:generator>LibreOffice/7.0.4.2$Windows_X86_64 LibreOffice_project/dcf040e67528d9187c66b2379df5ea4407429775</meta:generator>
    <dc:date>2022-04-03T12:49:52.571000000</dc:date>
    <meta:document-statistic meta:table-count="21" meta:image-count="128" meta:object-count="0" meta:page-count="51" meta:paragraph-count="1381" meta:word-count="7092" meta:character-count="40047" meta:non-whitespace-character-count="34305"/>
    <meta:template xlink:type="simple" xlink:actuate="onRequest" xlink:title="standard1cm" xlink:href="../../../../AppData/Roaming/LibreOffice/4/user/template/standard1cm.ott" meta:date="2016-03-29T10:11:56.570000000"/>
  </office:meta>
</office:document-meta>
</file>